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3.119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4" table:default-cell-style-name="ce2"/>
        <table:table-column table:style-name="co2" table:number-columns-repeated="3" table:default-cell-style-name="ce3"/>
        <table:table-column table:style-name="co1" table:default-cell-style-name="ce2"/>
        <table:table-column table:style-name="co3" table:default-cell-style-name="ce3"/>
        <table:table-column table:style-name="co3" table:number-columns-repeated="2" table:default-cell-style-name="ce2"/>
        <table:table-column table:style-name="co3" table:default-cell-style-name="ce3"/>
        <table:table-column table:style-name="co3" table:number-columns-repeated="2" table:default-cell-style-name="ce2"/>
        <table:table-column table:style-name="co3" table:default-cell-style-name="ce3"/>
        <table:table-column table:style-name="co3" table:default-cell-style-name="ce2"/>
        <table:table-column table:style-name="co1" table:number-columns-repeated="998" table:default-cell-style-name="ce2"/>
        <table:table-row table:style-name="ro1">
          <table:table-cell table:style-name="ce1" office:value-type="string">
            <text:p>B : </text:p>
          </table:table-cell>
          <table:table-cell table:style-name="ce3" table:formula="of:=1/3" office:value-type="float" office:value="0.333333333333333">
            <text:p>0,3333</text:p>
          </table:table-cell>
          <table:table-cell table:style-name="ce1" office:value-type="string">
            <text:p>C : </text:p>
          </table:table-cell>
          <table:table-cell table:style-name="ce3" table:formula="of:=1/3" office:value-type="float" office:value="0.333333333333333">
            <text:p>0,3333</text:p>
          </table:table-cell>
          <table:table-cell table:style-name="ce3"/>
          <table:table-cell office:value-type="string">
            <text:p>Mitchell x &lt; 1</text:p>
          </table:table-cell>
          <table:table-cell table:number-columns-repeated="6"/>
          <table:table-cell office:value-type="string">
            <text:p>Mitchell 1&lt;= x &lt; 2</text:p>
          </table:table-cell>
          <table:table-cell/>
          <table:table-cell office:value-type="string">
            <text:p>Mitchell Brut</text:p>
          </table:table-cell>
          <table:table-cell office:value-type="string">
            <text:p>Mitchell Positif</text:p>
          </table:table-cell>
          <table:table-cell office:value-type="string">
            <text:p>Mitchel normalisé</text:p>
          </table:table-cell>
          <table:table-cell/>
          <table:table-cell office:value-type="string">
            <text:p>Test 1</text:p>
          </table:table-cell>
          <table:table-cell table:number-columns-repeated="2"/>
          <table:table-cell office:value-type="string">
            <text:p>Test 2</text:p>
          </table:table-cell>
          <table:table-cell table:number-columns-repeated="2"/>
          <table:table-cell office:value-type="string">
            <text:p>Test 3</text:p>
          </table:table-cell>
          <table:table-cell table:number-columns-repeated="999"/>
        </table:table-row>
        <table:table-row table:style-name="ro2">
          <table:table-cell table:formula="of:=0" office:value-type="float" office:value="0">
            <text:p>0,0000</text:p>
          </table:table-cell>
          <table:table-cell table:formula="of:=(12-9*[.$B$1]-6*[.$D$1])*ABS([.$A2])^3" office:value-type="float" office:value="0">
            <text:p>0,0000</text:p>
          </table:table-cell>
          <table:table-cell table:formula="of:=(-18+12*[.$B$1]+6*[.$D$1])*ABS([.$A2])^2" office:value-type="float" office:value="-0">
            <text:p>0,00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]+[.C2]+[.D2]+[.E2])/6" office:value-type="float" office:value="0.888888888888889">
            <text:p>0,8889</text:p>
          </table:table-cell>
          <table:table-cell/>
          <table:table-cell table:formula="of:=(-[.$B$1]-6*[.$D$1])*ABS([.$A2])^3" office:value-type="float" office:value="-0">
            <text:p>0,0000</text:p>
          </table:table-cell>
          <table:table-cell table:formula="of:=(6*[.$B$1]+30*[.$D$1])*ABS([.$A2])^2" office:value-type="float" office:value="0">
            <text:p>0,0000</text:p>
          </table:table-cell>
          <table:table-cell table:formula="of:=(-12*[.$B$1]-48*[.$D$1])*ABS([.$A2])^2" office:value-type="float" office:value="-0">
            <text:p>0,0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]+[.I2]+[.J2]+[.K2])/6" office:value-type="float" office:value="1.77777777777778">
            <text:p>1,7778</text:p>
          </table:table-cell>
          <table:table-cell/>
          <table:table-cell table:formula="of:=[.F2]" office:value-type="float" office:value="0.888888888888889">
            <text:p>0,8889</text:p>
          </table:table-cell>
          <table:table-cell table:formula="of:=[.O2]-[.$O$81]" office:value-type="float" office:value="7.3078411458333">
            <text:p>7,3078</text:p>
          </table:table-cell>
          <table:table-cell table:formula="of:=[.P2]/[.$P$83]" office:value-type="float" office:value="0.0171477556094487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2]*[.$Q2]" office:value-type="float" office:value="0.0171477556094487">
            <text:p>0,0171</text:p>
          </table:table-cell>
          <table:table-cell/>
          <table:table-cell table:formula="of:=1" office:value-type="float" office:value="1">
            <text:p>1,0000</text:p>
          </table:table-cell>
          <table:table-cell table:formula="of:=[.V2]*[.$Q2]" office:value-type="float" office:value="0.0171477556094487">
            <text:p>0,0171</text:p>
          </table:table-cell>
          <table:table-cell/>
          <table:table-cell table:formula="of:=0" office:value-type="float" office:value="0">
            <text:p>0,0000</text:p>
          </table:table-cell>
          <table:table-cell table:formula="of:=[.Y2]*[.$Q2]" office:value-type="float" office:value="0">
            <text:p>0,0000</text:p>
          </table:table-cell>
          <table:table-cell/>
          <table:table-cell>
            <draw:frame table:end-cell-address="Feuille1.AL17" table:end-x="2.166cm" table:end-y="0.405cm" draw:z-index="0" draw:style-name="gr1" svg:width="24.6cm" svg:height="6.752cm" svg:x="0.148cm" svg:y="0.427cm">
              <draw:object draw:notify-on-update-of-ranges="Feuille1.A2:Feuille1.A81 Feuille1.P2:Feuille1.P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6"/>
        </table:table-row>
        <table:table-row table:style-name="ro2">
          <table:table-cell table:formula="of:=[.A2]+0.025" office:value-type="float" office:value="0.025">
            <text:p>0,0250</text:p>
          </table:table-cell>
          <table:table-cell table:formula="of:=(12-9*[.$B$1]-6*[.$D$1])*ABS([.$A3])^3" office:value-type="float" office:value="0.000109375">
            <text:p>0,0001</text:p>
          </table:table-cell>
          <table:table-cell table:formula="of:=(-18+12*[.$B$1]+6*[.$D$1])*ABS([.$A3])^2" office:value-type="float" office:value="-0.0075">
            <text:p>-0,0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]+[.C3]+[.D3]+[.E3])/6" office:value-type="float" office:value="0.887657118055556">
            <text:p>0,8877</text:p>
          </table:table-cell>
          <table:table-cell/>
          <table:table-cell table:formula="of:=(-[.$B$1]-6*[.$D$1])*ABS([.$A3])^3" office:value-type="float" office:value="-0.0000364583333333333">
            <text:p>0,0000</text:p>
          </table:table-cell>
          <table:table-cell table:formula="of:=(6*[.$B$1]+30*[.$D$1])*ABS([.$A3])^2" office:value-type="float" office:value="0.0075">
            <text:p>0,0075</text:p>
          </table:table-cell>
          <table:table-cell table:formula="of:=(-12*[.$B$1]-48*[.$D$1])*ABS([.$A3])^2" office:value-type="float" office:value="-0.0125">
            <text:p>-0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]+[.I3]+[.J3]+[.K3])/6" office:value-type="float" office:value="1.77693836805556">
            <text:p>1,7769</text:p>
          </table:table-cell>
          <table:table-cell/>
          <table:table-cell table:formula="of:=[.F3]" office:value-type="float" office:value="0.887657118055556">
            <text:p>0,8877</text:p>
          </table:table-cell>
          <table:table-cell table:formula="of:=[.O3]-[.$O$81]" office:value-type="float" office:value="7.30660937499997">
            <text:p>7,3066</text:p>
          </table:table-cell>
          <table:table-cell table:formula="of:=[.P3]/[.$P$83]" office:value-type="float" office:value="0.0171448652749716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3]*[.Q3]" office:value-type="float" office:value="0.0171448652749716">
            <text:p>0,0171</text:p>
          </table:table-cell>
          <table:table-cell/>
          <table:table-cell table:formula="of:=[.V2]-1/79" office:value-type="float" office:value="0.987341772151899">
            <text:p>0,9873</text:p>
          </table:table-cell>
          <table:table-cell table:formula="of:=[.V3]*[.$Q3]" office:value-type="float" office:value="0.0169278416638961">
            <text:p>0,0169</text:p>
          </table:table-cell>
          <table:table-cell/>
          <table:table-cell table:formula="of:=[.Y2]+1/79" office:value-type="float" office:value="0.0126582278481013">
            <text:p>0,0127</text:p>
          </table:table-cell>
          <table:table-cell table:formula="of:=[.Y3]*[.$Q3]" office:value-type="float" office:value="0.00021702361107559">
            <text:p>0,0002</text:p>
          </table:table-cell>
          <table:table-cell table:number-columns-repeated="998"/>
        </table:table-row>
        <table:table-row table:style-name="ro2">
          <table:table-cell table:formula="of:=[.A3]+0.025" office:value-type="float" office:value="0.05">
            <text:p>0,0500</text:p>
          </table:table-cell>
          <table:table-cell table:formula="of:=(12-9*[.$B$1]-6*[.$D$1])*ABS([.$A4])^3" office:value-type="float" office:value="0.000875">
            <text:p>0,0009</text:p>
          </table:table-cell>
          <table:table-cell table:formula="of:=(-18+12*[.$B$1]+6*[.$D$1])*ABS([.$A4])^2" office:value-type="float" office:value="-0.03">
            <text:p>-0,0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]+[.C4]+[.D4]+[.E4])/6" office:value-type="float" office:value="0.884034722222222">
            <text:p>0,8840</text:p>
          </table:table-cell>
          <table:table-cell/>
          <table:table-cell table:formula="of:=(-[.$B$1]-6*[.$D$1])*ABS([.$A4])^3" office:value-type="float" office:value="-0.000291666666666667">
            <text:p>-0,0003</text:p>
          </table:table-cell>
          <table:table-cell table:formula="of:=(6*[.$B$1]+30*[.$D$1])*ABS([.$A4])^2" office:value-type="float" office:value="0.03">
            <text:p>0,0300</text:p>
          </table:table-cell>
          <table:table-cell table:formula="of:=(-12*[.$B$1]-48*[.$D$1])*ABS([.$A4])^2" office:value-type="float" office:value="-0.05">
            <text:p>-0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]+[.I4]+[.J4]+[.K4])/6" office:value-type="float" office:value="1.77439583333333">
            <text:p>1,7744</text:p>
          </table:table-cell>
          <table:table-cell/>
          <table:table-cell table:formula="of:=[.F4]" office:value-type="float" office:value="0.884034722222222">
            <text:p>0,8840</text:p>
          </table:table-cell>
          <table:table-cell table:formula="of:=[.O4]-[.$O$81]" office:value-type="float" office:value="7.30298697916664">
            <text:p>7,3030</text:p>
          </table:table-cell>
          <table:table-cell table:formula="of:=[.P4]/[.$P$83]" office:value-type="float" office:value="0.0171363653695644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4]*[.Q4]" office:value-type="float" office:value="0.0171363653695644">
            <text:p>0,0171</text:p>
          </table:table-cell>
          <table:table-cell/>
          <table:table-cell table:formula="of:=[.V3]-1/79" office:value-type="float" office:value="0.974683544303798">
            <text:p>0,9747</text:p>
          </table:table-cell>
          <table:table-cell table:formula="of:=[.V4]*[.$Q4]" office:value-type="float" office:value="0.0167025333348919">
            <text:p>0,0167</text:p>
          </table:table-cell>
          <table:table-cell/>
          <table:table-cell table:formula="of:=[.Y3]+1/79" office:value-type="float" office:value="0.0253164556962025">
            <text:p>0,0253</text:p>
          </table:table-cell>
          <table:table-cell table:formula="of:=[.Y4]*[.$Q4]" office:value-type="float" office:value="0.000433832034672517">
            <text:p>0,0004</text:p>
          </table:table-cell>
          <table:table-cell table:number-columns-repeated="998"/>
        </table:table-row>
        <table:table-row table:style-name="ro2">
          <table:table-cell table:formula="of:=[.A4]+0.025" office:value-type="float" office:value="0.075">
            <text:p>0,0750</text:p>
          </table:table-cell>
          <table:table-cell table:formula="of:=(12-9*[.$B$1]-6*[.$D$1])*ABS([.$A5])^3" office:value-type="float" office:value="0.002953125">
            <text:p>0,0030</text:p>
          </table:table-cell>
          <table:table-cell table:formula="of:=(-18+12*[.$B$1]+6*[.$D$1])*ABS([.$A5])^2" office:value-type="float" office:value="-0.0675">
            <text:p>-0,0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]+[.C5]+[.D5]+[.E5])/6" office:value-type="float" office:value="0.878131076388889">
            <text:p>0,8781</text:p>
          </table:table-cell>
          <table:table-cell/>
          <table:table-cell table:formula="of:=(-[.$B$1]-6*[.$D$1])*ABS([.$A5])^3" office:value-type="float" office:value="-0.000984375000000001">
            <text:p>-0,0010</text:p>
          </table:table-cell>
          <table:table-cell table:formula="of:=(6*[.$B$1]+30*[.$D$1])*ABS([.$A5])^2" office:value-type="float" office:value="0.0675">
            <text:p>0,0675</text:p>
          </table:table-cell>
          <table:table-cell table:formula="of:=(-12*[.$B$1]-48*[.$D$1])*ABS([.$A5])^2" office:value-type="float" office:value="-0.1125">
            <text:p>-0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]+[.I5]+[.J5]+[.K5])/6" office:value-type="float" office:value="1.77011371527778">
            <text:p>1,7701</text:p>
          </table:table-cell>
          <table:table-cell/>
          <table:table-cell table:formula="of:=[.F5]" office:value-type="float" office:value="0.878131076388889">
            <text:p>0,8781</text:p>
          </table:table-cell>
          <table:table-cell table:formula="of:=[.O5]-[.$O$81]" office:value-type="float" office:value="7.2970833333333">
            <text:p>7,2971</text:p>
          </table:table-cell>
          <table:table-cell table:formula="of:=[.P5]/[.$P$83]" office:value-type="float" office:value="0.017122512540263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5]*[.Q5]" office:value-type="float" office:value="0.017122512540263">
            <text:p>0,0171</text:p>
          </table:table-cell>
          <table:table-cell/>
          <table:table-cell table:formula="of:=[.V4]-1/79" office:value-type="float" office:value="0.962025316455696">
            <text:p>0,9620</text:p>
          </table:table-cell>
          <table:table-cell table:formula="of:=[.V5]*[.$Q5]" office:value-type="float" office:value="0.0164722905450632">
            <text:p>0,0165</text:p>
          </table:table-cell>
          <table:table-cell/>
          <table:table-cell table:formula="of:=[.Y4]+1/79" office:value-type="float" office:value="0.0379746835443038">
            <text:p>0,0380</text:p>
          </table:table-cell>
          <table:table-cell table:formula="of:=[.Y5]*[.$Q5]" office:value-type="float" office:value="0.000650221995199862">
            <text:p>0,0007</text:p>
          </table:table-cell>
          <table:table-cell table:number-columns-repeated="998"/>
        </table:table-row>
        <table:table-row table:style-name="ro2">
          <table:table-cell table:formula="of:=[.A5]+0.025" office:value-type="float" office:value="0.1">
            <text:p>0,1000</text:p>
          </table:table-cell>
          <table:table-cell table:formula="of:=(12-9*[.$B$1]-6*[.$D$1])*ABS([.$A6])^3" office:value-type="float" office:value="0.007">
            <text:p>0,0070</text:p>
          </table:table-cell>
          <table:table-cell table:formula="of:=(-18+12*[.$B$1]+6*[.$D$1])*ABS([.$A6])^2" office:value-type="float" office:value="-0.12">
            <text:p>-0,1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]+[.C6]+[.D6]+[.E6])/6" office:value-type="float" office:value="0.870055555555556">
            <text:p>0,8701</text:p>
          </table:table-cell>
          <table:table-cell/>
          <table:table-cell table:formula="of:=(-[.$B$1]-6*[.$D$1])*ABS([.$A6])^3" office:value-type="float" office:value="-0.00233333333333333">
            <text:p>-0,0023</text:p>
          </table:table-cell>
          <table:table-cell table:formula="of:=(6*[.$B$1]+30*[.$D$1])*ABS([.$A6])^2" office:value-type="float" office:value="0.12">
            <text:p>0,1200</text:p>
          </table:table-cell>
          <table:table-cell table:formula="of:=(-12*[.$B$1]-48*[.$D$1])*ABS([.$A6])^2" office:value-type="float" office:value="-0.2">
            <text:p>-0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]+[.I6]+[.J6]+[.K6])/6" office:value-type="float" office:value="1.76405555555556">
            <text:p>1,7641</text:p>
          </table:table-cell>
          <table:table-cell/>
          <table:table-cell table:formula="of:=[.F6]" office:value-type="float" office:value="0.870055555555556">
            <text:p>0,8701</text:p>
          </table:table-cell>
          <table:table-cell table:formula="of:=[.O6]-[.$O$81]" office:value-type="float" office:value="7.28900781249997">
            <text:p>7,2890</text:p>
          </table:table-cell>
          <table:table-cell table:formula="of:=[.P6]/[.$P$83]" office:value-type="float" office:value="0.0171035634341036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6]*[.Q6]" office:value-type="float" office:value="0.0171035634341036">
            <text:p>0,0171</text:p>
          </table:table-cell>
          <table:table-cell/>
          <table:table-cell table:formula="of:=[.V5]-1/79" office:value-type="float" office:value="0.949367088607595">
            <text:p>0,9494</text:p>
          </table:table-cell>
          <table:table-cell table:formula="of:=[.V6]*[.$Q6]" office:value-type="float" office:value="0.0162375602222502">
            <text:p>0,0162</text:p>
          </table:table-cell>
          <table:table-cell/>
          <table:table-cell table:formula="of:=[.Y5]+1/79" office:value-type="float" office:value="0.0506329113924051">
            <text:p>0,0506</text:p>
          </table:table-cell>
          <table:table-cell table:formula="of:=[.Y6]*[.$Q6]" office:value-type="float" office:value="0.000866003211853345">
            <text:p>0,0009</text:p>
          </table:table-cell>
          <table:table-cell table:number-columns-repeated="998"/>
        </table:table-row>
        <table:table-row table:style-name="ro2">
          <table:table-cell table:formula="of:=[.A6]+0.025" office:value-type="float" office:value="0.125">
            <text:p>0,1250</text:p>
          </table:table-cell>
          <table:table-cell table:formula="of:=(12-9*[.$B$1]-6*[.$D$1])*ABS([.$A7])^3" office:value-type="float" office:value="0.013671875">
            <text:p>0,0137</text:p>
          </table:table-cell>
          <table:table-cell table:formula="of:=(-18+12*[.$B$1]+6*[.$D$1])*ABS([.$A7])^2" office:value-type="float" office:value="-0.1875">
            <text:p>-0,1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]+[.C7]+[.D7]+[.E7])/6" office:value-type="float" office:value="0.859917534722222">
            <text:p>0,8599</text:p>
          </table:table-cell>
          <table:table-cell/>
          <table:table-cell table:formula="of:=(-[.$B$1]-6*[.$D$1])*ABS([.$A7])^3" office:value-type="float" office:value="-0.00455729166666667">
            <text:p>-0,0046</text:p>
          </table:table-cell>
          <table:table-cell table:formula="of:=(6*[.$B$1]+30*[.$D$1])*ABS([.$A7])^2" office:value-type="float" office:value="0.1875">
            <text:p>0,1875</text:p>
          </table:table-cell>
          <table:table-cell table:formula="of:=(-12*[.$B$1]-48*[.$D$1])*ABS([.$A7])^2" office:value-type="float" office:value="-0.3125">
            <text:p>-0,3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]+[.I7]+[.J7]+[.K7])/6" office:value-type="float" office:value="1.75618489583333">
            <text:p>1,7562</text:p>
          </table:table-cell>
          <table:table-cell/>
          <table:table-cell table:formula="of:=[.F7]" office:value-type="float" office:value="0.859917534722222">
            <text:p>0,8599</text:p>
          </table:table-cell>
          <table:table-cell table:formula="of:=[.O7]-[.$O$81]" office:value-type="float" office:value="7.27886979166664">
            <text:p>7,2789</text:p>
          </table:table-cell>
          <table:table-cell table:formula="of:=[.P7]/[.$P$83]" office:value-type="float" office:value="0.017079774698122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7]*[.Q7]" office:value-type="float" office:value="0.017079774698122">
            <text:p>0,0171</text:p>
          </table:table-cell>
          <table:table-cell/>
          <table:table-cell table:formula="of:=[.V6]-1/79" office:value-type="float" office:value="0.936708860759494">
            <text:p>0,9367</text:p>
          </table:table-cell>
          <table:table-cell table:formula="of:=[.V7]*[.$Q7]" office:value-type="float" office:value="0.0159987762995067">
            <text:p>0,0160</text:p>
          </table:table-cell>
          <table:table-cell/>
          <table:table-cell table:formula="of:=[.Y6]+1/79" office:value-type="float" office:value="0.0632911392405063">
            <text:p>0,0633</text:p>
          </table:table-cell>
          <table:table-cell table:formula="of:=[.Y7]*[.$Q7]" office:value-type="float" office:value="0.00108099839861532">
            <text:p>0,0011</text:p>
          </table:table-cell>
          <table:table-cell table:number-columns-repeated="998"/>
        </table:table-row>
        <table:table-row table:style-name="ro2">
          <table:table-cell table:formula="of:=[.A7]+0.025" office:value-type="float" office:value="0.15">
            <text:p>0,1500</text:p>
          </table:table-cell>
          <table:table-cell table:formula="of:=(12-9*[.$B$1]-6*[.$D$1])*ABS([.$A8])^3" office:value-type="float" office:value="0.023625">
            <text:p>0,0236</text:p>
          </table:table-cell>
          <table:table-cell table:formula="of:=(-18+12*[.$B$1]+6*[.$D$1])*ABS([.$A8])^2" office:value-type="float" office:value="-0.27">
            <text:p>-0,2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8]+[.C8]+[.D8]+[.E8])/6" office:value-type="float" office:value="0.847826388888889">
            <text:p>0,8478</text:p>
          </table:table-cell>
          <table:table-cell/>
          <table:table-cell table:formula="of:=(-[.$B$1]-6*[.$D$1])*ABS([.$A8])^3" office:value-type="float" office:value="-0.007875">
            <text:p>-0,0079</text:p>
          </table:table-cell>
          <table:table-cell table:formula="of:=(6*[.$B$1]+30*[.$D$1])*ABS([.$A8])^2" office:value-type="float" office:value="0.27">
            <text:p>0,2700</text:p>
          </table:table-cell>
          <table:table-cell table:formula="of:=(-12*[.$B$1]-48*[.$D$1])*ABS([.$A8])^2" office:value-type="float" office:value="-0.45">
            <text:p>-0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8]+[.I8]+[.J8]+[.K8])/6" office:value-type="float" office:value="1.74646527777778">
            <text:p>1,7465</text:p>
          </table:table-cell>
          <table:table-cell/>
          <table:table-cell table:formula="of:=[.F8]" office:value-type="float" office:value="0.847826388888889">
            <text:p>0,8478</text:p>
          </table:table-cell>
          <table:table-cell table:formula="of:=[.O8]-[.$O$81]" office:value-type="float" office:value="7.2667786458333">
            <text:p>7,2668</text:p>
          </table:table-cell>
          <table:table-cell table:formula="of:=[.P8]/[.$P$83]" office:value-type="float" office:value="0.0170514029793543">
            <text:p>0,0171</text:p>
          </table:table-cell>
          <table:table-cell/>
          <table:table-cell office:value-type="float" office:value="1">
            <text:p>1,0000</text:p>
          </table:table-cell>
          <table:table-cell table:formula="of:=[.S8]*[.Q8]" office:value-type="float" office:value="0.0170514029793543">
            <text:p>0,0171</text:p>
          </table:table-cell>
          <table:table-cell/>
          <table:table-cell table:formula="of:=[.V7]-1/79" office:value-type="float" office:value="0.924050632911393">
            <text:p>0,9241</text:p>
          </table:table-cell>
          <table:table-cell table:formula="of:=[.V8]*[.$Q8]" office:value-type="float" office:value="0.0157563597150996">
            <text:p>0,0158</text:p>
          </table:table-cell>
          <table:table-cell/>
          <table:table-cell table:formula="of:=[.Y7]+1/79" office:value-type="float" office:value="0.0759493670886076">
            <text:p>0,0759</text:p>
          </table:table-cell>
          <table:table-cell table:formula="of:=[.Y8]*[.$Q8]" office:value-type="float" office:value="0.00129504326425476">
            <text:p>0,0013</text:p>
          </table:table-cell>
          <table:table-cell table:number-columns-repeated="998"/>
        </table:table-row>
        <table:table-row table:style-name="ro2">
          <table:table-cell table:formula="of:=[.A8]+0.025" office:value-type="float" office:value="0.175">
            <text:p>0,1750</text:p>
          </table:table-cell>
          <table:table-cell table:formula="of:=(12-9*[.$B$1]-6*[.$D$1])*ABS([.$A9])^3" office:value-type="float" office:value="0.037515625">
            <text:p>0,0375</text:p>
          </table:table-cell>
          <table:table-cell table:formula="of:=(-18+12*[.$B$1]+6*[.$D$1])*ABS([.$A9])^2" office:value-type="float" office:value="-0.3675">
            <text:p>-0,3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9]+[.C9]+[.D9]+[.E9])/6" office:value-type="float" office:value="0.833891493055556">
            <text:p>0,8339</text:p>
          </table:table-cell>
          <table:table-cell/>
          <table:table-cell table:formula="of:=(-[.$B$1]-6*[.$D$1])*ABS([.$A9])^3" office:value-type="float" office:value="-0.0125052083333333">
            <text:p>-0,0125</text:p>
          </table:table-cell>
          <table:table-cell table:formula="of:=(6*[.$B$1]+30*[.$D$1])*ABS([.$A9])^2" office:value-type="float" office:value="0.3675">
            <text:p>0,3675</text:p>
          </table:table-cell>
          <table:table-cell table:formula="of:=(-12*[.$B$1]-48*[.$D$1])*ABS([.$A9])^2" office:value-type="float" office:value="-0.6125">
            <text:p>-0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9]+[.I9]+[.J9]+[.K9])/6" office:value-type="float" office:value="1.73486024305556">
            <text:p>1,7349</text:p>
          </table:table-cell>
          <table:table-cell/>
          <table:table-cell table:formula="of:=[.F9]" office:value-type="float" office:value="0.833891493055556">
            <text:p>0,8339</text:p>
          </table:table-cell>
          <table:table-cell table:formula="of:=[.O9]-[.$O$81]" office:value-type="float" office:value="7.25284374999997">
            <text:p>7,2528</text:p>
          </table:table-cell>
          <table:table-cell table:formula="of:=[.P9]/[.$P$83]" office:value-type="float" office:value="0.0170187049248366">
            <text:p>0,0170</text:p>
          </table:table-cell>
          <table:table-cell/>
          <table:table-cell office:value-type="float" office:value="1">
            <text:p>1,0000</text:p>
          </table:table-cell>
          <table:table-cell table:formula="of:=[.S9]*[.Q9]" office:value-type="float" office:value="0.0170187049248366">
            <text:p>0,0170</text:p>
          </table:table-cell>
          <table:table-cell/>
          <table:table-cell table:formula="of:=[.V8]-1/79" office:value-type="float" office:value="0.911392405063291">
            <text:p>0,9114</text:p>
          </table:table-cell>
          <table:table-cell table:formula="of:=[.V9]*[.$Q9]" office:value-type="float" office:value="0.0155107184125094">
            <text:p>0,0155</text:p>
          </table:table-cell>
          <table:table-cell/>
          <table:table-cell table:formula="of:=[.Y8]+1/79" office:value-type="float" office:value="0.0886075949367089">
            <text:p>0,0886</text:p>
          </table:table-cell>
          <table:table-cell table:formula="of:=[.Y9]*[.$Q9]" office:value-type="float" office:value="0.0015079865123273">
            <text:p>0,0015</text:p>
          </table:table-cell>
          <table:table-cell table:number-columns-repeated="998"/>
        </table:table-row>
        <table:table-row table:style-name="ro2">
          <table:table-cell table:formula="of:=[.A9]+0.025" office:value-type="float" office:value="0.2">
            <text:p>0,2000</text:p>
          </table:table-cell>
          <table:table-cell table:formula="of:=(12-9*[.$B$1]-6*[.$D$1])*ABS([.$A10])^3" office:value-type="float" office:value="0.056">
            <text:p>0,0560</text:p>
          </table:table-cell>
          <table:table-cell table:formula="of:=(-18+12*[.$B$1]+6*[.$D$1])*ABS([.$A10])^2" office:value-type="float" office:value="-0.48">
            <text:p>-0,4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0]+[.C10]+[.D10]+[.E10])/6" office:value-type="float" office:value="0.818222222222222">
            <text:p>0,8182</text:p>
          </table:table-cell>
          <table:table-cell/>
          <table:table-cell table:formula="of:=(-[.$B$1]-6*[.$D$1])*ABS([.$A10])^3" office:value-type="float" office:value="-0.0186666666666667">
            <text:p>-0,0187</text:p>
          </table:table-cell>
          <table:table-cell table:formula="of:=(6*[.$B$1]+30*[.$D$1])*ABS([.$A10])^2" office:value-type="float" office:value="0.48">
            <text:p>0,4800</text:p>
          </table:table-cell>
          <table:table-cell table:formula="of:=(-12*[.$B$1]-48*[.$D$1])*ABS([.$A10])^2" office:value-type="float" office:value="-0.8">
            <text:p>-0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0]+[.I10]+[.J10]+[.K10])/6" office:value-type="float" office:value="1.72133333333333">
            <text:p>1,7213</text:p>
          </table:table-cell>
          <table:table-cell/>
          <table:table-cell table:formula="of:=[.F10]" office:value-type="float" office:value="0.818222222222222">
            <text:p>0,8182</text:p>
          </table:table-cell>
          <table:table-cell table:formula="of:=[.O10]-[.$O$81]" office:value-type="float" office:value="7.23717447916664">
            <text:p>7,2372</text:p>
          </table:table-cell>
          <table:table-cell table:formula="of:=[.P10]/[.$P$83]" office:value-type="float" office:value="0.0169819371816049">
            <text:p>0,0170</text:p>
          </table:table-cell>
          <table:table-cell/>
          <table:table-cell office:value-type="float" office:value="1">
            <text:p>1,0000</text:p>
          </table:table-cell>
          <table:table-cell table:formula="of:=[.S10]*[.Q10]" office:value-type="float" office:value="0.0169819371816049">
            <text:p>0,0170</text:p>
          </table:table-cell>
          <table:table-cell/>
          <table:table-cell table:formula="of:=[.V9]-1/79" office:value-type="float" office:value="0.89873417721519">
            <text:p>0,8987</text:p>
          </table:table-cell>
          <table:table-cell table:formula="of:=[.V10]*[.$Q10]" office:value-type="float" office:value="0.0152622473404297">
            <text:p>0,0153</text:p>
          </table:table-cell>
          <table:table-cell/>
          <table:table-cell table:formula="of:=[.Y9]+1/79" office:value-type="float" office:value="0.10126582278481">
            <text:p>0,1013</text:p>
          </table:table-cell>
          <table:table-cell table:formula="of:=[.Y10]*[.$Q10]" office:value-type="float" office:value="0.00171968984117518">
            <text:p>0,0017</text:p>
          </table:table-cell>
          <table:table-cell table:number-columns-repeated="998"/>
        </table:table-row>
        <table:table-row table:style-name="ro2">
          <table:table-cell table:formula="of:=[.A10]+0.025" office:value-type="float" office:value="0.225">
            <text:p>0,2250</text:p>
          </table:table-cell>
          <table:table-cell table:formula="of:=(12-9*[.$B$1]-6*[.$D$1])*ABS([.$A11])^3" office:value-type="float" office:value="0.079734375">
            <text:p>0,0797</text:p>
          </table:table-cell>
          <table:table-cell table:formula="of:=(-18+12*[.$B$1]+6*[.$D$1])*ABS([.$A11])^2" office:value-type="float" office:value="-0.6075">
            <text:p>-0,6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1]+[.C11]+[.D11]+[.E11])/6" office:value-type="float" office:value="0.800927951388889">
            <text:p>0,8009</text:p>
          </table:table-cell>
          <table:table-cell/>
          <table:table-cell table:formula="of:=(-[.$B$1]-6*[.$D$1])*ABS([.$A11])^3" office:value-type="float" office:value="-0.026578125">
            <text:p>-0,0266</text:p>
          </table:table-cell>
          <table:table-cell table:formula="of:=(6*[.$B$1]+30*[.$D$1])*ABS([.$A11])^2" office:value-type="float" office:value="0.6075">
            <text:p>0,6075</text:p>
          </table:table-cell>
          <table:table-cell table:formula="of:=(-12*[.$B$1]-48*[.$D$1])*ABS([.$A11])^2" office:value-type="float" office:value="-1.0125">
            <text:p>-1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1]+[.I11]+[.J11]+[.K11])/6" office:value-type="float" office:value="1.70584809027778">
            <text:p>1,7058</text:p>
          </table:table-cell>
          <table:table-cell/>
          <table:table-cell table:formula="of:=[.F11]" office:value-type="float" office:value="0.800927951388889">
            <text:p>0,8009</text:p>
          </table:table-cell>
          <table:table-cell table:formula="of:=[.O11]-[.$O$81]" office:value-type="float" office:value="7.2198802083333">
            <text:p>7,2199</text:p>
          </table:table-cell>
          <table:table-cell table:formula="of:=[.P11]/[.$P$83]" office:value-type="float" office:value="0.0169413563966952">
            <text:p>0,0169</text:p>
          </table:table-cell>
          <table:table-cell/>
          <table:table-cell office:value-type="float" office:value="1">
            <text:p>1,0000</text:p>
          </table:table-cell>
          <table:table-cell table:formula="of:=[.S11]*[.Q11]" office:value-type="float" office:value="0.0169413563966952">
            <text:p>0,0169</text:p>
          </table:table-cell>
          <table:table-cell/>
          <table:table-cell table:formula="of:=[.V10]-1/79" office:value-type="float" office:value="0.886075949367089">
            <text:p>0,8861</text:p>
          </table:table-cell>
          <table:table-cell table:formula="of:=[.V11]*[.$Q11]" office:value-type="float" office:value="0.0150113284527679">
            <text:p>0,0150</text:p>
          </table:table-cell>
          <table:table-cell/>
          <table:table-cell table:formula="of:=[.Y10]+1/79" office:value-type="float" office:value="0.113924050632911">
            <text:p>0,1139</text:p>
          </table:table-cell>
          <table:table-cell table:formula="of:=[.Y11]*[.$Q11]" office:value-type="float" office:value="0.0019300279439273">
            <text:p>0,0019</text:p>
          </table:table-cell>
          <table:table-cell table:number-columns-repeated="998"/>
        </table:table-row>
        <table:table-row table:style-name="ro2">
          <table:table-cell table:formula="of:=[.A11]+0.025" office:value-type="float" office:value="0.25">
            <text:p>0,2500</text:p>
          </table:table-cell>
          <table:table-cell table:formula="of:=(12-9*[.$B$1]-6*[.$D$1])*ABS([.$A12])^3" office:value-type="float" office:value="0.109375">
            <text:p>0,1094</text:p>
          </table:table-cell>
          <table:table-cell table:formula="of:=(-18+12*[.$B$1]+6*[.$D$1])*ABS([.$A12])^2" office:value-type="float" office:value="-0.75">
            <text:p>-0,75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2]+[.C12]+[.D12]+[.E12])/6" office:value-type="float" office:value="0.782118055555555">
            <text:p>0,7821</text:p>
          </table:table-cell>
          <table:table-cell/>
          <table:table-cell table:formula="of:=(-[.$B$1]-6*[.$D$1])*ABS([.$A12])^3" office:value-type="float" office:value="-0.0364583333333333">
            <text:p>-0,0365</text:p>
          </table:table-cell>
          <table:table-cell table:formula="of:=(6*[.$B$1]+30*[.$D$1])*ABS([.$A12])^2" office:value-type="float" office:value="0.75">
            <text:p>0,7500</text:p>
          </table:table-cell>
          <table:table-cell table:formula="of:=(-12*[.$B$1]-48*[.$D$1])*ABS([.$A12])^2" office:value-type="float" office:value="-1.25">
            <text:p>-1,2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2]+[.I12]+[.J12]+[.K12])/6" office:value-type="float" office:value="1.68836805555556">
            <text:p>1,6884</text:p>
          </table:table-cell>
          <table:table-cell/>
          <table:table-cell table:formula="of:=[.F12]" office:value-type="float" office:value="0.782118055555555">
            <text:p>0,7821</text:p>
          </table:table-cell>
          <table:table-cell table:formula="of:=[.O12]-[.$O$81]" office:value-type="float" office:value="7.20107031249997">
            <text:p>7,2011</text:p>
          </table:table-cell>
          <table:table-cell table:formula="of:=[.P12]/[.$P$83]" office:value-type="float" office:value="0.0168972192171434">
            <text:p>0,0169</text:p>
          </table:table-cell>
          <table:table-cell/>
          <table:table-cell office:value-type="float" office:value="1">
            <text:p>1,0000</text:p>
          </table:table-cell>
          <table:table-cell table:formula="of:=[.S12]*[.Q12]" office:value-type="float" office:value="0.0168972192171434">
            <text:p>0,0169</text:p>
          </table:table-cell>
          <table:table-cell/>
          <table:table-cell table:formula="of:=[.V11]-1/79" office:value-type="float" office:value="0.873417721518988">
            <text:p>0,8734</text:p>
          </table:table-cell>
          <table:table-cell table:formula="of:=[.V12]*[.$Q12]" office:value-type="float" office:value="0.0147583307086443">
            <text:p>0,0148</text:p>
          </table:table-cell>
          <table:table-cell/>
          <table:table-cell table:formula="of:=[.Y11]+1/79" office:value-type="float" office:value="0.126582278481013">
            <text:p>0,1266</text:p>
          </table:table-cell>
          <table:table-cell table:formula="of:=[.Y12]*[.$Q12]" office:value-type="float" office:value="0.00213888850849917">
            <text:p>0,0021</text:p>
          </table:table-cell>
          <table:table-cell table:number-columns-repeated="998"/>
        </table:table-row>
        <table:table-row table:style-name="ro2">
          <table:table-cell table:formula="of:=[.A12]+0.025" office:value-type="float" office:value="0.275">
            <text:p>0,2750</text:p>
          </table:table-cell>
          <table:table-cell table:formula="of:=(12-9*[.$B$1]-6*[.$D$1])*ABS([.$A13])^3" office:value-type="float" office:value="0.145578125">
            <text:p>0,1456</text:p>
          </table:table-cell>
          <table:table-cell table:formula="of:=(-18+12*[.$B$1]+6*[.$D$1])*ABS([.$A13])^2" office:value-type="float" office:value="-0.9075">
            <text:p>-0,9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3]+[.C13]+[.D13]+[.E13])/6" office:value-type="float" office:value="0.761901909722222">
            <text:p>0,7619</text:p>
          </table:table-cell>
          <table:table-cell/>
          <table:table-cell table:formula="of:=(-[.$B$1]-6*[.$D$1])*ABS([.$A13])^3" office:value-type="float" office:value="-0.0485260416666667">
            <text:p>-0,0485</text:p>
          </table:table-cell>
          <table:table-cell table:formula="of:=(6*[.$B$1]+30*[.$D$1])*ABS([.$A13])^2" office:value-type="float" office:value="0.9075">
            <text:p>0,9075</text:p>
          </table:table-cell>
          <table:table-cell table:formula="of:=(-12*[.$B$1]-48*[.$D$1])*ABS([.$A13])^2" office:value-type="float" office:value="-1.5125">
            <text:p>-1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3]+[.I13]+[.J13]+[.K13])/6" office:value-type="float" office:value="1.66885677083333">
            <text:p>1,6689</text:p>
          </table:table-cell>
          <table:table-cell/>
          <table:table-cell table:formula="of:=[.F13]" office:value-type="float" office:value="0.761901909722222">
            <text:p>0,7619</text:p>
          </table:table-cell>
          <table:table-cell table:formula="of:=[.O13]-[.$O$81]" office:value-type="float" office:value="7.18085416666664">
            <text:p>7,1809</text:p>
          </table:table-cell>
          <table:table-cell table:formula="of:=[.P13]/[.$P$83]" office:value-type="float" office:value="0.0168497822899857">
            <text:p>0,0168</text:p>
          </table:table-cell>
          <table:table-cell/>
          <table:table-cell office:value-type="float" office:value="1">
            <text:p>1,0000</text:p>
          </table:table-cell>
          <table:table-cell table:formula="of:=[.S13]*[.Q13]" office:value-type="float" office:value="0.0168497822899857">
            <text:p>0,0168</text:p>
          </table:table-cell>
          <table:table-cell/>
          <table:table-cell table:formula="of:=[.V12]-1/79" office:value-type="float" office:value="0.860759493670887">
            <text:p>0,8608</text:p>
          </table:table-cell>
          <table:table-cell table:formula="of:=[.V13]*[.$Q13]" office:value-type="float" office:value="0.0145036100723928">
            <text:p>0,0145</text:p>
          </table:table-cell>
          <table:table-cell/>
          <table:table-cell table:formula="of:=[.Y12]+1/79" office:value-type="float" office:value="0.139240506329114">
            <text:p>0,1392</text:p>
          </table:table-cell>
          <table:table-cell table:formula="of:=[.Y13]*[.$Q13]" office:value-type="float" office:value="0.00234617221759295">
            <text:p>0,0023</text:p>
          </table:table-cell>
          <table:table-cell table:number-columns-repeated="998"/>
        </table:table-row>
        <table:table-row table:style-name="ro2">
          <table:table-cell table:formula="of:=[.A13]+0.025" office:value-type="float" office:value="0.3">
            <text:p>0,3000</text:p>
          </table:table-cell>
          <table:table-cell table:formula="of:=(12-9*[.$B$1]-6*[.$D$1])*ABS([.$A14])^3" office:value-type="float" office:value="0.189">
            <text:p>0,1890</text:p>
          </table:table-cell>
          <table:table-cell table:formula="of:=(-18+12*[.$B$1]+6*[.$D$1])*ABS([.$A14])^2" office:value-type="float" office:value="-1.08">
            <text:p>-1,0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4]+[.C14]+[.D14]+[.E14])/6" office:value-type="float" office:value="0.740388888888889">
            <text:p>0,7404</text:p>
          </table:table-cell>
          <table:table-cell/>
          <table:table-cell table:formula="of:=(-[.$B$1]-6*[.$D$1])*ABS([.$A14])^3" office:value-type="float" office:value="-0.063">
            <text:p>-0,0630</text:p>
          </table:table-cell>
          <table:table-cell table:formula="of:=(6*[.$B$1]+30*[.$D$1])*ABS([.$A14])^2" office:value-type="float" office:value="1.08">
            <text:p>1,0800</text:p>
          </table:table-cell>
          <table:table-cell table:formula="of:=(-12*[.$B$1]-48*[.$D$1])*ABS([.$A14])^2" office:value-type="float" office:value="-1.8">
            <text:p>-1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4]+[.I14]+[.J14]+[.K14])/6" office:value-type="float" office:value="1.64727777777778">
            <text:p>1,6473</text:p>
          </table:table-cell>
          <table:table-cell/>
          <table:table-cell table:formula="of:=[.F14]" office:value-type="float" office:value="0.740388888888889">
            <text:p>0,7404</text:p>
          </table:table-cell>
          <table:table-cell table:formula="of:=[.O14]-[.$O$81]" office:value-type="float" office:value="7.1593411458333">
            <text:p>7,1593</text:p>
          </table:table-cell>
          <table:table-cell table:formula="of:=[.P14]/[.$P$83]" office:value-type="float" office:value="0.0167993022622581">
            <text:p>0,0168</text:p>
          </table:table-cell>
          <table:table-cell/>
          <table:table-cell office:value-type="float" office:value="1">
            <text:p>1,0000</text:p>
          </table:table-cell>
          <table:table-cell table:formula="of:=[.S14]*[.Q14]" office:value-type="float" office:value="0.0167993022622581">
            <text:p>0,0168</text:p>
          </table:table-cell>
          <table:table-cell/>
          <table:table-cell table:formula="of:=[.V13]-1/79" office:value-type="float" office:value="0.848101265822785">
            <text:p>0,8481</text:p>
          </table:table-cell>
          <table:table-cell table:formula="of:=[.V14]*[.$Q14]" office:value-type="float" office:value="0.0142475095135607">
            <text:p>0,0142</text:p>
          </table:table-cell>
          <table:table-cell/>
          <table:table-cell table:formula="of:=[.Y13]+1/79" office:value-type="float" office:value="0.151898734177215">
            <text:p>0,1519</text:p>
          </table:table-cell>
          <table:table-cell table:formula="of:=[.Y14]*[.$Q14]" office:value-type="float" office:value="0.00255179274869743">
            <text:p>0,0026</text:p>
          </table:table-cell>
          <table:table-cell table:number-columns-repeated="998"/>
        </table:table-row>
        <table:table-row table:style-name="ro2">
          <table:table-cell table:formula="of:=[.A14]+0.025" office:value-type="float" office:value="0.325">
            <text:p>0,3250</text:p>
          </table:table-cell>
          <table:table-cell table:formula="of:=(12-9*[.$B$1]-6*[.$D$1])*ABS([.$A15])^3" office:value-type="float" office:value="0.240296875">
            <text:p>0,2403</text:p>
          </table:table-cell>
          <table:table-cell table:formula="of:=(-18+12*[.$B$1]+6*[.$D$1])*ABS([.$A15])^2" office:value-type="float" office:value="-1.2675">
            <text:p>-1,2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5]+[.C15]+[.D15]+[.E15])/6" office:value-type="float" office:value="0.717688368055556">
            <text:p>0,7177</text:p>
          </table:table-cell>
          <table:table-cell/>
          <table:table-cell table:formula="of:=(-[.$B$1]-6*[.$D$1])*ABS([.$A15])^3" office:value-type="float" office:value="-0.0800989583333334">
            <text:p>-0,0801</text:p>
          </table:table-cell>
          <table:table-cell table:formula="of:=(6*[.$B$1]+30*[.$D$1])*ABS([.$A15])^2" office:value-type="float" office:value="1.2675">
            <text:p>1,2675</text:p>
          </table:table-cell>
          <table:table-cell table:formula="of:=(-12*[.$B$1]-48*[.$D$1])*ABS([.$A15])^2" office:value-type="float" office:value="-2.1125">
            <text:p>-2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5]+[.I15]+[.J15]+[.K15])/6" office:value-type="float" office:value="1.62359461805556">
            <text:p>1,6236</text:p>
          </table:table-cell>
          <table:table-cell/>
          <table:table-cell table:formula="of:=[.F15]" office:value-type="float" office:value="0.717688368055556">
            <text:p>0,7177</text:p>
          </table:table-cell>
          <table:table-cell table:formula="of:=[.O15]-[.$O$81]" office:value-type="float" office:value="7.13664062499997">
            <text:p>7,1366</text:p>
          </table:table-cell>
          <table:table-cell table:formula="of:=[.P15]/[.$P$83]" office:value-type="float" office:value="0.0167460357809965">
            <text:p>0,0167</text:p>
          </table:table-cell>
          <table:table-cell/>
          <table:table-cell office:value-type="float" office:value="1">
            <text:p>1,0000</text:p>
          </table:table-cell>
          <table:table-cell table:formula="of:=[.S15]*[.Q15]" office:value-type="float" office:value="0.0167460357809965">
            <text:p>0,0167</text:p>
          </table:table-cell>
          <table:table-cell/>
          <table:table-cell table:formula="of:=[.V14]-1/79" office:value-type="float" office:value="0.835443037974684">
            <text:p>0,8354</text:p>
          </table:table-cell>
          <table:table-cell table:formula="of:=[.V15]*[.$Q15]" office:value-type="float" office:value="0.0139903590069085">
            <text:p>0,0140</text:p>
          </table:table-cell>
          <table:table-cell/>
          <table:table-cell table:formula="of:=[.Y14]+1/79" office:value-type="float" office:value="0.164556962025316">
            <text:p>0,1646</text:p>
          </table:table-cell>
          <table:table-cell table:formula="of:=[.Y15]*[.$Q15]" office:value-type="float" office:value="0.00275567677408803">
            <text:p>0,0028</text:p>
          </table:table-cell>
          <table:table-cell table:number-columns-repeated="998"/>
        </table:table-row>
        <table:table-row table:style-name="ro2">
          <table:table-cell table:formula="of:=[.A15]+0.025" office:value-type="float" office:value="0.35">
            <text:p>0,3500</text:p>
          </table:table-cell>
          <table:table-cell table:formula="of:=(12-9*[.$B$1]-6*[.$D$1])*ABS([.$A16])^3" office:value-type="float" office:value="0.300125">
            <text:p>0,3001</text:p>
          </table:table-cell>
          <table:table-cell table:formula="of:=(-18+12*[.$B$1]+6*[.$D$1])*ABS([.$A16])^2" office:value-type="float" office:value="-1.47">
            <text:p>-1,4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6]+[.C16]+[.D16]+[.E16])/6" office:value-type="float" office:value="0.693909722222222">
            <text:p>0,6939</text:p>
          </table:table-cell>
          <table:table-cell/>
          <table:table-cell table:formula="of:=(-[.$B$1]-6*[.$D$1])*ABS([.$A16])^3" office:value-type="float" office:value="-0.100041666666667">
            <text:p>-0,1000</text:p>
          </table:table-cell>
          <table:table-cell table:formula="of:=(6*[.$B$1]+30*[.$D$1])*ABS([.$A16])^2" office:value-type="float" office:value="1.47">
            <text:p>1,4700</text:p>
          </table:table-cell>
          <table:table-cell table:formula="of:=(-12*[.$B$1]-48*[.$D$1])*ABS([.$A16])^2" office:value-type="float" office:value="-2.45">
            <text:p>-2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6]+[.I16]+[.J16]+[.K16])/6" office:value-type="float" office:value="1.59777083333333">
            <text:p>1,5978</text:p>
          </table:table-cell>
          <table:table-cell/>
          <table:table-cell table:formula="of:=[.F16]" office:value-type="float" office:value="0.693909722222222">
            <text:p>0,6939</text:p>
          </table:table-cell>
          <table:table-cell table:formula="of:=[.O16]-[.$O$81]" office:value-type="float" office:value="7.11286197916664">
            <text:p>7,1129</text:p>
          </table:table-cell>
          <table:table-cell table:formula="of:=[.P16]/[.$P$83]" office:value-type="float" office:value="0.016690239493237">
            <text:p>0,0167</text:p>
          </table:table-cell>
          <table:table-cell/>
          <table:table-cell office:value-type="float" office:value="1">
            <text:p>1,0000</text:p>
          </table:table-cell>
          <table:table-cell table:formula="of:=[.S16]*[.Q16]" office:value-type="float" office:value="0.016690239493237">
            <text:p>0,0167</text:p>
          </table:table-cell>
          <table:table-cell/>
          <table:table-cell table:formula="of:=[.V15]-1/79" office:value-type="float" office:value="0.822784810126583">
            <text:p>0,8228</text:p>
          </table:table-cell>
          <table:table-cell table:formula="of:=[.V16]*[.$Q16]" office:value-type="float" office:value="0.0137324755324102">
            <text:p>0,0137</text:p>
          </table:table-cell>
          <table:table-cell/>
          <table:table-cell table:formula="of:=[.Y15]+1/79" office:value-type="float" office:value="0.177215189873418">
            <text:p>0,1772</text:p>
          </table:table-cell>
          <table:table-cell table:formula="of:=[.Y16]*[.$Q16]" office:value-type="float" office:value="0.00295776396082681">
            <text:p>0,0030</text:p>
          </table:table-cell>
          <table:table-cell table:number-columns-repeated="998"/>
        </table:table-row>
        <table:table-row table:style-name="ro2">
          <table:table-cell table:formula="of:=[.A16]+0.025" office:value-type="float" office:value="0.375">
            <text:p>0,3750</text:p>
          </table:table-cell>
          <table:table-cell table:formula="of:=(12-9*[.$B$1]-6*[.$D$1])*ABS([.$A17])^3" office:value-type="float" office:value="0.369140625">
            <text:p>0,3691</text:p>
          </table:table-cell>
          <table:table-cell table:formula="of:=(-18+12*[.$B$1]+6*[.$D$1])*ABS([.$A17])^2" office:value-type="float" office:value="-1.6875">
            <text:p>-1,6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7]+[.C17]+[.D17]+[.E17])/6" office:value-type="float" office:value="0.669162326388889">
            <text:p>0,6692</text:p>
          </table:table-cell>
          <table:table-cell/>
          <table:table-cell table:formula="of:=(-[.$B$1]-6*[.$D$1])*ABS([.$A17])^3" office:value-type="float" office:value="-0.123046875">
            <text:p>-0,1230</text:p>
          </table:table-cell>
          <table:table-cell table:formula="of:=(6*[.$B$1]+30*[.$D$1])*ABS([.$A17])^2" office:value-type="float" office:value="1.6875">
            <text:p>1,6875</text:p>
          </table:table-cell>
          <table:table-cell table:formula="of:=(-12*[.$B$1]-48*[.$D$1])*ABS([.$A17])^2" office:value-type="float" office:value="-2.8125">
            <text:p>-2,8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7]+[.I17]+[.J17]+[.K17])/6" office:value-type="float" office:value="1.56976996527778">
            <text:p>1,5698</text:p>
          </table:table-cell>
          <table:table-cell/>
          <table:table-cell table:formula="of:=[.F17]" office:value-type="float" office:value="0.669162326388889">
            <text:p>0,6692</text:p>
          </table:table-cell>
          <table:table-cell table:formula="of:=[.O17]-[.$O$81]" office:value-type="float" office:value="7.0881145833333">
            <text:p>7,0881</text:p>
          </table:table-cell>
          <table:table-cell table:formula="of:=[.P17]/[.$P$83]" office:value-type="float" office:value="0.0166321700460156">
            <text:p>0,0166</text:p>
          </table:table-cell>
          <table:table-cell/>
          <table:table-cell office:value-type="float" office:value="1">
            <text:p>1,0000</text:p>
          </table:table-cell>
          <table:table-cell table:formula="of:=[.S17]*[.Q17]" office:value-type="float" office:value="0.0166321700460156">
            <text:p>0,0166</text:p>
          </table:table-cell>
          <table:table-cell/>
          <table:table-cell table:formula="of:=[.V16]-1/79" office:value-type="float" office:value="0.810126582278482">
            <text:p>0,8101</text:p>
          </table:table-cell>
          <table:table-cell table:formula="of:=[.V17]*[.$Q17]" office:value-type="float" office:value="0.0134741630752532">
            <text:p>0,0135</text:p>
          </table:table-cell>
          <table:table-cell/>
          <table:table-cell table:formula="of:=[.Y16]+1/79" office:value-type="float" office:value="0.189873417721519">
            <text:p>0,1899</text:p>
          </table:table-cell>
          <table:table-cell table:formula="of:=[.Y17]*[.$Q17]" office:value-type="float" office:value="0.00315800697076246">
            <text:p>0,0032</text:p>
          </table:table-cell>
          <table:table-cell table:number-columns-repeated="998"/>
        </table:table-row>
        <table:table-row table:style-name="ro2">
          <table:table-cell table:formula="of:=[.A17]+0.025" office:value-type="float" office:value="0.4">
            <text:p>0,4000</text:p>
          </table:table-cell>
          <table:table-cell table:formula="of:=(12-9*[.$B$1]-6*[.$D$1])*ABS([.$A18])^3" office:value-type="float" office:value="0.448">
            <text:p>0,4480</text:p>
          </table:table-cell>
          <table:table-cell table:formula="of:=(-18+12*[.$B$1]+6*[.$D$1])*ABS([.$A18])^2" office:value-type="float" office:value="-1.92">
            <text:p>-1,9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8]+[.C18]+[.D18]+[.E18])/6" office:value-type="float" office:value="0.643555555555555">
            <text:p>0,6436</text:p>
          </table:table-cell>
          <table:table-cell/>
          <table:table-cell table:formula="of:=(-[.$B$1]-6*[.$D$1])*ABS([.$A18])^3" office:value-type="float" office:value="-0.149333333333333">
            <text:p>-0,1493</text:p>
          </table:table-cell>
          <table:table-cell table:formula="of:=(6*[.$B$1]+30*[.$D$1])*ABS([.$A18])^2" office:value-type="float" office:value="1.92">
            <text:p>1,9200</text:p>
          </table:table-cell>
          <table:table-cell table:formula="of:=(-12*[.$B$1]-48*[.$D$1])*ABS([.$A18])^2" office:value-type="float" office:value="-3.2">
            <text:p>-3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8]+[.I18]+[.J18]+[.K18])/6" office:value-type="float" office:value="1.53955555555556">
            <text:p>1,5396</text:p>
          </table:table-cell>
          <table:table-cell/>
          <table:table-cell table:formula="of:=[.F18]" office:value-type="float" office:value="0.643555555555555">
            <text:p>0,6436</text:p>
          </table:table-cell>
          <table:table-cell table:formula="of:=[.O18]-[.$O$81]" office:value-type="float" office:value="7.06250781249997">
            <text:p>7,0625</text:p>
          </table:table-cell>
          <table:table-cell table:formula="of:=[.P18]/[.$P$83]" office:value-type="float" office:value="0.0165720840863683">
            <text:p>0,0166</text:p>
          </table:table-cell>
          <table:table-cell/>
          <table:table-cell office:value-type="float" office:value="1">
            <text:p>1,0000</text:p>
          </table:table-cell>
          <table:table-cell table:formula="of:=[.S18]*[.Q18]" office:value-type="float" office:value="0.0165720840863683">
            <text:p>0,0166</text:p>
          </table:table-cell>
          <table:table-cell/>
          <table:table-cell table:formula="of:=[.V17]-1/79" office:value-type="float" office:value="0.79746835443038">
            <text:p>0,7975</text:p>
          </table:table-cell>
          <table:table-cell table:formula="of:=[.V18]*[.$Q18]" office:value-type="float" office:value="0.0132157126258381">
            <text:p>0,0132</text:p>
          </table:table-cell>
          <table:table-cell/>
          <table:table-cell table:formula="of:=[.Y17]+1/79" office:value-type="float" office:value="0.20253164556962">
            <text:p>0,2025</text:p>
          </table:table-cell>
          <table:table-cell table:formula="of:=[.Y18]*[.$Q18]" office:value-type="float" office:value="0.0033563714605303">
            <text:p>0,0034</text:p>
          </table:table-cell>
          <table:table-cell table:number-columns-repeated="998"/>
        </table:table-row>
        <table:table-row table:style-name="ro2">
          <table:table-cell table:formula="of:=[.A18]+0.025" office:value-type="float" office:value="0.425">
            <text:p>0,4250</text:p>
          </table:table-cell>
          <table:table-cell table:formula="of:=(12-9*[.$B$1]-6*[.$D$1])*ABS([.$A19])^3" office:value-type="float" office:value="0.537359375">
            <text:p>0,5374</text:p>
          </table:table-cell>
          <table:table-cell table:formula="of:=(-18+12*[.$B$1]+6*[.$D$1])*ABS([.$A19])^2" office:value-type="float" office:value="-2.1675">
            <text:p>-2,1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19]+[.C19]+[.D19]+[.E19])/6" office:value-type="float" office:value="0.617198784722222">
            <text:p>0,6172</text:p>
          </table:table-cell>
          <table:table-cell/>
          <table:table-cell table:formula="of:=(-[.$B$1]-6*[.$D$1])*ABS([.$A19])^3" office:value-type="float" office:value="-0.179119791666667">
            <text:p>-0,1791</text:p>
          </table:table-cell>
          <table:table-cell table:formula="of:=(6*[.$B$1]+30*[.$D$1])*ABS([.$A19])^2" office:value-type="float" office:value="2.1675">
            <text:p>2,1675</text:p>
          </table:table-cell>
          <table:table-cell table:formula="of:=(-12*[.$B$1]-48*[.$D$1])*ABS([.$A19])^2" office:value-type="float" office:value="-3.6125">
            <text:p>-3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19]+[.I19]+[.J19]+[.K19])/6" office:value-type="float" office:value="1.50709114583333">
            <text:p>1,5071</text:p>
          </table:table-cell>
          <table:table-cell/>
          <table:table-cell table:formula="of:=[.F19]" office:value-type="float" office:value="0.617198784722222">
            <text:p>0,6172</text:p>
          </table:table-cell>
          <table:table-cell table:formula="of:=[.O19]-[.$O$81]" office:value-type="float" office:value="7.03615104166664">
            <text:p>7,0362</text:p>
          </table:table-cell>
          <table:table-cell table:formula="of:=[.P19]/[.$P$83]" office:value-type="float" office:value="0.0165102382613312">
            <text:p>0,0165</text:p>
          </table:table-cell>
          <table:table-cell/>
          <table:table-cell office:value-type="float" office:value="1">
            <text:p>1,0000</text:p>
          </table:table-cell>
          <table:table-cell table:formula="of:=[.S19]*[.Q19]" office:value-type="float" office:value="0.0165102382613312">
            <text:p>0,0165</text:p>
          </table:table-cell>
          <table:table-cell/>
          <table:table-cell table:formula="of:=[.V18]-1/79" office:value-type="float" office:value="0.784810126582279">
            <text:p>0,7848</text:p>
          </table:table-cell>
          <table:table-cell table:formula="of:=[.V19]*[.$Q19]" office:value-type="float" office:value="0.0129574021797789">
            <text:p>0,0130</text:p>
          </table:table-cell>
          <table:table-cell/>
          <table:table-cell table:formula="of:=[.Y18]+1/79" office:value-type="float" office:value="0.215189873417722">
            <text:p>0,2152</text:p>
          </table:table-cell>
          <table:table-cell table:formula="of:=[.Y19]*[.$Q19]" office:value-type="float" office:value="0.00355283608155229">
            <text:p>0,0036</text:p>
          </table:table-cell>
          <table:table-cell table:number-columns-repeated="998"/>
        </table:table-row>
        <table:table-row table:style-name="ro2">
          <table:table-cell table:formula="of:=[.A19]+0.025" office:value-type="float" office:value="0.45">
            <text:p>0,4500</text:p>
          </table:table-cell>
          <table:table-cell table:formula="of:=(12-9*[.$B$1]-6*[.$D$1])*ABS([.$A20])^3" office:value-type="float" office:value="0.637875">
            <text:p>0,6379</text:p>
          </table:table-cell>
          <table:table-cell table:formula="of:=(-18+12*[.$B$1]+6*[.$D$1])*ABS([.$A20])^2" office:value-type="float" office:value="-2.43">
            <text:p>-2,4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0]+[.C20]+[.D20]+[.E20])/6" office:value-type="float" office:value="0.590201388888889">
            <text:p>0,5902</text:p>
          </table:table-cell>
          <table:table-cell/>
          <table:table-cell table:formula="of:=(-[.$B$1]-6*[.$D$1])*ABS([.$A20])^3" office:value-type="float" office:value="-0.212625">
            <text:p>-0,2126</text:p>
          </table:table-cell>
          <table:table-cell table:formula="of:=(6*[.$B$1]+30*[.$D$1])*ABS([.$A20])^2" office:value-type="float" office:value="2.43">
            <text:p>2,4300</text:p>
          </table:table-cell>
          <table:table-cell table:formula="of:=(-12*[.$B$1]-48*[.$D$1])*ABS([.$A20])^2" office:value-type="float" office:value="-4.05">
            <text:p>-4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0]+[.I20]+[.J20]+[.K20])/6" office:value-type="float" office:value="1.47234027777778">
            <text:p>1,4723</text:p>
          </table:table-cell>
          <table:table-cell/>
          <table:table-cell table:formula="of:=[.F20]" office:value-type="float" office:value="0.590201388888889">
            <text:p>0,5902</text:p>
          </table:table-cell>
          <table:table-cell table:formula="of:=[.O20]-[.$O$81]" office:value-type="float" office:value="7.0091536458333">
            <text:p>7,0092</text:p>
          </table:table-cell>
          <table:table-cell table:formula="of:=[.P20]/[.$P$83]" office:value-type="float" office:value="0.0164468892179403">
            <text:p>0,0164</text:p>
          </table:table-cell>
          <table:table-cell/>
          <table:table-cell office:value-type="float" office:value="1">
            <text:p>1,0000</text:p>
          </table:table-cell>
          <table:table-cell table:formula="of:=[.S20]*[.Q20]" office:value-type="float" office:value="0.0164468892179403">
            <text:p>0,0164</text:p>
          </table:table-cell>
          <table:table-cell/>
          <table:table-cell table:formula="of:=[.V19]-1/79" office:value-type="float" office:value="0.772151898734178">
            <text:p>0,7722</text:p>
          </table:table-cell>
          <table:table-cell table:formula="of:=[.V20]*[.$Q20]" office:value-type="float" office:value="0.0126994967379033">
            <text:p>0,0127</text:p>
          </table:table-cell>
          <table:table-cell/>
          <table:table-cell table:formula="of:=[.Y19]+1/79" office:value-type="float" office:value="0.227848101265823">
            <text:p>0,2278</text:p>
          </table:table-cell>
          <table:table-cell table:formula="of:=[.Y20]*[.$Q20]" office:value-type="float" office:value="0.00374739248003702">
            <text:p>0,0037</text:p>
          </table:table-cell>
          <table:table-cell table:number-columns-repeated="998"/>
        </table:table-row>
        <table:table-row table:style-name="ro2">
          <table:table-cell table:formula="of:=[.A20]+0.025" office:value-type="float" office:value="0.475">
            <text:p>0,4750</text:p>
          </table:table-cell>
          <table:table-cell table:formula="of:=(12-9*[.$B$1]-6*[.$D$1])*ABS([.$A21])^3" office:value-type="float" office:value="0.750203125000001">
            <text:p>0,7502</text:p>
          </table:table-cell>
          <table:table-cell table:formula="of:=(-18+12*[.$B$1]+6*[.$D$1])*ABS([.$A21])^2" office:value-type="float" office:value="-2.7075">
            <text:p>-2,7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1]+[.C21]+[.D21]+[.E21])/6" office:value-type="float" office:value="0.562672743055555">
            <text:p>0,5627</text:p>
          </table:table-cell>
          <table:table-cell/>
          <table:table-cell table:formula="of:=(-[.$B$1]-6*[.$D$1])*ABS([.$A21])^3" office:value-type="float" office:value="-0.250067708333334">
            <text:p>-0,2501</text:p>
          </table:table-cell>
          <table:table-cell table:formula="of:=(6*[.$B$1]+30*[.$D$1])*ABS([.$A21])^2" office:value-type="float" office:value="2.7075">
            <text:p>2,7075</text:p>
          </table:table-cell>
          <table:table-cell table:formula="of:=(-12*[.$B$1]-48*[.$D$1])*ABS([.$A21])^2" office:value-type="float" office:value="-4.5125">
            <text:p>-4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1]+[.I21]+[.J21]+[.K21])/6" office:value-type="float" office:value="1.43526649305556">
            <text:p>1,4353</text:p>
          </table:table-cell>
          <table:table-cell/>
          <table:table-cell table:formula="of:=[.F21]" office:value-type="float" office:value="0.562672743055555">
            <text:p>0,5627</text:p>
          </table:table-cell>
          <table:table-cell table:formula="of:=[.O21]-[.$O$81]" office:value-type="float" office:value="6.98162499999997">
            <text:p>6,9816</text:p>
          </table:table-cell>
          <table:table-cell table:formula="of:=[.P21]/[.$P$83]" office:value-type="float" office:value="0.0163822936032315">
            <text:p>0,0164</text:p>
          </table:table-cell>
          <table:table-cell/>
          <table:table-cell office:value-type="float" office:value="1">
            <text:p>1,0000</text:p>
          </table:table-cell>
          <table:table-cell table:formula="of:=[.S21]*[.Q21]" office:value-type="float" office:value="0.0163822936032315">
            <text:p>0,0164</text:p>
          </table:table-cell>
          <table:table-cell/>
          <table:table-cell table:formula="of:=[.V20]-1/79" office:value-type="float" office:value="0.759493670886077">
            <text:p>0,7595</text:p>
          </table:table-cell>
          <table:table-cell table:formula="of:=[.V21]*[.$Q21]" office:value-type="float" office:value="0.0124422483062518">
            <text:p>0,0124</text:p>
          </table:table-cell>
          <table:table-cell/>
          <table:table-cell table:formula="of:=[.Y20]+1/79" office:value-type="float" office:value="0.240506329113924">
            <text:p>0,2405</text:p>
          </table:table-cell>
          <table:table-cell table:formula="of:=[.Y21]*[.$Q21]" office:value-type="float" office:value="0.00394004529697973">
            <text:p>0,0039</text:p>
          </table:table-cell>
          <table:table-cell table:number-columns-repeated="998"/>
        </table:table-row>
        <table:table-row table:style-name="ro2">
          <table:table-cell table:formula="of:=[.A21]+0.025" office:value-type="float" office:value="0.5">
            <text:p>0,5000</text:p>
          </table:table-cell>
          <table:table-cell table:formula="of:=(12-9*[.$B$1]-6*[.$D$1])*ABS([.$A22])^3" office:value-type="float" office:value="0.875000000000001">
            <text:p>0,8750</text:p>
          </table:table-cell>
          <table:table-cell table:formula="of:=(-18+12*[.$B$1]+6*[.$D$1])*ABS([.$A22])^2" office:value-type="float" office:value="-3">
            <text:p>-3,00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2]+[.C22]+[.D22]+[.E22])/6" office:value-type="float" office:value="0.534722222222222">
            <text:p>0,5347</text:p>
          </table:table-cell>
          <table:table-cell/>
          <table:table-cell table:formula="of:=(-[.$B$1]-6*[.$D$1])*ABS([.$A22])^3" office:value-type="float" office:value="-0.291666666666667">
            <text:p>-0,2917</text:p>
          </table:table-cell>
          <table:table-cell table:formula="of:=(6*[.$B$1]+30*[.$D$1])*ABS([.$A22])^2" office:value-type="float" office:value="3">
            <text:p>3,0000</text:p>
          </table:table-cell>
          <table:table-cell table:formula="of:=(-12*[.$B$1]-48*[.$D$1])*ABS([.$A22])^2" office:value-type="float" office:value="-5">
            <text:p>-5,0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2]+[.I22]+[.J22]+[.K22])/6" office:value-type="float" office:value="1.39583333333333">
            <text:p>1,3958</text:p>
          </table:table-cell>
          <table:table-cell/>
          <table:table-cell table:formula="of:=[.F22]" office:value-type="float" office:value="0.534722222222222">
            <text:p>0,5347</text:p>
          </table:table-cell>
          <table:table-cell table:formula="of:=[.O22]-[.$O$81]" office:value-type="float" office:value="6.95367447916664">
            <text:p>6,9537</text:p>
          </table:table-cell>
          <table:table-cell table:formula="of:=[.P22]/[.$P$83]" office:value-type="float" office:value="0.016316708064241">
            <text:p>0,0163</text:p>
          </table:table-cell>
          <table:table-cell/>
          <table:table-cell office:value-type="float" office:value="1">
            <text:p>1,0000</text:p>
          </table:table-cell>
          <table:table-cell table:formula="of:=[.S22]*[.Q22]" office:value-type="float" office:value="0.016316708064241">
            <text:p>0,0163</text:p>
          </table:table-cell>
          <table:table-cell/>
          <table:table-cell table:formula="of:=[.V21]-1/79" office:value-type="float" office:value="0.746835443037976">
            <text:p>0,7468</text:p>
          </table:table-cell>
          <table:table-cell table:formula="of:=[.V22]*[.$Q22]" office:value-type="float" office:value="0.0121858958960787">
            <text:p>0,0122</text:p>
          </table:table-cell>
          <table:table-cell/>
          <table:table-cell table:formula="of:=[.Y21]+1/79" office:value-type="float" office:value="0.253164556962025">
            <text:p>0,2532</text:p>
          </table:table-cell>
          <table:table-cell table:formula="of:=[.Y22]*[.$Q22]" office:value-type="float" office:value="0.00413081216816227">
            <text:p>0,0041</text:p>
          </table:table-cell>
          <table:table-cell table:number-columns-repeated="998"/>
        </table:table-row>
        <table:table-row table:style-name="ro2">
          <table:table-cell table:formula="of:=[.A22]+0.025" office:value-type="float" office:value="0.525">
            <text:p>0,5250</text:p>
          </table:table-cell>
          <table:table-cell table:formula="of:=(12-9*[.$B$1]-6*[.$D$1])*ABS([.$A23])^3" office:value-type="float" office:value="1.012921875">
            <text:p>1,0129</text:p>
          </table:table-cell>
          <table:table-cell table:formula="of:=(-18+12*[.$B$1]+6*[.$D$1])*ABS([.$A23])^2" office:value-type="float" office:value="-3.3075">
            <text:p>-3,3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3]+[.C23]+[.D23]+[.E23])/6" office:value-type="float" office:value="0.506459201388889">
            <text:p>0,5065</text:p>
          </table:table-cell>
          <table:table-cell/>
          <table:table-cell table:formula="of:=(-[.$B$1]-6*[.$D$1])*ABS([.$A23])^3" office:value-type="float" office:value="-0.337640625">
            <text:p>-0,3376</text:p>
          </table:table-cell>
          <table:table-cell table:formula="of:=(6*[.$B$1]+30*[.$D$1])*ABS([.$A23])^2" office:value-type="float" office:value="3.3075">
            <text:p>3,3075</text:p>
          </table:table-cell>
          <table:table-cell table:formula="of:=(-12*[.$B$1]-48*[.$D$1])*ABS([.$A23])^2" office:value-type="float" office:value="-5.5125">
            <text:p>-5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3]+[.I23]+[.J23]+[.K23])/6" office:value-type="float" office:value="1.35400434027778">
            <text:p>1,3540</text:p>
          </table:table-cell>
          <table:table-cell/>
          <table:table-cell table:formula="of:=[.F23]" office:value-type="float" office:value="0.506459201388889">
            <text:p>0,5065</text:p>
          </table:table-cell>
          <table:table-cell table:formula="of:=[.O23]-[.$O$81]" office:value-type="float" office:value="6.9254114583333">
            <text:p>6,9254</text:p>
          </table:table-cell>
          <table:table-cell table:formula="of:=[.P23]/[.$P$83]" office:value-type="float" office:value="0.0162503892480046">
            <text:p>0,0163</text:p>
          </table:table-cell>
          <table:table-cell/>
          <table:table-cell office:value-type="float" office:value="1">
            <text:p>1,0000</text:p>
          </table:table-cell>
          <table:table-cell table:formula="of:=[.S23]*[.Q23]" office:value-type="float" office:value="0.0162503892480046">
            <text:p>0,0163</text:p>
          </table:table-cell>
          <table:table-cell/>
          <table:table-cell table:formula="of:=[.V22]-1/79" office:value-type="float" office:value="0.734177215189874">
            <text:p>0,7342</text:p>
          </table:table-cell>
          <table:table-cell table:formula="of:=[.V23]*[.$Q23]" office:value-type="float" office:value="0.0119306655238515">
            <text:p>0,0119</text:p>
          </table:table-cell>
          <table:table-cell/>
          <table:table-cell table:formula="of:=[.Y22]+1/79" office:value-type="float" office:value="0.265822784810127">
            <text:p>0,2658</text:p>
          </table:table-cell>
          <table:table-cell table:formula="of:=[.Y23]*[.$Q23]" office:value-type="float" office:value="0.00431972372415313">
            <text:p>0,0043</text:p>
          </table:table-cell>
          <table:table-cell table:number-columns-repeated="998"/>
        </table:table-row>
        <table:table-row table:style-name="ro2">
          <table:table-cell table:formula="of:=[.A23]+0.025" office:value-type="float" office:value="0.55">
            <text:p>0,5500</text:p>
          </table:table-cell>
          <table:table-cell table:formula="of:=(12-9*[.$B$1]-6*[.$D$1])*ABS([.$A24])^3" office:value-type="float" office:value="1.164625">
            <text:p>1,1646</text:p>
          </table:table-cell>
          <table:table-cell table:formula="of:=(-18+12*[.$B$1]+6*[.$D$1])*ABS([.$A24])^2" office:value-type="float" office:value="-3.63">
            <text:p>-3,6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4]+[.C24]+[.D24]+[.E24])/6" office:value-type="float" office:value="0.477993055555555">
            <text:p>0,4780</text:p>
          </table:table-cell>
          <table:table-cell/>
          <table:table-cell table:formula="of:=(-[.$B$1]-6*[.$D$1])*ABS([.$A24])^3" office:value-type="float" office:value="-0.388208333333334">
            <text:p>-0,3882</text:p>
          </table:table-cell>
          <table:table-cell table:formula="of:=(6*[.$B$1]+30*[.$D$1])*ABS([.$A24])^2" office:value-type="float" office:value="3.63">
            <text:p>3,6300</text:p>
          </table:table-cell>
          <table:table-cell table:formula="of:=(-12*[.$B$1]-48*[.$D$1])*ABS([.$A24])^2" office:value-type="float" office:value="-6.05">
            <text:p>-6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4]+[.I24]+[.J24]+[.K24])/6" office:value-type="float" office:value="1.30974305555556">
            <text:p>1,3097</text:p>
          </table:table-cell>
          <table:table-cell/>
          <table:table-cell table:formula="of:=[.F24]" office:value-type="float" office:value="0.477993055555555">
            <text:p>0,4780</text:p>
          </table:table-cell>
          <table:table-cell table:formula="of:=[.O24]-[.$O$81]" office:value-type="float" office:value="6.89694531249997">
            <text:p>6,8969</text:p>
          </table:table-cell>
          <table:table-cell table:formula="of:=[.P24]/[.$P$83]" office:value-type="float" office:value="0.0161835938015586">
            <text:p>0,0162</text:p>
          </table:table-cell>
          <table:table-cell/>
          <table:table-cell office:value-type="float" office:value="1">
            <text:p>1,0000</text:p>
          </table:table-cell>
          <table:table-cell table:formula="of:=[.S24]*[.Q24]" office:value-type="float" office:value="0.0161835938015586">
            <text:p>0,0162</text:p>
          </table:table-cell>
          <table:table-cell/>
          <table:table-cell table:formula="of:=[.V23]-1/79" office:value-type="float" office:value="0.721518987341773">
            <text:p>0,7215</text:p>
          </table:table-cell>
          <table:table-cell table:formula="of:=[.V24]*[.$Q24]" office:value-type="float" office:value="0.0116767702112511">
            <text:p>0,0117</text:p>
          </table:table-cell>
          <table:table-cell/>
          <table:table-cell table:formula="of:=[.Y23]+1/79" office:value-type="float" office:value="0.278481012658228">
            <text:p>0,2785</text:p>
          </table:table-cell>
          <table:table-cell table:formula="of:=[.Y24]*[.$Q24]" office:value-type="float" office:value="0.00450682359030745">
            <text:p>0,0045</text:p>
          </table:table-cell>
          <table:table-cell table:number-columns-repeated="998"/>
        </table:table-row>
        <table:table-row table:style-name="ro2">
          <table:table-cell table:formula="of:=[.A24]+0.025" office:value-type="float" office:value="0.575">
            <text:p>0,5750</text:p>
          </table:table-cell>
          <table:table-cell table:formula="of:=(12-9*[.$B$1]-6*[.$D$1])*ABS([.$A25])^3" office:value-type="float" office:value="1.330765625">
            <text:p>1,3308</text:p>
          </table:table-cell>
          <table:table-cell table:formula="of:=(-18+12*[.$B$1]+6*[.$D$1])*ABS([.$A25])^2" office:value-type="float" office:value="-3.9675">
            <text:p>-3,9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5]+[.C25]+[.D25]+[.E25])/6" office:value-type="float" office:value="0.449433159722222">
            <text:p>0,4494</text:p>
          </table:table-cell>
          <table:table-cell/>
          <table:table-cell table:formula="of:=(-[.$B$1]-6*[.$D$1])*ABS([.$A25])^3" office:value-type="float" office:value="-0.443588541666667">
            <text:p>-0,4436</text:p>
          </table:table-cell>
          <table:table-cell table:formula="of:=(6*[.$B$1]+30*[.$D$1])*ABS([.$A25])^2" office:value-type="float" office:value="3.9675">
            <text:p>3,9675</text:p>
          </table:table-cell>
          <table:table-cell table:formula="of:=(-12*[.$B$1]-48*[.$D$1])*ABS([.$A25])^2" office:value-type="float" office:value="-6.6125">
            <text:p>-6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5]+[.I25]+[.J25]+[.K25])/6" office:value-type="float" office:value="1.26301302083333">
            <text:p>1,2630</text:p>
          </table:table-cell>
          <table:table-cell/>
          <table:table-cell table:formula="of:=[.F25]" office:value-type="float" office:value="0.449433159722222">
            <text:p>0,4494</text:p>
          </table:table-cell>
          <table:table-cell table:formula="of:=[.O25]-[.$O$81]" office:value-type="float" office:value="6.86838541666664">
            <text:p>6,8684</text:p>
          </table:table-cell>
          <table:table-cell table:formula="of:=[.P25]/[.$P$83]" office:value-type="float" office:value="0.0161165783719388">
            <text:p>0,0161</text:p>
          </table:table-cell>
          <table:table-cell/>
          <table:table-cell office:value-type="float" office:value="1">
            <text:p>1,0000</text:p>
          </table:table-cell>
          <table:table-cell table:formula="of:=[.S25]*[.Q25]" office:value-type="float" office:value="0.0161165783719388">
            <text:p>0,0161</text:p>
          </table:table-cell>
          <table:table-cell/>
          <table:table-cell table:formula="of:=[.V24]-1/79" office:value-type="float" office:value="0.708860759493672">
            <text:p>0,7089</text:p>
          </table:table-cell>
          <table:table-cell table:formula="of:=[.V25]*[.$Q25]" office:value-type="float" office:value="0.0114244099851718">
            <text:p>0,0114</text:p>
          </table:table-cell>
          <table:table-cell/>
          <table:table-cell table:formula="of:=[.Y24]+1/79" office:value-type="float" office:value="0.291139240506329">
            <text:p>0,2911</text:p>
          </table:table-cell>
          <table:table-cell table:formula="of:=[.Y25]*[.$Q25]" office:value-type="float" office:value="0.00469216838676698">
            <text:p>0,0047</text:p>
          </table:table-cell>
          <table:table-cell table:number-columns-repeated="998"/>
        </table:table-row>
        <table:table-row table:style-name="ro2">
          <table:table-cell table:formula="of:=[.A25]+0.025" office:value-type="float" office:value="0.6">
            <text:p>0,6000</text:p>
          </table:table-cell>
          <table:table-cell table:formula="of:=(12-9*[.$B$1]-6*[.$D$1])*ABS([.$A26])^3" office:value-type="float" office:value="1.512">
            <text:p>1,5120</text:p>
          </table:table-cell>
          <table:table-cell table:formula="of:=(-18+12*[.$B$1]+6*[.$D$1])*ABS([.$A26])^2" office:value-type="float" office:value="-4.32">
            <text:p>-4,3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6]+[.C26]+[.D26]+[.E26])/6" office:value-type="float" office:value="0.420888888888889">
            <text:p>0,4209</text:p>
          </table:table-cell>
          <table:table-cell/>
          <table:table-cell table:formula="of:=(-[.$B$1]-6*[.$D$1])*ABS([.$A26])^3" office:value-type="float" office:value="-0.504000000000001">
            <text:p>-0,5040</text:p>
          </table:table-cell>
          <table:table-cell table:formula="of:=(6*[.$B$1]+30*[.$D$1])*ABS([.$A26])^2" office:value-type="float" office:value="4.32">
            <text:p>4,3200</text:p>
          </table:table-cell>
          <table:table-cell table:formula="of:=(-12*[.$B$1]-48*[.$D$1])*ABS([.$A26])^2" office:value-type="float" office:value="-7.20000000000001">
            <text:p>-7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6]+[.I26]+[.J26]+[.K26])/6" office:value-type="float" office:value="1.21377777777778">
            <text:p>1,2138</text:p>
          </table:table-cell>
          <table:table-cell/>
          <table:table-cell table:formula="of:=[.F26]" office:value-type="float" office:value="0.420888888888889">
            <text:p>0,4209</text:p>
          </table:table-cell>
          <table:table-cell table:formula="of:=[.O26]-[.$O$81]" office:value-type="float" office:value="6.8398411458333">
            <text:p>6,8398</text:p>
          </table:table-cell>
          <table:table-cell table:formula="of:=[.P26]/[.$P$83]" office:value-type="float" office:value="0.0160495996061812">
            <text:p>0,0160</text:p>
          </table:table-cell>
          <table:table-cell/>
          <table:table-cell office:value-type="float" office:value="1">
            <text:p>1,0000</text:p>
          </table:table-cell>
          <table:table-cell table:formula="of:=[.S26]*[.Q26]" office:value-type="float" office:value="0.0160495996061812">
            <text:p>0,0160</text:p>
          </table:table-cell>
          <table:table-cell/>
          <table:table-cell table:formula="of:=[.V25]-1/79" office:value-type="float" office:value="0.696202531645571">
            <text:p>0,6962</text:p>
          </table:table-cell>
          <table:table-cell table:formula="of:=[.V26]*[.$Q26]" office:value-type="float" office:value="0.0111737718777211">
            <text:p>0,0112</text:p>
          </table:table-cell>
          <table:table-cell/>
          <table:table-cell table:formula="of:=[.Y25]+1/79" office:value-type="float" office:value="0.303797468354431">
            <text:p>0,3038</text:p>
          </table:table-cell>
          <table:table-cell table:formula="of:=[.Y26]*[.$Q26]" office:value-type="float" office:value="0.00487582772846012">
            <text:p>0,0049</text:p>
          </table:table-cell>
          <table:table-cell table:number-columns-repeated="998"/>
        </table:table-row>
        <table:table-row table:style-name="ro2">
          <table:table-cell table:formula="of:=[.A26]+0.025" office:value-type="float" office:value="0.625">
            <text:p>0,6250</text:p>
          </table:table-cell>
          <table:table-cell table:formula="of:=(12-9*[.$B$1]-6*[.$D$1])*ABS([.$A27])^3" office:value-type="float" office:value="1.708984375">
            <text:p>1,7090</text:p>
          </table:table-cell>
          <table:table-cell table:formula="of:=(-18+12*[.$B$1]+6*[.$D$1])*ABS([.$A27])^2" office:value-type="float" office:value="-4.6875">
            <text:p>-4,6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7]+[.C27]+[.D27]+[.E27])/6" office:value-type="float" office:value="0.392469618055555">
            <text:p>0,3925</text:p>
          </table:table-cell>
          <table:table-cell/>
          <table:table-cell table:formula="of:=(-[.$B$1]-6*[.$D$1])*ABS([.$A27])^3" office:value-type="float" office:value="-0.569661458333334">
            <text:p>-0,5697</text:p>
          </table:table-cell>
          <table:table-cell table:formula="of:=(6*[.$B$1]+30*[.$D$1])*ABS([.$A27])^2" office:value-type="float" office:value="4.6875">
            <text:p>4,6875</text:p>
          </table:table-cell>
          <table:table-cell table:formula="of:=(-12*[.$B$1]-48*[.$D$1])*ABS([.$A27])^2" office:value-type="float" office:value="-7.81250000000001">
            <text:p>-7,8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7]+[.I27]+[.J27]+[.K27])/6" office:value-type="float" office:value="1.16200086805556">
            <text:p>1,1620</text:p>
          </table:table-cell>
          <table:table-cell/>
          <table:table-cell table:formula="of:=[.F27]" office:value-type="float" office:value="0.392469618055555">
            <text:p>0,3925</text:p>
          </table:table-cell>
          <table:table-cell table:formula="of:=[.O27]-[.$O$81]" office:value-type="float" office:value="6.81142187499997">
            <text:p>6,8114</text:p>
          </table:table-cell>
          <table:table-cell table:formula="of:=[.P27]/[.$P$83]" office:value-type="float" office:value="0.015982914151322">
            <text:p>0,0160</text:p>
          </table:table-cell>
          <table:table-cell/>
          <table:table-cell office:value-type="float" office:value="1">
            <text:p>1,0000</text:p>
          </table:table-cell>
          <table:table-cell table:formula="of:=[.S27]*[.Q27]" office:value-type="float" office:value="0.015982914151322">
            <text:p>0,0160</text:p>
          </table:table-cell>
          <table:table-cell/>
          <table:table-cell table:formula="of:=[.V26]-1/79" office:value-type="float" office:value="0.683544303797469">
            <text:p>0,6835</text:p>
          </table:table-cell>
          <table:table-cell table:formula="of:=[.V27]*[.$Q27]" office:value-type="float" office:value="0.0109250299262201">
            <text:p>0,0109</text:p>
          </table:table-cell>
          <table:table-cell/>
          <table:table-cell table:formula="of:=[.Y26]+1/79" office:value-type="float" office:value="0.316455696202532">
            <text:p>0,3165</text:p>
          </table:table-cell>
          <table:table-cell table:formula="of:=[.Y27]*[.$Q27]" office:value-type="float" office:value="0.00505788422510191">
            <text:p>0,0051</text:p>
          </table:table-cell>
          <table:table-cell table:number-columns-repeated="998"/>
        </table:table-row>
        <table:table-row table:style-name="ro2">
          <table:table-cell table:formula="of:=[.A27]+0.025" office:value-type="float" office:value="0.65">
            <text:p>0,6500</text:p>
          </table:table-cell>
          <table:table-cell table:formula="of:=(12-9*[.$B$1]-6*[.$D$1])*ABS([.$A28])^3" office:value-type="float" office:value="1.922375">
            <text:p>1,9224</text:p>
          </table:table-cell>
          <table:table-cell table:formula="of:=(-18+12*[.$B$1]+6*[.$D$1])*ABS([.$A28])^2" office:value-type="float" office:value="-5.07">
            <text:p>-5,0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8]+[.C28]+[.D28]+[.E28])/6" office:value-type="float" office:value="0.364284722222222">
            <text:p>0,3643</text:p>
          </table:table-cell>
          <table:table-cell/>
          <table:table-cell table:formula="of:=(-[.$B$1]-6*[.$D$1])*ABS([.$A28])^3" office:value-type="float" office:value="-0.640791666666667">
            <text:p>-0,6408</text:p>
          </table:table-cell>
          <table:table-cell table:formula="of:=(6*[.$B$1]+30*[.$D$1])*ABS([.$A28])^2" office:value-type="float" office:value="5.07">
            <text:p>5,0700</text:p>
          </table:table-cell>
          <table:table-cell table:formula="of:=(-12*[.$B$1]-48*[.$D$1])*ABS([.$A28])^2" office:value-type="float" office:value="-8.45000000000001">
            <text:p>-8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8]+[.I28]+[.J28]+[.K28])/6" office:value-type="float" office:value="1.10764583333333">
            <text:p>1,1076</text:p>
          </table:table-cell>
          <table:table-cell/>
          <table:table-cell table:formula="of:=[.F28]" office:value-type="float" office:value="0.364284722222222">
            <text:p>0,3643</text:p>
          </table:table-cell>
          <table:table-cell table:formula="of:=[.O28]-[.$O$81]" office:value-type="float" office:value="6.78323697916664">
            <text:p>6,7832</text:p>
          </table:table-cell>
          <table:table-cell table:formula="of:=[.P28]/[.$P$83]" office:value-type="float" office:value="0.0159167786543971">
            <text:p>0,0159</text:p>
          </table:table-cell>
          <table:table-cell/>
          <table:table-cell office:value-type="float" office:value="1">
            <text:p>1,0000</text:p>
          </table:table-cell>
          <table:table-cell table:formula="of:=[.S28]*[.Q28]" office:value-type="float" office:value="0.0159167786543971">
            <text:p>0,0159</text:p>
          </table:table-cell>
          <table:table-cell/>
          <table:table-cell table:formula="of:=[.V27]-1/79" office:value-type="float" office:value="0.670886075949368">
            <text:p>0,6709</text:p>
          </table:table-cell>
          <table:table-cell table:formula="of:=[.V28]*[.$Q28]" office:value-type="float" office:value="0.0106783451732032">
            <text:p>0,0107</text:p>
          </table:table-cell>
          <table:table-cell/>
          <table:table-cell table:formula="of:=[.Y27]+1/79" office:value-type="float" office:value="0.329113924050633">
            <text:p>0,3291</text:p>
          </table:table-cell>
          <table:table-cell table:formula="of:=[.Y28]*[.$Q28]" office:value-type="float" office:value="0.005238433481194">
            <text:p>0,0052</text:p>
          </table:table-cell>
          <table:table-cell table:number-columns-repeated="998"/>
        </table:table-row>
        <table:table-row table:style-name="ro2">
          <table:table-cell table:formula="of:=[.A28]+0.025" office:value-type="float" office:value="0.675">
            <text:p>0,6750</text:p>
          </table:table-cell>
          <table:table-cell table:formula="of:=(12-9*[.$B$1]-6*[.$D$1])*ABS([.$A29])^3" office:value-type="float" office:value="2.152828125">
            <text:p>2,1528</text:p>
          </table:table-cell>
          <table:table-cell table:formula="of:=(-18+12*[.$B$1]+6*[.$D$1])*ABS([.$A29])^2" office:value-type="float" office:value="-5.4675">
            <text:p>-5,4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29]+[.C29]+[.D29]+[.E29])/6" office:value-type="float" office:value="0.336443576388889">
            <text:p>0,3364</text:p>
          </table:table-cell>
          <table:table-cell/>
          <table:table-cell table:formula="of:=(-[.$B$1]-6*[.$D$1])*ABS([.$A29])^3" office:value-type="float" office:value="-0.717609375000001">
            <text:p>-0,7176</text:p>
          </table:table-cell>
          <table:table-cell table:formula="of:=(6*[.$B$1]+30*[.$D$1])*ABS([.$A29])^2" office:value-type="float" office:value="5.4675">
            <text:p>5,4675</text:p>
          </table:table-cell>
          <table:table-cell table:formula="of:=(-12*[.$B$1]-48*[.$D$1])*ABS([.$A29])^2" office:value-type="float" office:value="-9.11250000000001">
            <text:p>-9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29]+[.I29]+[.J29]+[.K29])/6" office:value-type="float" office:value="1.05067621527778">
            <text:p>1,0507</text:p>
          </table:table-cell>
          <table:table-cell/>
          <table:table-cell table:formula="of:=[.F29]" office:value-type="float" office:value="0.336443576388889">
            <text:p>0,3364</text:p>
          </table:table-cell>
          <table:table-cell table:formula="of:=[.O29]-[.$O$81]" office:value-type="float" office:value="6.7553958333333">
            <text:p>6,7554</text:p>
          </table:table-cell>
          <table:table-cell table:formula="of:=[.P29]/[.$P$83]" office:value-type="float" office:value="0.0158514497624426">
            <text:p>0,0159</text:p>
          </table:table-cell>
          <table:table-cell/>
          <table:table-cell office:value-type="float" office:value="1">
            <text:p>1,0000</text:p>
          </table:table-cell>
          <table:table-cell table:formula="of:=[.S29]*[.Q29]" office:value-type="float" office:value="0.0158514497624426">
            <text:p>0,0159</text:p>
          </table:table-cell>
          <table:table-cell/>
          <table:table-cell table:formula="of:=[.V28]-1/79" office:value-type="float" office:value="0.658227848101267">
            <text:p>0,6582</text:p>
          </table:table-cell>
          <table:table-cell table:formula="of:=[.V29]*[.$Q29]" office:value-type="float" office:value="0.0104338656664179">
            <text:p>0,0104</text:p>
          </table:table-cell>
          <table:table-cell/>
          <table:table-cell table:formula="of:=[.Y28]+1/79" office:value-type="float" office:value="0.341772151898734">
            <text:p>0,3418</text:p>
          </table:table-cell>
          <table:table-cell table:formula="of:=[.Y29]*[.$Q29]" office:value-type="float" office:value="0.00541758409602469">
            <text:p>0,0054</text:p>
          </table:table-cell>
          <table:table-cell table:number-columns-repeated="998"/>
        </table:table-row>
        <table:table-row table:style-name="ro2">
          <table:table-cell table:formula="of:=[.A29]+0.025" office:value-type="float" office:value="0.7">
            <text:p>0,7000</text:p>
          </table:table-cell>
          <table:table-cell table:formula="of:=(12-9*[.$B$1]-6*[.$D$1])*ABS([.$A30])^3" office:value-type="float" office:value="2.401">
            <text:p>2,4010</text:p>
          </table:table-cell>
          <table:table-cell table:formula="of:=(-18+12*[.$B$1]+6*[.$D$1])*ABS([.$A30])^2" office:value-type="float" office:value="-5.88">
            <text:p>-5,8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0]+[.C30]+[.D30]+[.E30])/6" office:value-type="float" office:value="0.309055555555555">
            <text:p>0,3091</text:p>
          </table:table-cell>
          <table:table-cell/>
          <table:table-cell table:formula="of:=(-[.$B$1]-6*[.$D$1])*ABS([.$A30])^3" office:value-type="float" office:value="-0.800333333333334">
            <text:p>-0,8003</text:p>
          </table:table-cell>
          <table:table-cell table:formula="of:=(6*[.$B$1]+30*[.$D$1])*ABS([.$A30])^2" office:value-type="float" office:value="5.88">
            <text:p>5,8800</text:p>
          </table:table-cell>
          <table:table-cell table:formula="of:=(-12*[.$B$1]-48*[.$D$1])*ABS([.$A30])^2" office:value-type="float" office:value="-9.80000000000001">
            <text:p>-9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0]+[.I30]+[.J30]+[.K30])/6" office:value-type="float" office:value="0.991055555555555">
            <text:p>0,9911</text:p>
          </table:table-cell>
          <table:table-cell/>
          <table:table-cell table:formula="of:=[.F30]" office:value-type="float" office:value="0.309055555555555">
            <text:p>0,3091</text:p>
          </table:table-cell>
          <table:table-cell table:formula="of:=[.O30]-[.$O$81]" office:value-type="float" office:value="6.72800781249997">
            <text:p>6,7280</text:p>
          </table:table-cell>
          <table:table-cell table:formula="of:=[.P30]/[.$P$83]" office:value-type="float" office:value="0.0157871841224945">
            <text:p>0,0158</text:p>
          </table:table-cell>
          <table:table-cell/>
          <table:table-cell office:value-type="float" office:value="1">
            <text:p>1,0000</text:p>
          </table:table-cell>
          <table:table-cell table:formula="of:=[.S30]*[.Q30]" office:value-type="float" office:value="0.0157871841224945">
            <text:p>0,0158</text:p>
          </table:table-cell>
          <table:table-cell/>
          <table:table-cell table:formula="of:=[.V29]-1/79" office:value-type="float" office:value="0.645569620253166">
            <text:p>0,6456</text:p>
          </table:table-cell>
          <table:table-cell table:formula="of:=[.V30]*[.$Q30]" office:value-type="float" office:value="0.0101917264588256">
            <text:p>0,0102</text:p>
          </table:table-cell>
          <table:table-cell/>
          <table:table-cell table:formula="of:=[.Y29]+1/79" office:value-type="float" office:value="0.354430379746836">
            <text:p>0,3544</text:p>
          </table:table-cell>
          <table:table-cell table:formula="of:=[.Y30]*[.$Q30]" office:value-type="float" office:value="0.00559545766366892">
            <text:p>0,0056</text:p>
          </table:table-cell>
          <table:table-cell table:number-columns-repeated="998"/>
        </table:table-row>
        <table:table-row table:style-name="ro2">
          <table:table-cell table:formula="of:=[.A30]+0.025" office:value-type="float" office:value="0.725">
            <text:p>0,7250</text:p>
          </table:table-cell>
          <table:table-cell table:formula="of:=(12-9*[.$B$1]-6*[.$D$1])*ABS([.$A31])^3" office:value-type="float" office:value="2.667546875">
            <text:p>2,6675</text:p>
          </table:table-cell>
          <table:table-cell table:formula="of:=(-18+12*[.$B$1]+6*[.$D$1])*ABS([.$A31])^2" office:value-type="float" office:value="-6.30750000000001">
            <text:p>-6,3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1]+[.C31]+[.D31]+[.E31])/6" office:value-type="float" office:value="0.282230034722222">
            <text:p>0,2822</text:p>
          </table:table-cell>
          <table:table-cell/>
          <table:table-cell table:formula="of:=(-[.$B$1]-6*[.$D$1])*ABS([.$A31])^3" office:value-type="float" office:value="-0.889182291666668">
            <text:p>-0,8892</text:p>
          </table:table-cell>
          <table:table-cell table:formula="of:=(6*[.$B$1]+30*[.$D$1])*ABS([.$A31])^2" office:value-type="float" office:value="6.30750000000001">
            <text:p>6,3075</text:p>
          </table:table-cell>
          <table:table-cell table:formula="of:=(-12*[.$B$1]-48*[.$D$1])*ABS([.$A31])^2" office:value-type="float" office:value="-10.5125">
            <text:p>-10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1]+[.I31]+[.J31]+[.K31])/6" office:value-type="float" office:value="0.928747395833332">
            <text:p>0,9287</text:p>
          </table:table-cell>
          <table:table-cell/>
          <table:table-cell table:formula="of:=[.F31]" office:value-type="float" office:value="0.282230034722222">
            <text:p>0,2822</text:p>
          </table:table-cell>
          <table:table-cell table:formula="of:=[.O31]-[.$O$81]" office:value-type="float" office:value="6.70118229166664">
            <text:p>6,7012</text:p>
          </table:table-cell>
          <table:table-cell table:formula="of:=[.P31]/[.$P$83]" office:value-type="float" office:value="0.0157242383815887">
            <text:p>0,0157</text:p>
          </table:table-cell>
          <table:table-cell/>
          <table:table-cell office:value-type="float" office:value="1">
            <text:p>1,0000</text:p>
          </table:table-cell>
          <table:table-cell table:formula="of:=[.S31]*[.Q31]" office:value-type="float" office:value="0.0157242383815887">
            <text:p>0,0157</text:p>
          </table:table-cell>
          <table:table-cell/>
          <table:table-cell table:formula="of:=[.V30]-1/79" office:value-type="float" office:value="0.632911392405065">
            <text:p>0,6329</text:p>
          </table:table-cell>
          <table:table-cell table:formula="of:=[.V31]*[.$Q31]" office:value-type="float" office:value="0.00995204960860045">
            <text:p>0,0100</text:p>
          </table:table-cell>
          <table:table-cell/>
          <table:table-cell table:formula="of:=[.Y30]+1/79" office:value-type="float" office:value="0.367088607594937">
            <text:p>0,3671</text:p>
          </table:table-cell>
          <table:table-cell table:formula="of:=[.Y31]*[.$Q31]" office:value-type="float" office:value="0.00577218877298825">
            <text:p>0,0058</text:p>
          </table:table-cell>
          <table:table-cell table:number-columns-repeated="998"/>
        </table:table-row>
        <table:table-row table:style-name="ro2">
          <table:table-cell table:formula="of:=[.A31]+0.025" office:value-type="float" office:value="0.75">
            <text:p>0,7500</text:p>
          </table:table-cell>
          <table:table-cell table:formula="of:=(12-9*[.$B$1]-6*[.$D$1])*ABS([.$A32])^3" office:value-type="float" office:value="2.953125">
            <text:p>2,9531</text:p>
          </table:table-cell>
          <table:table-cell table:formula="of:=(-18+12*[.$B$1]+6*[.$D$1])*ABS([.$A32])^2" office:value-type="float" office:value="-6.75000000000001">
            <text:p>-6,75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2]+[.C32]+[.D32]+[.E32])/6" office:value-type="float" office:value="0.256076388888889">
            <text:p>0,2561</text:p>
          </table:table-cell>
          <table:table-cell/>
          <table:table-cell table:formula="of:=(-[.$B$1]-6*[.$D$1])*ABS([.$A32])^3" office:value-type="float" office:value="-0.984375000000001">
            <text:p>-0,9844</text:p>
          </table:table-cell>
          <table:table-cell table:formula="of:=(6*[.$B$1]+30*[.$D$1])*ABS([.$A32])^2" office:value-type="float" office:value="6.75000000000001">
            <text:p>6,7500</text:p>
          </table:table-cell>
          <table:table-cell table:formula="of:=(-12*[.$B$1]-48*[.$D$1])*ABS([.$A32])^2" office:value-type="float" office:value="-11.25">
            <text:p>-11,2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2]+[.I32]+[.J32]+[.K32])/6" office:value-type="float" office:value="0.863715277777777">
            <text:p>0,8637</text:p>
          </table:table-cell>
          <table:table-cell/>
          <table:table-cell table:formula="of:=[.F32]" office:value-type="float" office:value="0.256076388888889">
            <text:p>0,2561</text:p>
          </table:table-cell>
          <table:table-cell table:formula="of:=[.O32]-[.$O$81]" office:value-type="float" office:value="6.6750286458333">
            <text:p>6,6750</text:p>
          </table:table-cell>
          <table:table-cell table:formula="of:=[.P32]/[.$P$83]" office:value-type="float" office:value="0.0156628691867613">
            <text:p>0,0157</text:p>
          </table:table-cell>
          <table:table-cell/>
          <table:table-cell office:value-type="float" office:value="1">
            <text:p>1,0000</text:p>
          </table:table-cell>
          <table:table-cell table:formula="of:=[.S32]*[.Q32]" office:value-type="float" office:value="0.0156628691867613">
            <text:p>0,0157</text:p>
          </table:table-cell>
          <table:table-cell/>
          <table:table-cell table:formula="of:=[.V31]-1/79" office:value-type="float" office:value="0.620253164556963">
            <text:p>0,6203</text:p>
          </table:table-cell>
          <table:table-cell table:formula="of:=[.V32]*[.$Q32]" office:value-type="float" office:value="0.00971494417913046">
            <text:p>0,0097</text:p>
          </table:table-cell>
          <table:table-cell/>
          <table:table-cell table:formula="of:=[.Y31]+1/79" office:value-type="float" office:value="0.379746835443038">
            <text:p>0,3797</text:p>
          </table:table-cell>
          <table:table-cell table:formula="of:=[.Y32]*[.$Q32]" office:value-type="float" office:value="0.00594792500763088">
            <text:p>0,0059</text:p>
          </table:table-cell>
          <table:table-cell table:number-columns-repeated="998"/>
        </table:table-row>
        <table:table-row table:style-name="ro2">
          <table:table-cell table:formula="of:=[.A32]+0.025" office:value-type="float" office:value="0.775">
            <text:p>0,7750</text:p>
          </table:table-cell>
          <table:table-cell table:formula="of:=(12-9*[.$B$1]-6*[.$D$1])*ABS([.$A33])^3" office:value-type="float" office:value="3.258390625">
            <text:p>3,2584</text:p>
          </table:table-cell>
          <table:table-cell table:formula="of:=(-18+12*[.$B$1]+6*[.$D$1])*ABS([.$A33])^2" office:value-type="float" office:value="-7.20750000000001">
            <text:p>-7,2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3]+[.C33]+[.D33]+[.E33])/6" office:value-type="float" office:value="0.230703993055555">
            <text:p>0,2307</text:p>
          </table:table-cell>
          <table:table-cell/>
          <table:table-cell table:formula="of:=(-[.$B$1]-6*[.$D$1])*ABS([.$A33])^3" office:value-type="float" office:value="-1.08613020833333">
            <text:p>-1,0861</text:p>
          </table:table-cell>
          <table:table-cell table:formula="of:=(6*[.$B$1]+30*[.$D$1])*ABS([.$A33])^2" office:value-type="float" office:value="7.20750000000001">
            <text:p>7,2075</text:p>
          </table:table-cell>
          <table:table-cell table:formula="of:=(-12*[.$B$1]-48*[.$D$1])*ABS([.$A33])^2" office:value-type="float" office:value="-12.0125">
            <text:p>-12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3]+[.I33]+[.J33]+[.K33])/6" office:value-type="float" office:value="0.795922743055555">
            <text:p>0,7959</text:p>
          </table:table-cell>
          <table:table-cell/>
          <table:table-cell table:formula="of:=[.F33]" office:value-type="float" office:value="0.230703993055555">
            <text:p>0,2307</text:p>
          </table:table-cell>
          <table:table-cell table:formula="of:=[.O33]-[.$O$81]" office:value-type="float" office:value="6.64965624999997">
            <text:p>6,6497</text:p>
          </table:table-cell>
          <table:table-cell table:formula="of:=[.P33]/[.$P$83]" office:value-type="float" office:value="0.0156033331850484">
            <text:p>0,0156</text:p>
          </table:table-cell>
          <table:table-cell/>
          <table:table-cell office:value-type="float" office:value="1">
            <text:p>1,0000</text:p>
          </table:table-cell>
          <table:table-cell table:formula="of:=[.S33]*[.Q33]" office:value-type="float" office:value="0.0156033331850484">
            <text:p>0,0156</text:p>
          </table:table-cell>
          <table:table-cell/>
          <table:table-cell table:formula="of:=[.V32]-1/79" office:value-type="float" office:value="0.607594936708862">
            <text:p>0,6076</text:p>
          </table:table-cell>
          <table:table-cell table:formula="of:=[.V33]*[.$Q33]" office:value-type="float" office:value="0.00948050623901676">
            <text:p>0,0095</text:p>
          </table:table-cell>
          <table:table-cell/>
          <table:table-cell table:formula="of:=[.Y32]+1/79" office:value-type="float" office:value="0.392405063291139">
            <text:p>0,3924</text:p>
          </table:table-cell>
          <table:table-cell table:formula="of:=[.Y33]*[.$Q33]" office:value-type="float" office:value="0.00612282694603165">
            <text:p>0,0061</text:p>
          </table:table-cell>
          <table:table-cell table:number-columns-repeated="998"/>
        </table:table-row>
        <table:table-row table:style-name="ro2">
          <table:table-cell table:formula="of:=[.A33]+0.025" office:value-type="float" office:value="0.8">
            <text:p>0,8000</text:p>
          </table:table-cell>
          <table:table-cell table:formula="of:=(12-9*[.$B$1]-6*[.$D$1])*ABS([.$A34])^3" office:value-type="float" office:value="3.584">
            <text:p>3,5840</text:p>
          </table:table-cell>
          <table:table-cell table:formula="of:=(-18+12*[.$B$1]+6*[.$D$1])*ABS([.$A34])^2" office:value-type="float" office:value="-7.68000000000001">
            <text:p>-7,6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4]+[.C34]+[.D34]+[.E34])/6" office:value-type="float" office:value="0.206222222222222">
            <text:p>0,2062</text:p>
          </table:table-cell>
          <table:table-cell/>
          <table:table-cell table:formula="of:=(-[.$B$1]-6*[.$D$1])*ABS([.$A34])^3" office:value-type="float" office:value="-1.19466666666667">
            <text:p>-1,1947</text:p>
          </table:table-cell>
          <table:table-cell table:formula="of:=(6*[.$B$1]+30*[.$D$1])*ABS([.$A34])^2" office:value-type="float" office:value="7.68000000000001">
            <text:p>7,6800</text:p>
          </table:table-cell>
          <table:table-cell table:formula="of:=(-12*[.$B$1]-48*[.$D$1])*ABS([.$A34])^2" office:value-type="float" office:value="-12.8">
            <text:p>-12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4]+[.I34]+[.J34]+[.K34])/6" office:value-type="float" office:value="0.725333333333332">
            <text:p>0,7253</text:p>
          </table:table-cell>
          <table:table-cell/>
          <table:table-cell table:formula="of:=[.F34]" office:value-type="float" office:value="0.206222222222222">
            <text:p>0,2062</text:p>
          </table:table-cell>
          <table:table-cell table:formula="of:=[.O34]-[.$O$81]" office:value-type="float" office:value="6.62517447916664">
            <text:p>6,6252</text:p>
          </table:table-cell>
          <table:table-cell table:formula="of:=[.P34]/[.$P$83]" office:value-type="float" office:value="0.0155458870234859">
            <text:p>0,0155</text:p>
          </table:table-cell>
          <table:table-cell/>
          <table:table-cell office:value-type="float" office:value="1">
            <text:p>1,0000</text:p>
          </table:table-cell>
          <table:table-cell table:formula="of:=[.S34]*[.Q34]" office:value-type="float" office:value="0.0155458870234859">
            <text:p>0,0155</text:p>
          </table:table-cell>
          <table:table-cell/>
          <table:table-cell table:formula="of:=[.V33]-1/79" office:value-type="float" office:value="0.594936708860761">
            <text:p>0,5949</text:p>
          </table:table-cell>
          <table:table-cell table:formula="of:=[.V34]*[.$Q34]" office:value-type="float" office:value="0.00924881886207391">
            <text:p>0,0092</text:p>
          </table:table-cell>
          <table:table-cell/>
          <table:table-cell table:formula="of:=[.Y33]+1/79" office:value-type="float" office:value="0.405063291139241">
            <text:p>0,4051</text:p>
          </table:table-cell>
          <table:table-cell table:formula="of:=[.Y34]*[.$Q34]" office:value-type="float" office:value="0.00629706816141201">
            <text:p>0,0063</text:p>
          </table:table-cell>
          <table:table-cell table:number-columns-repeated="998"/>
        </table:table-row>
        <table:table-row table:style-name="ro2">
          <table:table-cell table:formula="of:=[.A34]+0.025" office:value-type="float" office:value="0.825">
            <text:p>0,8250</text:p>
          </table:table-cell>
          <table:table-cell table:formula="of:=(12-9*[.$B$1]-6*[.$D$1])*ABS([.$A35])^3" office:value-type="float" office:value="3.93060937500001">
            <text:p>3,9306</text:p>
          </table:table-cell>
          <table:table-cell table:formula="of:=(-18+12*[.$B$1]+6*[.$D$1])*ABS([.$A35])^2" office:value-type="float" office:value="-8.16750000000001">
            <text:p>-8,1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5]+[.C35]+[.D35]+[.E35])/6" office:value-type="float" office:value="0.182740451388889">
            <text:p>0,1827</text:p>
          </table:table-cell>
          <table:table-cell/>
          <table:table-cell table:formula="of:=(-[.$B$1]-6*[.$D$1])*ABS([.$A35])^3" office:value-type="float" office:value="-1.310203125">
            <text:p>-1,3102</text:p>
          </table:table-cell>
          <table:table-cell table:formula="of:=(6*[.$B$1]+30*[.$D$1])*ABS([.$A35])^2" office:value-type="float" office:value="8.16750000000001">
            <text:p>8,1675</text:p>
          </table:table-cell>
          <table:table-cell table:formula="of:=(-12*[.$B$1]-48*[.$D$1])*ABS([.$A35])^2" office:value-type="float" office:value="-13.6125">
            <text:p>-13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5]+[.I35]+[.J35]+[.K35])/6" office:value-type="float" office:value="0.651910590277776">
            <text:p>0,6519</text:p>
          </table:table-cell>
          <table:table-cell/>
          <table:table-cell table:formula="of:=[.F35]" office:value-type="float" office:value="0.182740451388889">
            <text:p>0,1827</text:p>
          </table:table-cell>
          <table:table-cell table:formula="of:=[.O35]-[.$O$81]" office:value-type="float" office:value="6.6016927083333">
            <text:p>6,6017</text:p>
          </table:table-cell>
          <table:table-cell table:formula="of:=[.P35]/[.$P$83]" office:value-type="float" office:value="0.0154907873491099">
            <text:p>0,0155</text:p>
          </table:table-cell>
          <table:table-cell/>
          <table:table-cell office:value-type="float" office:value="1">
            <text:p>1,0000</text:p>
          </table:table-cell>
          <table:table-cell table:formula="of:=[.S35]*[.Q35]" office:value-type="float" office:value="0.0154907873491099">
            <text:p>0,0155</text:p>
          </table:table-cell>
          <table:table-cell/>
          <table:table-cell table:formula="of:=[.V34]-1/79" office:value-type="float" office:value="0.58227848101266">
            <text:p>0,5823</text:p>
          </table:table-cell>
          <table:table-cell table:formula="of:=[.V35]*[.$Q35]" office:value-type="float" office:value="0.00901995212732982">
            <text:p>0,0090</text:p>
          </table:table-cell>
          <table:table-cell/>
          <table:table-cell table:formula="of:=[.Y34]+1/79" office:value-type="float" office:value="0.417721518987342">
            <text:p>0,4177</text:p>
          </table:table-cell>
          <table:table-cell table:formula="of:=[.Y35]*[.$Q35]" office:value-type="float" office:value="0.00647083522178008">
            <text:p>0,0065</text:p>
          </table:table-cell>
          <table:table-cell table:number-columns-repeated="998"/>
        </table:table-row>
        <table:table-row table:style-name="ro2">
          <table:table-cell table:formula="of:=[.A35]+0.025" office:value-type="float" office:value="0.85">
            <text:p>0,8500</text:p>
          </table:table-cell>
          <table:table-cell table:formula="of:=(12-9*[.$B$1]-6*[.$D$1])*ABS([.$A36])^3" office:value-type="float" office:value="4.29887500000001">
            <text:p>4,2989</text:p>
          </table:table-cell>
          <table:table-cell table:formula="of:=(-18+12*[.$B$1]+6*[.$D$1])*ABS([.$A36])^2" office:value-type="float" office:value="-8.67000000000001">
            <text:p>-8,6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6]+[.C36]+[.D36]+[.E36])/6" office:value-type="float" office:value="0.160368055555555">
            <text:p>0,1604</text:p>
          </table:table-cell>
          <table:table-cell/>
          <table:table-cell table:formula="of:=(-[.$B$1]-6*[.$D$1])*ABS([.$A36])^3" office:value-type="float" office:value="-1.43295833333334">
            <text:p>-1,4330</text:p>
          </table:table-cell>
          <table:table-cell table:formula="of:=(6*[.$B$1]+30*[.$D$1])*ABS([.$A36])^2" office:value-type="float" office:value="8.67000000000001">
            <text:p>8,6700</text:p>
          </table:table-cell>
          <table:table-cell table:formula="of:=(-12*[.$B$1]-48*[.$D$1])*ABS([.$A36])^2" office:value-type="float" office:value="-14.45">
            <text:p>-14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6]+[.I36]+[.J36]+[.K36])/6" office:value-type="float" office:value="0.575618055555554">
            <text:p>0,5756</text:p>
          </table:table-cell>
          <table:table-cell/>
          <table:table-cell table:formula="of:=[.F36]" office:value-type="float" office:value="0.160368055555555">
            <text:p>0,1604</text:p>
          </table:table-cell>
          <table:table-cell table:formula="of:=[.O36]-[.$O$81]" office:value-type="float" office:value="6.57932031249997">
            <text:p>6,5793</text:p>
          </table:table-cell>
          <table:table-cell table:formula="of:=[.P36]/[.$P$83]" office:value-type="float" office:value="0.0154382908089563">
            <text:p>0,0154</text:p>
          </table:table-cell>
          <table:table-cell/>
          <table:table-cell office:value-type="float" office:value="1">
            <text:p>1,0000</text:p>
          </table:table-cell>
          <table:table-cell table:formula="of:=[.S36]*[.Q36]" office:value-type="float" office:value="0.0154382908089563">
            <text:p>0,0154</text:p>
          </table:table-cell>
          <table:table-cell/>
          <table:table-cell table:formula="of:=[.V35]-1/79" office:value-type="float" office:value="0.569620253164558">
            <text:p>0,5696</text:p>
          </table:table-cell>
          <table:table-cell table:formula="of:=[.V36]*[.$Q36]" office:value-type="float" office:value="0.00879396311902579">
            <text:p>0,0088</text:p>
          </table:table-cell>
          <table:table-cell/>
          <table:table-cell table:formula="of:=[.Y35]+1/79" office:value-type="float" office:value="0.430379746835443">
            <text:p>0,4304</text:p>
          </table:table-cell>
          <table:table-cell table:formula="of:=[.Y36]*[.$Q36]" office:value-type="float" office:value="0.00664432768993058">
            <text:p>0,0066</text:p>
          </table:table-cell>
          <table:table-cell table:number-columns-repeated="998"/>
        </table:table-row>
        <table:table-row table:style-name="ro2">
          <table:table-cell table:formula="of:=[.A36]+0.025" office:value-type="float" office:value="0.875">
            <text:p>0,8750</text:p>
          </table:table-cell>
          <table:table-cell table:formula="of:=(12-9*[.$B$1]-6*[.$D$1])*ABS([.$A37])^3" office:value-type="float" office:value="4.68945312500001">
            <text:p>4,6895</text:p>
          </table:table-cell>
          <table:table-cell table:formula="of:=(-18+12*[.$B$1]+6*[.$D$1])*ABS([.$A37])^2" office:value-type="float" office:value="-9.18750000000001">
            <text:p>-9,1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7]+[.C37]+[.D37]+[.E37])/6" office:value-type="float" office:value="0.139214409722222">
            <text:p>0,1392</text:p>
          </table:table-cell>
          <table:table-cell/>
          <table:table-cell table:formula="of:=(-[.$B$1]-6*[.$D$1])*ABS([.$A37])^3" office:value-type="float" office:value="-1.56315104166667">
            <text:p>-1,5632</text:p>
          </table:table-cell>
          <table:table-cell table:formula="of:=(6*[.$B$1]+30*[.$D$1])*ABS([.$A37])^2" office:value-type="float" office:value="9.18750000000001">
            <text:p>9,1875</text:p>
          </table:table-cell>
          <table:table-cell table:formula="of:=(-12*[.$B$1]-48*[.$D$1])*ABS([.$A37])^2" office:value-type="float" office:value="-15.3125">
            <text:p>-15,3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7]+[.I37]+[.J37]+[.K37])/6" office:value-type="float" office:value="0.496419270833332">
            <text:p>0,4964</text:p>
          </table:table-cell>
          <table:table-cell/>
          <table:table-cell table:formula="of:=[.F37]" office:value-type="float" office:value="0.139214409722222">
            <text:p>0,1392</text:p>
          </table:table-cell>
          <table:table-cell table:formula="of:=[.O37]-[.$O$81]" office:value-type="float" office:value="6.55816666666664">
            <text:p>6,5582</text:p>
          </table:table-cell>
          <table:table-cell table:formula="of:=[.P37]/[.$P$83]" office:value-type="float" office:value="0.0153886540500613">
            <text:p>0,0154</text:p>
          </table:table-cell>
          <table:table-cell/>
          <table:table-cell office:value-type="float" office:value="1">
            <text:p>1,0000</text:p>
          </table:table-cell>
          <table:table-cell table:formula="of:=[.S37]*[.Q37]" office:value-type="float" office:value="0.0153886540500613">
            <text:p>0,0154</text:p>
          </table:table-cell>
          <table:table-cell/>
          <table:table-cell table:formula="of:=[.V36]-1/79" office:value-type="float" office:value="0.556962025316457">
            <text:p>0,5570</text:p>
          </table:table-cell>
          <table:table-cell table:formula="of:=[.V37]*[.$Q37]" office:value-type="float" office:value="0.00857089592661646">
            <text:p>0,0086</text:p>
          </table:table-cell>
          <table:table-cell/>
          <table:table-cell table:formula="of:=[.Y36]+1/79" office:value-type="float" office:value="0.443037974683545">
            <text:p>0,4430</text:p>
          </table:table-cell>
          <table:table-cell table:formula="of:=[.Y37]*[.$Q37]" office:value-type="float" office:value="0.0068177581234449">
            <text:p>0,0068</text:p>
          </table:table-cell>
          <table:table-cell table:number-columns-repeated="998"/>
        </table:table-row>
        <table:table-row table:style-name="ro2">
          <table:table-cell table:formula="of:=[.A37]+0.025" office:value-type="float" office:value="0.9">
            <text:p>0,9000</text:p>
          </table:table-cell>
          <table:table-cell table:formula="of:=(12-9*[.$B$1]-6*[.$D$1])*ABS([.$A38])^3" office:value-type="float" office:value="5.10300000000001">
            <text:p>5,1030</text:p>
          </table:table-cell>
          <table:table-cell table:formula="of:=(-18+12*[.$B$1]+6*[.$D$1])*ABS([.$A38])^2" office:value-type="float" office:value="-9.72000000000001">
            <text:p>-9,7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8]+[.C38]+[.D38]+[.E38])/6" office:value-type="float" office:value="0.119388888888889">
            <text:p>0,1194</text:p>
          </table:table-cell>
          <table:table-cell/>
          <table:table-cell table:formula="of:=(-[.$B$1]-6*[.$D$1])*ABS([.$A38])^3" office:value-type="float" office:value="-1.701">
            <text:p>-1,7010</text:p>
          </table:table-cell>
          <table:table-cell table:formula="of:=(6*[.$B$1]+30*[.$D$1])*ABS([.$A38])^2" office:value-type="float" office:value="9.72000000000001">
            <text:p>9,7200</text:p>
          </table:table-cell>
          <table:table-cell table:formula="of:=(-12*[.$B$1]-48*[.$D$1])*ABS([.$A38])^2" office:value-type="float" office:value="-16.2">
            <text:p>-16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8]+[.I38]+[.J38]+[.K38])/6" office:value-type="float" office:value="0.414277777777776">
            <text:p>0,4143</text:p>
          </table:table-cell>
          <table:table-cell/>
          <table:table-cell table:formula="of:=[.F38]" office:value-type="float" office:value="0.119388888888889">
            <text:p>0,1194</text:p>
          </table:table-cell>
          <table:table-cell table:formula="of:=[.O38]-[.$O$81]" office:value-type="float" office:value="6.5383411458333">
            <text:p>6,5383</text:p>
          </table:table-cell>
          <table:table-cell table:formula="of:=[.P38]/[.$P$83]" office:value-type="float" office:value="0.0153421337194608">
            <text:p>0,0153</text:p>
          </table:table-cell>
          <table:table-cell/>
          <table:table-cell office:value-type="float" office:value="1">
            <text:p>1,0000</text:p>
          </table:table-cell>
          <table:table-cell table:formula="of:=[.S38]*[.Q38]" office:value-type="float" office:value="0.0153421337194608">
            <text:p>0,0153</text:p>
          </table:table-cell>
          <table:table-cell/>
          <table:table-cell table:formula="of:=[.V37]-1/79" office:value-type="float" office:value="0.544303797468356">
            <text:p>0,5443</text:p>
          </table:table-cell>
          <table:table-cell table:formula="of:=[.V38]*[.$Q38]" office:value-type="float" office:value="0.00835078164476984">
            <text:p>0,0084</text:p>
          </table:table-cell>
          <table:table-cell/>
          <table:table-cell table:formula="of:=[.Y37]+1/79" office:value-type="float" office:value="0.455696202531646">
            <text:p>0,4557</text:p>
          </table:table-cell>
          <table:table-cell table:formula="of:=[.Y38]*[.$Q38]" office:value-type="float" office:value="0.00699135207469102">
            <text:p>0,0070</text:p>
          </table:table-cell>
          <table:table-cell table:number-columns-repeated="998"/>
        </table:table-row>
        <table:table-row table:style-name="ro2">
          <table:table-cell table:formula="of:=[.A38]+0.025" office:value-type="float" office:value="0.925">
            <text:p>0,9250</text:p>
          </table:table-cell>
          <table:table-cell table:formula="of:=(12-9*[.$B$1]-6*[.$D$1])*ABS([.$A39])^3" office:value-type="float" office:value="5.54017187500001">
            <text:p>5,5402</text:p>
          </table:table-cell>
          <table:table-cell table:formula="of:=(-18+12*[.$B$1]+6*[.$D$1])*ABS([.$A39])^2" office:value-type="float" office:value="-10.2675">
            <text:p>-10,2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39]+[.C39]+[.D39]+[.E39])/6" office:value-type="float" office:value="0.101000868055555">
            <text:p>0,1010</text:p>
          </table:table-cell>
          <table:table-cell/>
          <table:table-cell table:formula="of:=(-[.$B$1]-6*[.$D$1])*ABS([.$A39])^3" office:value-type="float" office:value="-1.84672395833334">
            <text:p>-1,8467</text:p>
          </table:table-cell>
          <table:table-cell table:formula="of:=(6*[.$B$1]+30*[.$D$1])*ABS([.$A39])^2" office:value-type="float" office:value="10.2675">
            <text:p>10,2675</text:p>
          </table:table-cell>
          <table:table-cell table:formula="of:=(-12*[.$B$1]-48*[.$D$1])*ABS([.$A39])^2" office:value-type="float" office:value="-17.1125">
            <text:p>-17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39]+[.I39]+[.J39]+[.K39])/6" office:value-type="float" office:value="0.329157118055554">
            <text:p>0,3292</text:p>
          </table:table-cell>
          <table:table-cell/>
          <table:table-cell table:formula="of:=[.F39]" office:value-type="float" office:value="0.101000868055555">
            <text:p>0,1010</text:p>
          </table:table-cell>
          <table:table-cell table:formula="of:=[.O39]-[.$O$81]" office:value-type="float" office:value="6.51995312499997">
            <text:p>6,5200</text:p>
          </table:table-cell>
          <table:table-cell table:formula="of:=[.P39]/[.$P$83]" office:value-type="float" office:value="0.0152989864641909">
            <text:p>0,0153</text:p>
          </table:table-cell>
          <table:table-cell/>
          <table:table-cell office:value-type="float" office:value="1">
            <text:p>1,0000</text:p>
          </table:table-cell>
          <table:table-cell table:formula="of:=[.S39]*[.Q39]" office:value-type="float" office:value="0.0152989864641909">
            <text:p>0,0153</text:p>
          </table:table-cell>
          <table:table-cell/>
          <table:table-cell table:formula="of:=[.V38]-1/79" office:value-type="float" office:value="0.531645569620255">
            <text:p>0,5316</text:p>
          </table:table-cell>
          <table:table-cell table:formula="of:=[.V39]*[.$Q39]" office:value-type="float" office:value="0.00813363837336734">
            <text:p>0,0081</text:p>
          </table:table-cell>
          <table:table-cell/>
          <table:table-cell table:formula="of:=[.Y38]+1/79" office:value-type="float" office:value="0.468354430379747">
            <text:p>0,4684</text:p>
          </table:table-cell>
          <table:table-cell table:formula="of:=[.Y39]*[.$Q39]" office:value-type="float" office:value="0.00716534809082359">
            <text:p>0,0072</text:p>
          </table:table-cell>
          <table:table-cell table:number-columns-repeated="998"/>
        </table:table-row>
        <table:table-row table:style-name="ro2">
          <table:table-cell table:formula="of:=[.A39]+0.025" office:value-type="float" office:value="0.950000000000001">
            <text:p>0,9500</text:p>
          </table:table-cell>
          <table:table-cell table:formula="of:=(12-9*[.$B$1]-6*[.$D$1])*ABS([.$A40])^3" office:value-type="float" office:value="6.00162500000001">
            <text:p>6,0016</text:p>
          </table:table-cell>
          <table:table-cell table:formula="of:=(-18+12*[.$B$1]+6*[.$D$1])*ABS([.$A40])^2" office:value-type="float" office:value="-10.83">
            <text:p>-10,8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0]+[.C40]+[.D40]+[.E40])/6" office:value-type="float" office:value="0.0841597222222217">
            <text:p>0,0842</text:p>
          </table:table-cell>
          <table:table-cell/>
          <table:table-cell table:formula="of:=(-[.$B$1]-6*[.$D$1])*ABS([.$A40])^3" office:value-type="float" office:value="-2.00054166666667">
            <text:p>-2,0005</text:p>
          </table:table-cell>
          <table:table-cell table:formula="of:=(6*[.$B$1]+30*[.$D$1])*ABS([.$A40])^2" office:value-type="float" office:value="10.83">
            <text:p>10,8300</text:p>
          </table:table-cell>
          <table:table-cell table:formula="of:=(-12*[.$B$1]-48*[.$D$1])*ABS([.$A40])^2" office:value-type="float" office:value="-18.05">
            <text:p>-18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0]+[.I40]+[.J40]+[.K40])/6" office:value-type="float" office:value="0.241020833333332">
            <text:p>0,2410</text:p>
          </table:table-cell>
          <table:table-cell/>
          <table:table-cell table:formula="of:=[.F40]" office:value-type="float" office:value="0.0841597222222217">
            <text:p>0,0842</text:p>
          </table:table-cell>
          <table:table-cell table:formula="of:=[.O40]-[.$O$81]" office:value-type="float" office:value="6.50311197916664">
            <text:p>6,5031</text:p>
          </table:table-cell>
          <table:table-cell table:formula="of:=[.P40]/[.$P$83]" office:value-type="float" office:value="0.0152594689312875">
            <text:p>0,0153</text:p>
          </table:table-cell>
          <table:table-cell/>
          <table:table-cell office:value-type="float" office:value="1">
            <text:p>1,0000</text:p>
          </table:table-cell>
          <table:table-cell table:formula="of:=[.S40]*[.Q40]" office:value-type="float" office:value="0.0152594689312875">
            <text:p>0,0153</text:p>
          </table:table-cell>
          <table:table-cell/>
          <table:table-cell table:formula="of:=[.V39]-1/79" office:value-type="float" office:value="0.518987341772154">
            <text:p>0,5190</text:p>
          </table:table-cell>
          <table:table-cell table:formula="of:=[.V40]*[.$Q40]" office:value-type="float" office:value="0.00791947121750368">
            <text:p>0,0079</text:p>
          </table:table-cell>
          <table:table-cell/>
          <table:table-cell table:formula="of:=[.Y39]+1/79" office:value-type="float" office:value="0.481012658227848">
            <text:p>0,4810</text:p>
          </table:table-cell>
          <table:table-cell table:formula="of:=[.Y40]*[.$Q40]" office:value-type="float" office:value="0.00733999771378388">
            <text:p>0,0073</text:p>
          </table:table-cell>
          <table:table-cell table:number-columns-repeated="998"/>
        </table:table-row>
        <table:table-row table:style-name="ro2">
          <table:table-cell table:formula="of:=[.A40]+0.025" office:value-type="float" office:value="0.975000000000001">
            <text:p>0,9750</text:p>
          </table:table-cell>
          <table:table-cell table:formula="of:=(12-9*[.$B$1]-6*[.$D$1])*ABS([.$A41])^3" office:value-type="float" office:value="6.48801562500001">
            <text:p>6,4880</text:p>
          </table:table-cell>
          <table:table-cell table:formula="of:=(-18+12*[.$B$1]+6*[.$D$1])*ABS([.$A41])^2" office:value-type="float" office:value="-11.4075">
            <text:p>-11,4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1]+[.C41]+[.D41]+[.E41])/6" office:value-type="float" office:value="0.0689748263888885">
            <text:p>0,0690</text:p>
          </table:table-cell>
          <table:table-cell/>
          <table:table-cell table:formula="of:=(-[.$B$1]-6*[.$D$1])*ABS([.$A41])^3" office:value-type="float" office:value="-2.162671875">
            <text:p>-2,1627</text:p>
          </table:table-cell>
          <table:table-cell table:formula="of:=(6*[.$B$1]+30*[.$D$1])*ABS([.$A41])^2" office:value-type="float" office:value="11.4075">
            <text:p>11,4075</text:p>
          </table:table-cell>
          <table:table-cell table:formula="of:=(-12*[.$B$1]-48*[.$D$1])*ABS([.$A41])^2" office:value-type="float" office:value="-19.0125">
            <text:p>-19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1]+[.I41]+[.J41]+[.K41])/6" office:value-type="float" office:value="0.149832465277776">
            <text:p>0,1498</text:p>
          </table:table-cell>
          <table:table-cell/>
          <table:table-cell table:formula="of:=[.F41]" office:value-type="float" office:value="0.0689748263888885">
            <text:p>0,0690</text:p>
          </table:table-cell>
          <table:table-cell table:formula="of:=[.O41]-[.$O$81]" office:value-type="float" office:value="6.4879270833333">
            <text:p>6,4879</text:p>
          </table:table-cell>
          <table:table-cell table:formula="of:=[.P41]/[.$P$83]" office:value-type="float" office:value="0.0152238377677867">
            <text:p>0,0152</text:p>
          </table:table-cell>
          <table:table-cell/>
          <table:table-cell office:value-type="float" office:value="1">
            <text:p>1,0000</text:p>
          </table:table-cell>
          <table:table-cell table:formula="of:=[.S41]*[.Q41]" office:value-type="float" office:value="0.0152238377677867">
            <text:p>0,0152</text:p>
          </table:table-cell>
          <table:table-cell/>
          <table:table-cell table:formula="of:=[.V40]-1/79" office:value-type="float" office:value="0.506329113924052">
            <text:p>0,5063</text:p>
          </table:table-cell>
          <table:table-cell table:formula="of:=[.V41]*[.$Q41]" office:value-type="float" office:value="0.00770827228748698">
            <text:p>0,0077</text:p>
          </table:table-cell>
          <table:table-cell/>
          <table:table-cell table:formula="of:=[.Y40]+1/79" office:value-type="float" office:value="0.49367088607595">
            <text:p>0,4937</text:p>
          </table:table-cell>
          <table:table-cell table:formula="of:=[.Y41]*[.$Q41]" office:value-type="float" office:value="0.00751556548029979">
            <text:p>0,0075</text:p>
          </table:table-cell>
          <table:table-cell table:number-columns-repeated="998"/>
        </table:table-row>
        <table:table-row table:style-name="ro2">
          <table:table-cell table:formula="of:=[.A41]+0.025" office:value-type="float" office:value="1">
            <text:p>1,0000</text:p>
          </table:table-cell>
          <table:table-cell table:formula="of:=(12-9*[.$B$1]-6*[.$D$1])*ABS([.$A42])^3" office:value-type="float" office:value="7.00000000000001">
            <text:p>7,0000</text:p>
          </table:table-cell>
          <table:table-cell table:formula="of:=(-18+12*[.$B$1]+6*[.$D$1])*ABS([.$A42])^2" office:value-type="float" office:value="-12">
            <text:p>-12,00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2]+[.C42]+[.D42]+[.E42])/6" office:value-type="float" office:value="0.0555555555555552">
            <text:p>0,0556</text:p>
          </table:table-cell>
          <table:table-cell/>
          <table:table-cell table:formula="of:=(-[.$B$1]-6*[.$D$1])*ABS([.$A42])^3" office:value-type="float" office:value="-2.33333333333334">
            <text:p>-2,3333</text:p>
          </table:table-cell>
          <table:table-cell table:formula="of:=(6*[.$B$1]+30*[.$D$1])*ABS([.$A42])^2" office:value-type="float" office:value="12">
            <text:p>12,0000</text:p>
          </table:table-cell>
          <table:table-cell table:formula="of:=(-12*[.$B$1]-48*[.$D$1])*ABS([.$A42])^2" office:value-type="float" office:value="-20">
            <text:p>-20,0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2]+[.I42]+[.J42]+[.K42])/6" office:value-type="float" office:value="0.0555555555555539">
            <text:p>0,0556</text:p>
          </table:table-cell>
          <table:table-cell/>
          <table:table-cell table:formula="of:=[.M42]" office:value-type="float" office:value="0.0555555555555539">
            <text:p>0,0556</text:p>
          </table:table-cell>
          <table:table-cell table:formula="of:=[.O42]-[.$O$81]" office:value-type="float" office:value="6.47450781249997">
            <text:p>6,4745</text:p>
          </table:table-cell>
          <table:table-cell table:formula="of:=[.P42]/[.$P$83]" office:value-type="float" office:value="0.0151923496207246">
            <text:p>0,0152</text:p>
          </table:table-cell>
          <table:table-cell/>
          <table:table-cell office:value-type="float" office:value="1">
            <text:p>1,0000</text:p>
          </table:table-cell>
          <table:table-cell table:formula="of:=[.S42]*[.Q42]" office:value-type="float" office:value="0.0151923496207246">
            <text:p>0,0152</text:p>
          </table:table-cell>
          <table:table-cell/>
          <table:table-cell table:formula="of:=[.V41]-1/79" office:value-type="float" office:value="0.493670886075951">
            <text:p>0,4937</text:p>
          </table:table-cell>
          <table:table-cell table:formula="of:=[.V42]*[.$Q42]" office:value-type="float" office:value="0.00750002069883873">
            <text:p>0,0075</text:p>
          </table:table-cell>
          <table:table-cell/>
          <table:table-cell table:formula="of:=[.Y41]+1/79" office:value-type="float" office:value="0.506329113924051">
            <text:p>0,5063</text:p>
          </table:table-cell>
          <table:table-cell table:formula="of:=[.Y42]*[.$Q42]" office:value-type="float" office:value="0.00769232892188586">
            <text:p>0,0077</text:p>
          </table:table-cell>
          <table:table-cell table:number-columns-repeated="998"/>
        </table:table-row>
        <table:table-row table:style-name="ro2">
          <table:table-cell table:formula="of:=[.A42]+0.025" office:value-type="float" office:value="1.025">
            <text:p>1,0250</text:p>
          </table:table-cell>
          <table:table-cell table:formula="of:=(12-9*[.$B$1]-6*[.$D$1])*ABS([.$A43])^3" office:value-type="float" office:value="7.53823437500001">
            <text:p>7,5382</text:p>
          </table:table-cell>
          <table:table-cell table:formula="of:=(-18+12*[.$B$1]+6*[.$D$1])*ABS([.$A43])^2" office:value-type="float" office:value="-12.6075">
            <text:p>-12,6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3]+[.C43]+[.D43]+[.E43])/6" office:value-type="float" office:value="0.0440112847222222">
            <text:p>0,0440</text:p>
          </table:table-cell>
          <table:table-cell/>
          <table:table-cell table:formula="of:=(-[.$B$1]-6*[.$D$1])*ABS([.$A43])^3" office:value-type="float" office:value="-2.51274479166667">
            <text:p>-2,5127</text:p>
          </table:table-cell>
          <table:table-cell table:formula="of:=(6*[.$B$1]+30*[.$D$1])*ABS([.$A43])^2" office:value-type="float" office:value="12.6075">
            <text:p>12,6075</text:p>
          </table:table-cell>
          <table:table-cell table:formula="of:=(-12*[.$B$1]-48*[.$D$1])*ABS([.$A43])^2" office:value-type="float" office:value="-21.0125">
            <text:p>-21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3]+[.I43]+[.J43]+[.K43])/6" office:value-type="float" office:value="-0.0418463541666686">
            <text:p>-0,0418</text:p>
          </table:table-cell>
          <table:table-cell/>
          <table:table-cell table:formula="of:=[.M43]" office:value-type="float" office:value="-0.0418463541666686">
            <text:p>-0,0418</text:p>
          </table:table-cell>
          <table:table-cell table:formula="of:=[.O43]-[.$O$81]" office:value-type="float" office:value="6.37710590277775">
            <text:p>6,3771</text:p>
          </table:table-cell>
          <table:table-cell table:formula="of:=[.P43]/[.$P$83]" office:value-type="float" office:value="0.0149637972876238">
            <text:p>0,0150</text:p>
          </table:table-cell>
          <table:table-cell/>
          <table:table-cell office:value-type="float" office:value="1">
            <text:p>1,0000</text:p>
          </table:table-cell>
          <table:table-cell table:formula="of:=[.S43]*[.Q43]" office:value-type="float" office:value="0.0149637972876238">
            <text:p>0,0150</text:p>
          </table:table-cell>
          <table:table-cell/>
          <table:table-cell table:formula="of:=[.V42]-1/79" office:value-type="float" office:value="0.48101265822785">
            <text:p>0,4810</text:p>
          </table:table-cell>
          <table:table-cell table:formula="of:=[.V43]*[.$Q43]" office:value-type="float" office:value="0.00719777591050259">
            <text:p>0,0072</text:p>
          </table:table-cell>
          <table:table-cell/>
          <table:table-cell table:formula="of:=[.Y42]+1/79" office:value-type="float" office:value="0.518987341772152">
            <text:p>0,5190</text:p>
          </table:table-cell>
          <table:table-cell table:formula="of:=[.Y43]*[.$Q43]" office:value-type="float" office:value="0.00776602137712119">
            <text:p>0,0078</text:p>
          </table:table-cell>
          <table:table-cell table:number-columns-repeated="998"/>
        </table:table-row>
        <table:table-row table:style-name="ro2">
          <table:table-cell table:formula="of:=[.A43]+0.025" office:value-type="float" office:value="1.05">
            <text:p>1,0500</text:p>
          </table:table-cell>
          <table:table-cell table:formula="of:=(12-9*[.$B$1]-6*[.$D$1])*ABS([.$A44])^3" office:value-type="float" office:value="8.10337500000001">
            <text:p>8,1034</text:p>
          </table:table-cell>
          <table:table-cell table:formula="of:=(-18+12*[.$B$1]+6*[.$D$1])*ABS([.$A44])^2" office:value-type="float" office:value="-13.23">
            <text:p>-13,2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4]+[.C44]+[.D44]+[.E44])/6" office:value-type="float" office:value="0.0344513888888887">
            <text:p>0,0345</text:p>
          </table:table-cell>
          <table:table-cell/>
          <table:table-cell table:formula="of:=(-[.$B$1]-6*[.$D$1])*ABS([.$A44])^3" office:value-type="float" office:value="-2.701125">
            <text:p>-2,7011</text:p>
          </table:table-cell>
          <table:table-cell table:formula="of:=(6*[.$B$1]+30*[.$D$1])*ABS([.$A44])^2" office:value-type="float" office:value="13.23">
            <text:p>13,2300</text:p>
          </table:table-cell>
          <table:table-cell table:formula="of:=(-12*[.$B$1]-48*[.$D$1])*ABS([.$A44])^2" office:value-type="float" office:value="-22.05">
            <text:p>-22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4]+[.I44]+[.J44]+[.K44])/6" office:value-type="float" office:value="-0.142409722222224">
            <text:p>-0,1424</text:p>
          </table:table-cell>
          <table:table-cell/>
          <table:table-cell table:formula="of:=[.M44]" office:value-type="float" office:value="-0.142409722222224">
            <text:p>-0,1424</text:p>
          </table:table-cell>
          <table:table-cell table:formula="of:=[.O44]-[.$O$81]" office:value-type="float" office:value="6.27654253472219">
            <text:p>6,2765</text:p>
          </table:table-cell>
          <table:table-cell table:formula="of:=[.P44]/[.$P$83]" office:value-type="float" office:value="0.0147278266330532">
            <text:p>0,0147</text:p>
          </table:table-cell>
          <table:table-cell/>
          <table:table-cell office:value-type="float" office:value="1">
            <text:p>1,0000</text:p>
          </table:table-cell>
          <table:table-cell table:formula="of:=[.S44]*[.Q44]" office:value-type="float" office:value="0.0147278266330532">
            <text:p>0,0147</text:p>
          </table:table-cell>
          <table:table-cell/>
          <table:table-cell table:formula="of:=[.V43]-1/79" office:value-type="float" office:value="0.468354430379748">
            <text:p>0,4684</text:p>
          </table:table-cell>
          <table:table-cell table:formula="of:=[.V44]*[.$Q44]" office:value-type="float" office:value="0.00689784285345534">
            <text:p>0,0069</text:p>
          </table:table-cell>
          <table:table-cell/>
          <table:table-cell table:formula="of:=[.Y43]+1/79" office:value-type="float" office:value="0.531645569620253">
            <text:p>0,5316</text:p>
          </table:table-cell>
          <table:table-cell table:formula="of:=[.Y44]*[.$Q44]" office:value-type="float" office:value="0.00782998377959792">
            <text:p>0,0078</text:p>
          </table:table-cell>
          <table:table-cell table:number-columns-repeated="998"/>
        </table:table-row>
        <table:table-row table:style-name="ro2">
          <table:table-cell table:formula="of:=[.A44]+0.025" office:value-type="float" office:value="1.075">
            <text:p>1,0750</text:p>
          </table:table-cell>
          <table:table-cell table:formula="of:=(12-9*[.$B$1]-6*[.$D$1])*ABS([.$A45])^3" office:value-type="float" office:value="8.696078125">
            <text:p>8,6961</text:p>
          </table:table-cell>
          <table:table-cell table:formula="of:=(-18+12*[.$B$1]+6*[.$D$1])*ABS([.$A45])^2" office:value-type="float" office:value="-13.8675">
            <text:p>-13,8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5]+[.C45]+[.D45]+[.E45])/6" office:value-type="float" office:value="0.0269852430555555">
            <text:p>0,0270</text:p>
          </table:table-cell>
          <table:table-cell/>
          <table:table-cell table:formula="of:=(-[.$B$1]-6*[.$D$1])*ABS([.$A45])^3" office:value-type="float" office:value="-2.89869270833333">
            <text:p>-2,8987</text:p>
          </table:table-cell>
          <table:table-cell table:formula="of:=(6*[.$B$1]+30*[.$D$1])*ABS([.$A45])^2" office:value-type="float" office:value="13.8675">
            <text:p>13,8675</text:p>
          </table:table-cell>
          <table:table-cell table:formula="of:=(-12*[.$B$1]-48*[.$D$1])*ABS([.$A45])^2" office:value-type="float" office:value="-23.1125">
            <text:p>-23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5]+[.I45]+[.J45]+[.K45])/6" office:value-type="float" office:value="-0.246171006944446">
            <text:p>-0,2462</text:p>
          </table:table-cell>
          <table:table-cell/>
          <table:table-cell table:formula="of:=[.M45]" office:value-type="float" office:value="-0.246171006944446">
            <text:p>-0,2462</text:p>
          </table:table-cell>
          <table:table-cell table:formula="of:=[.O45]-[.$O$81]" office:value-type="float" office:value="6.17278124999997">
            <text:p>6,1728</text:p>
          </table:table-cell>
          <table:table-cell table:formula="of:=[.P45]/[.$P$83]" office:value-type="float" office:value="0.014484352108001">
            <text:p>0,0145</text:p>
          </table:table-cell>
          <table:table-cell/>
          <table:table-cell office:value-type="float" office:value="1">
            <text:p>1,0000</text:p>
          </table:table-cell>
          <table:table-cell table:formula="of:=[.S45]*[.Q45]" office:value-type="float" office:value="0.014484352108001">
            <text:p>0,0145</text:p>
          </table:table-cell>
          <table:table-cell/>
          <table:table-cell table:formula="of:=[.V44]-1/79" office:value-type="float" office:value="0.455696202531647">
            <text:p>0,4557</text:p>
          </table:table-cell>
          <table:table-cell table:formula="of:=[.V45]*[.$Q45]" office:value-type="float" office:value="0.0066004642517473">
            <text:p>0,0066</text:p>
          </table:table-cell>
          <table:table-cell/>
          <table:table-cell table:formula="of:=[.Y44]+1/79" office:value-type="float" office:value="0.544303797468355">
            <text:p>0,5443</text:p>
          </table:table-cell>
          <table:table-cell table:formula="of:=[.Y45]*[.$Q45]" office:value-type="float" office:value="0.0078838878562537">
            <text:p>0,0079</text:p>
          </table:table-cell>
          <table:table-cell table:number-columns-repeated="998"/>
        </table:table-row>
        <table:table-row table:style-name="ro2">
          <table:table-cell table:formula="of:=[.A45]+0.025" office:value-type="float" office:value="1.1">
            <text:p>1,1000</text:p>
          </table:table-cell>
          <table:table-cell table:formula="of:=(12-9*[.$B$1]-6*[.$D$1])*ABS([.$A46])^3" office:value-type="float" office:value="9.317">
            <text:p>9,3170</text:p>
          </table:table-cell>
          <table:table-cell table:formula="of:=(-18+12*[.$B$1]+6*[.$D$1])*ABS([.$A46])^2" office:value-type="float" office:value="-14.52">
            <text:p>-14,5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6]+[.C46]+[.D46]+[.E46])/6" office:value-type="float" office:value="0.0217222222222223">
            <text:p>0,0217</text:p>
          </table:table-cell>
          <table:table-cell/>
          <table:table-cell table:formula="of:=(-[.$B$1]-6*[.$D$1])*ABS([.$A46])^3" office:value-type="float" office:value="-3.10566666666667">
            <text:p>-3,1057</text:p>
          </table:table-cell>
          <table:table-cell table:formula="of:=(6*[.$B$1]+30*[.$D$1])*ABS([.$A46])^2" office:value-type="float" office:value="14.52">
            <text:p>14,5200</text:p>
          </table:table-cell>
          <table:table-cell table:formula="of:=(-12*[.$B$1]-48*[.$D$1])*ABS([.$A46])^2" office:value-type="float" office:value="-24.2">
            <text:p>-24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6]+[.I46]+[.J46]+[.K46])/6" office:value-type="float" office:value="-0.353166666666667">
            <text:p>-0,3532</text:p>
          </table:table-cell>
          <table:table-cell/>
          <table:table-cell table:formula="of:=[.M46]" office:value-type="float" office:value="-0.353166666666667">
            <text:p>-0,3532</text:p>
          </table:table-cell>
          <table:table-cell table:formula="of:=[.O46]-[.$O$81]" office:value-type="float" office:value="6.06578559027775">
            <text:p>6,0658</text:p>
          </table:table-cell>
          <table:table-cell table:formula="of:=[.P46]/[.$P$83]" office:value-type="float" office:value="0.014233288163455">
            <text:p>0,0142</text:p>
          </table:table-cell>
          <table:table-cell/>
          <table:table-cell office:value-type="float" office:value="1">
            <text:p>1,0000</text:p>
          </table:table-cell>
          <table:table-cell table:formula="of:=[.S46]*[.Q46]" office:value-type="float" office:value="0.014233288163455">
            <text:p>0,0142</text:p>
          </table:table-cell>
          <table:table-cell/>
          <table:table-cell table:formula="of:=[.V45]-1/79" office:value-type="float" office:value="0.443037974683546">
            <text:p>0,4430</text:p>
          </table:table-cell>
          <table:table-cell table:formula="of:=[.V46]*[.$Q46]" office:value-type="float" office:value="0.00630588716102439">
            <text:p>0,0063</text:p>
          </table:table-cell>
          <table:table-cell/>
          <table:table-cell table:formula="of:=[.Y45]+1/79" office:value-type="float" office:value="0.556962025316456">
            <text:p>0,5570</text:p>
          </table:table-cell>
          <table:table-cell table:formula="of:=[.Y46]*[.$Q46]" office:value-type="float" office:value="0.00792740100243063">
            <text:p>0,0079</text:p>
          </table:table-cell>
          <table:table-cell table:number-columns-repeated="998"/>
        </table:table-row>
        <table:table-row table:style-name="ro2">
          <table:table-cell table:formula="of:=[.A46]+0.025" office:value-type="float" office:value="1.125">
            <text:p>1,1250</text:p>
          </table:table-cell>
          <table:table-cell table:formula="of:=(12-9*[.$B$1]-6*[.$D$1])*ABS([.$A47])^3" office:value-type="float" office:value="9.966796875">
            <text:p>9,9668</text:p>
          </table:table-cell>
          <table:table-cell table:formula="of:=(-18+12*[.$B$1]+6*[.$D$1])*ABS([.$A47])^2" office:value-type="float" office:value="-15.1875">
            <text:p>-15,1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7]+[.C47]+[.D47]+[.E47])/6" office:value-type="float" office:value="0.0187717013888888">
            <text:p>0,0188</text:p>
          </table:table-cell>
          <table:table-cell/>
          <table:table-cell table:formula="of:=(-[.$B$1]-6*[.$D$1])*ABS([.$A47])^3" office:value-type="float" office:value="-3.322265625">
            <text:p>-3,3223</text:p>
          </table:table-cell>
          <table:table-cell table:formula="of:=(6*[.$B$1]+30*[.$D$1])*ABS([.$A47])^2" office:value-type="float" office:value="15.1875">
            <text:p>15,1875</text:p>
          </table:table-cell>
          <table:table-cell table:formula="of:=(-12*[.$B$1]-48*[.$D$1])*ABS([.$A47])^2" office:value-type="float" office:value="-25.3125">
            <text:p>-25,3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7]+[.I47]+[.J47]+[.K47])/6" office:value-type="float" office:value="-0.463433159722222">
            <text:p>-0,4634</text:p>
          </table:table-cell>
          <table:table-cell/>
          <table:table-cell table:formula="of:=[.M47]" office:value-type="float" office:value="-0.463433159722222">
            <text:p>-0,4634</text:p>
          </table:table-cell>
          <table:table-cell table:formula="of:=[.O47]-[.$O$81]" office:value-type="float" office:value="5.95551909722219">
            <text:p>5,9555</text:p>
          </table:table-cell>
          <table:table-cell table:formula="of:=[.P47]/[.$P$83]" office:value-type="float" office:value="0.0139745492504033">
            <text:p>0,0140</text:p>
          </table:table-cell>
          <table:table-cell/>
          <table:table-cell office:value-type="float" office:value="1">
            <text:p>1,0000</text:p>
          </table:table-cell>
          <table:table-cell table:formula="of:=[.S47]*[.Q47]" office:value-type="float" office:value="0.0139745492504033">
            <text:p>0,0140</text:p>
          </table:table-cell>
          <table:table-cell/>
          <table:table-cell table:formula="of:=[.V46]-1/79" office:value-type="float" office:value="0.430379746835445">
            <text:p>0,4304</text:p>
          </table:table-cell>
          <table:table-cell table:formula="of:=[.V47]*[.$Q47]" office:value-type="float" office:value="0.00601436296852801">
            <text:p>0,0060</text:p>
          </table:table-cell>
          <table:table-cell/>
          <table:table-cell table:formula="of:=[.Y46]+1/79" office:value-type="float" office:value="0.569620253164557">
            <text:p>0,5696</text:p>
          </table:table-cell>
          <table:table-cell table:formula="of:=[.Y47]*[.$Q47]" office:value-type="float" office:value="0.00796018628187527">
            <text:p>0,0080</text:p>
          </table:table-cell>
          <table:table-cell table:number-columns-repeated="998"/>
        </table:table-row>
        <table:table-row table:style-name="ro2">
          <table:table-cell table:formula="of:=[.A47]+0.025" office:value-type="float" office:value="1.15">
            <text:p>1,1500</text:p>
          </table:table-cell>
          <table:table-cell table:formula="of:=(12-9*[.$B$1]-6*[.$D$1])*ABS([.$A48])^3" office:value-type="float" office:value="10.646125">
            <text:p>10,6461</text:p>
          </table:table-cell>
          <table:table-cell table:formula="of:=(-18+12*[.$B$1]+6*[.$D$1])*ABS([.$A48])^2" office:value-type="float" office:value="-15.87">
            <text:p>-15,8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8]+[.C48]+[.D48]+[.E48])/6" office:value-type="float" office:value="0.0182430555555556">
            <text:p>0,0182</text:p>
          </table:table-cell>
          <table:table-cell/>
          <table:table-cell table:formula="of:=(-[.$B$1]-6*[.$D$1])*ABS([.$A48])^3" office:value-type="float" office:value="-3.54870833333333">
            <text:p>-3,5487</text:p>
          </table:table-cell>
          <table:table-cell table:formula="of:=(6*[.$B$1]+30*[.$D$1])*ABS([.$A48])^2" office:value-type="float" office:value="15.87">
            <text:p>15,8700</text:p>
          </table:table-cell>
          <table:table-cell table:formula="of:=(-12*[.$B$1]-48*[.$D$1])*ABS([.$A48])^2" office:value-type="float" office:value="-26.45">
            <text:p>-26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8]+[.I48]+[.J48]+[.K48])/6" office:value-type="float" office:value="-0.577006944444444">
            <text:p>-0,5770</text:p>
          </table:table-cell>
          <table:table-cell/>
          <table:table-cell table:formula="of:=[.M48]" office:value-type="float" office:value="-0.577006944444444">
            <text:p>-0,5770</text:p>
          </table:table-cell>
          <table:table-cell table:formula="of:=[.O48]-[.$O$81]" office:value-type="float" office:value="5.84194531249997">
            <text:p>5,8419</text:p>
          </table:table-cell>
          <table:table-cell table:formula="of:=[.P48]/[.$P$83]" office:value-type="float" office:value="0.0137080498198338">
            <text:p>0,0137</text:p>
          </table:table-cell>
          <table:table-cell/>
          <table:table-cell office:value-type="float" office:value="1">
            <text:p>1,0000</text:p>
          </table:table-cell>
          <table:table-cell table:formula="of:=[.S48]*[.Q48]" office:value-type="float" office:value="0.0137080498198338">
            <text:p>0,0137</text:p>
          </table:table-cell>
          <table:table-cell/>
          <table:table-cell table:formula="of:=[.V47]-1/79" office:value-type="float" office:value="0.417721518987343">
            <text:p>0,4177</text:p>
          </table:table-cell>
          <table:table-cell table:formula="of:=[.V48]*[.$Q48]" office:value-type="float" office:value="0.00572614739309514">
            <text:p>0,0057</text:p>
          </table:table-cell>
          <table:table-cell/>
          <table:table-cell table:formula="of:=[.Y47]+1/79" office:value-type="float" office:value="0.582278481012658">
            <text:p>0,5823</text:p>
          </table:table-cell>
          <table:table-cell table:formula="of:=[.Y48]*[.$Q48]" office:value-type="float" office:value="0.00798190242673865">
            <text:p>0,0080</text:p>
          </table:table-cell>
          <table:table-cell table:number-columns-repeated="998"/>
        </table:table-row>
        <table:table-row table:style-name="ro2">
          <table:table-cell table:formula="of:=[.A48]+0.025" office:value-type="float" office:value="1.175">
            <text:p>1,1750</text:p>
          </table:table-cell>
          <table:table-cell table:formula="of:=(12-9*[.$B$1]-6*[.$D$1])*ABS([.$A49])^3" office:value-type="float" office:value="11.355640625">
            <text:p>11,3556</text:p>
          </table:table-cell>
          <table:table-cell table:formula="of:=(-18+12*[.$B$1]+6*[.$D$1])*ABS([.$A49])^2" office:value-type="float" office:value="-16.5675">
            <text:p>-16,5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49]+[.C49]+[.D49]+[.E49])/6" office:value-type="float" office:value="0.020245659722222">
            <text:p>0,0202</text:p>
          </table:table-cell>
          <table:table-cell/>
          <table:table-cell table:formula="of:=(-[.$B$1]-6*[.$D$1])*ABS([.$A49])^3" office:value-type="float" office:value="-3.78521354166666">
            <text:p>-3,7852</text:p>
          </table:table-cell>
          <table:table-cell table:formula="of:=(6*[.$B$1]+30*[.$D$1])*ABS([.$A49])^2" office:value-type="float" office:value="16.5675">
            <text:p>16,5675</text:p>
          </table:table-cell>
          <table:table-cell table:formula="of:=(-12*[.$B$1]-48*[.$D$1])*ABS([.$A49])^2" office:value-type="float" office:value="-27.6125">
            <text:p>-27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49]+[.I49]+[.J49]+[.K49])/6" office:value-type="float" office:value="-0.693924479166665">
            <text:p>-0,6939</text:p>
          </table:table-cell>
          <table:table-cell/>
          <table:table-cell table:formula="of:=[.M49]" office:value-type="float" office:value="-0.693924479166665">
            <text:p>-0,6939</text:p>
          </table:table-cell>
          <table:table-cell table:formula="of:=[.O49]-[.$O$81]" office:value-type="float" office:value="5.72502777777775">
            <text:p>5,7250</text:p>
          </table:table-cell>
          <table:table-cell table:formula="of:=[.P49]/[.$P$83]" office:value-type="float" office:value="0.0134337043227345">
            <text:p>0,0134</text:p>
          </table:table-cell>
          <table:table-cell/>
          <table:table-cell office:value-type="float" office:value="1">
            <text:p>1,0000</text:p>
          </table:table-cell>
          <table:table-cell table:formula="of:=[.S49]*[.Q49]" office:value-type="float" office:value="0.0134337043227345">
            <text:p>0,0134</text:p>
          </table:table-cell>
          <table:table-cell/>
          <table:table-cell table:formula="of:=[.V48]-1/79" office:value-type="float" office:value="0.405063291139242">
            <text:p>0,4051</text:p>
          </table:table-cell>
          <table:table-cell table:formula="of:=[.V49]*[.$Q49]" office:value-type="float" office:value="0.00544150048515832">
            <text:p>0,0054</text:p>
          </table:table-cell>
          <table:table-cell/>
          <table:table-cell table:formula="of:=[.Y48]+1/79" office:value-type="float" office:value="0.59493670886076">
            <text:p>0,5949</text:p>
          </table:table-cell>
          <table:table-cell table:formula="of:=[.Y49]*[.$Q49]" office:value-type="float" office:value="0.00799220383757624">
            <text:p>0,0080</text:p>
          </table:table-cell>
          <table:table-cell table:number-columns-repeated="998"/>
        </table:table-row>
        <table:table-row table:style-name="ro2">
          <table:table-cell table:formula="of:=[.A49]+0.025" office:value-type="float" office:value="1.2">
            <text:p>1,2000</text:p>
          </table:table-cell>
          <table:table-cell table:formula="of:=(12-9*[.$B$1]-6*[.$D$1])*ABS([.$A50])^3" office:value-type="float" office:value="12.096">
            <text:p>12,0960</text:p>
          </table:table-cell>
          <table:table-cell table:formula="of:=(-18+12*[.$B$1]+6*[.$D$1])*ABS([.$A50])^2" office:value-type="float" office:value="-17.28">
            <text:p>-17,2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0]+[.C50]+[.D50]+[.E50])/6" office:value-type="float" office:value="0.0248888888888893">
            <text:p>0,0249</text:p>
          </table:table-cell>
          <table:table-cell/>
          <table:table-cell table:formula="of:=(-[.$B$1]-6*[.$D$1])*ABS([.$A50])^3" office:value-type="float" office:value="-4.032">
            <text:p>-4,0320</text:p>
          </table:table-cell>
          <table:table-cell table:formula="of:=(6*[.$B$1]+30*[.$D$1])*ABS([.$A50])^2" office:value-type="float" office:value="17.28">
            <text:p>17,2800</text:p>
          </table:table-cell>
          <table:table-cell table:formula="of:=(-12*[.$B$1]-48*[.$D$1])*ABS([.$A50])^2" office:value-type="float" office:value="-28.8">
            <text:p>-28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0]+[.I50]+[.J50]+[.K50])/6" office:value-type="float" office:value="-0.814222222222221">
            <text:p>-0,8142</text:p>
          </table:table-cell>
          <table:table-cell/>
          <table:table-cell table:formula="of:=[.M50]" office:value-type="float" office:value="-0.814222222222221">
            <text:p>-0,8142</text:p>
          </table:table-cell>
          <table:table-cell table:formula="of:=[.O50]-[.$O$81]" office:value-type="float" office:value="5.60473003472219">
            <text:p>5,6047</text:p>
          </table:table-cell>
          <table:table-cell table:formula="of:=[.P50]/[.$P$83]" office:value-type="float" office:value="0.0131514272100935">
            <text:p>0,0132</text:p>
          </table:table-cell>
          <table:table-cell/>
          <table:table-cell office:value-type="float" office:value="1">
            <text:p>1,0000</text:p>
          </table:table-cell>
          <table:table-cell table:formula="of:=[.S50]*[.Q50]" office:value-type="float" office:value="0.0131514272100935">
            <text:p>0,0132</text:p>
          </table:table-cell>
          <table:table-cell/>
          <table:table-cell table:formula="of:=[.V49]-1/79" office:value-type="float" office:value="0.392405063291141">
            <text:p>0,3924</text:p>
          </table:table-cell>
          <table:table-cell table:formula="of:=[.V50]*[.$Q50]" office:value-type="float" office:value="0.00516068662674559">
            <text:p>0,0052</text:p>
          </table:table-cell>
          <table:table-cell/>
          <table:table-cell table:formula="of:=[.Y49]+1/79" office:value-type="float" office:value="0.607594936708861">
            <text:p>0,6076</text:p>
          </table:table-cell>
          <table:table-cell table:formula="of:=[.Y50]*[.$Q50]" office:value-type="float" office:value="0.00799074058334797">
            <text:p>0,0080</text:p>
          </table:table-cell>
          <table:table-cell table:number-columns-repeated="998"/>
        </table:table-row>
        <table:table-row table:style-name="ro2">
          <table:table-cell table:formula="of:=[.A50]+0.025" office:value-type="float" office:value="1.225">
            <text:p>1,2250</text:p>
          </table:table-cell>
          <table:table-cell table:formula="of:=(12-9*[.$B$1]-6*[.$D$1])*ABS([.$A51])^3" office:value-type="float" office:value="12.867859375">
            <text:p>12,8679</text:p>
          </table:table-cell>
          <table:table-cell table:formula="of:=(-18+12*[.$B$1]+6*[.$D$1])*ABS([.$A51])^2" office:value-type="float" office:value="-18.0075">
            <text:p>-18,0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1]+[.C51]+[.D51]+[.E51])/6" office:value-type="float" office:value="0.0322821180555555">
            <text:p>0,0323</text:p>
          </table:table-cell>
          <table:table-cell/>
          <table:table-cell table:formula="of:=(-[.$B$1]-6*[.$D$1])*ABS([.$A51])^3" office:value-type="float" office:value="-4.28928645833333">
            <text:p>-4,2893</text:p>
          </table:table-cell>
          <table:table-cell table:formula="of:=(6*[.$B$1]+30*[.$D$1])*ABS([.$A51])^2" office:value-type="float" office:value="18.0075">
            <text:p>18,0075</text:p>
          </table:table-cell>
          <table:table-cell table:formula="of:=(-12*[.$B$1]-48*[.$D$1])*ABS([.$A51])^2" office:value-type="float" office:value="-30.0125">
            <text:p>-30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1]+[.I51]+[.J51]+[.K51])/6" office:value-type="float" office:value="-0.937936631944443">
            <text:p>-0,9379</text:p>
          </table:table-cell>
          <table:table-cell/>
          <table:table-cell table:formula="of:=[.M51]" office:value-type="float" office:value="-0.937936631944443">
            <text:p>-0,9379</text:p>
          </table:table-cell>
          <table:table-cell table:formula="of:=[.O51]-[.$O$81]" office:value-type="float" office:value="5.48101562499997">
            <text:p>5,4810</text:p>
          </table:table-cell>
          <table:table-cell table:formula="of:=[.P51]/[.$P$83]" office:value-type="float" office:value="0.0128611329328988">
            <text:p>0,0129</text:p>
          </table:table-cell>
          <table:table-cell/>
          <table:table-cell office:value-type="float" office:value="1">
            <text:p>1,0000</text:p>
          </table:table-cell>
          <table:table-cell table:formula="of:=[.S51]*[.Q51]" office:value-type="float" office:value="0.0128611329328988">
            <text:p>0,0129</text:p>
          </table:table-cell>
          <table:table-cell/>
          <table:table-cell table:formula="of:=[.V50]-1/79" office:value-type="float" office:value="0.37974683544304">
            <text:p>0,3797</text:p>
          </table:table-cell>
          <table:table-cell table:formula="of:=[.V51]*[.$Q51]" office:value-type="float" office:value="0.00488397453148057">
            <text:p>0,0049</text:p>
          </table:table-cell>
          <table:table-cell/>
          <table:table-cell table:formula="of:=[.Y50]+1/79" office:value-type="float" office:value="0.620253164556962">
            <text:p>0,6203</text:p>
          </table:table-cell>
          <table:table-cell table:formula="of:=[.Y51]*[.$Q51]" office:value-type="float" office:value="0.00797715840141822">
            <text:p>0,0080</text:p>
          </table:table-cell>
          <table:table-cell table:number-columns-repeated="998"/>
        </table:table-row>
        <table:table-row table:style-name="ro2">
          <table:table-cell table:formula="of:=[.A51]+0.025" office:value-type="float" office:value="1.25">
            <text:p>1,2500</text:p>
          </table:table-cell>
          <table:table-cell table:formula="of:=(12-9*[.$B$1]-6*[.$D$1])*ABS([.$A52])^3" office:value-type="float" office:value="13.671875">
            <text:p>13,6719</text:p>
          </table:table-cell>
          <table:table-cell table:formula="of:=(-18+12*[.$B$1]+6*[.$D$1])*ABS([.$A52])^2" office:value-type="float" office:value="-18.75">
            <text:p>-18,75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2]+[.C52]+[.D52]+[.E52])/6" office:value-type="float" office:value="0.0425347222222222">
            <text:p>0,0425</text:p>
          </table:table-cell>
          <table:table-cell/>
          <table:table-cell table:formula="of:=(-[.$B$1]-6*[.$D$1])*ABS([.$A52])^3" office:value-type="float" office:value="-4.55729166666666">
            <text:p>-4,5573</text:p>
          </table:table-cell>
          <table:table-cell table:formula="of:=(6*[.$B$1]+30*[.$D$1])*ABS([.$A52])^2" office:value-type="float" office:value="18.75">
            <text:p>18,7500</text:p>
          </table:table-cell>
          <table:table-cell table:formula="of:=(-12*[.$B$1]-48*[.$D$1])*ABS([.$A52])^2" office:value-type="float" office:value="-31.25">
            <text:p>-31,2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2]+[.I52]+[.J52]+[.K52])/6" office:value-type="float" office:value="-1.06510416666667">
            <text:p>-1,0651</text:p>
          </table:table-cell>
          <table:table-cell/>
          <table:table-cell table:formula="of:=[.M52]" office:value-type="float" office:value="-1.06510416666667">
            <text:p>-1,0651</text:p>
          </table:table-cell>
          <table:table-cell table:formula="of:=[.O52]-[.$O$81]" office:value-type="float" office:value="5.35384809027775">
            <text:p>5,3538</text:p>
          </table:table-cell>
          <table:table-cell table:formula="of:=[.P52]/[.$P$83]" office:value-type="float" office:value="0.0125627359421382">
            <text:p>0,0126</text:p>
          </table:table-cell>
          <table:table-cell/>
          <table:table-cell office:value-type="float" office:value="1">
            <text:p>1,0000</text:p>
          </table:table-cell>
          <table:table-cell table:formula="of:=[.S52]*[.Q52]" office:value-type="float" office:value="0.0125627359421382">
            <text:p>0,0126</text:p>
          </table:table-cell>
          <table:table-cell/>
          <table:table-cell table:formula="of:=[.V51]-1/79" office:value-type="float" office:value="0.367088607594938">
            <text:p>0,3671</text:p>
          </table:table-cell>
          <table:table-cell table:formula="of:=[.V52]*[.$Q52]" office:value-type="float" office:value="0.00461163724458241">
            <text:p>0,0046</text:p>
          </table:table-cell>
          <table:table-cell/>
          <table:table-cell table:formula="of:=[.Y51]+1/79" office:value-type="float" office:value="0.632911392405063">
            <text:p>0,6329</text:p>
          </table:table-cell>
          <table:table-cell table:formula="of:=[.Y52]*[.$Q52]" office:value-type="float" office:value="0.00795109869755584">
            <text:p>0,0080</text:p>
          </table:table-cell>
          <table:table-cell table:number-columns-repeated="998"/>
        </table:table-row>
        <table:table-row table:style-name="ro2">
          <table:table-cell table:formula="of:=[.A52]+0.025" office:value-type="float" office:value="1.275">
            <text:p>1,2750</text:p>
          </table:table-cell>
          <table:table-cell table:formula="of:=(12-9*[.$B$1]-6*[.$D$1])*ABS([.$A53])^3" office:value-type="float" office:value="14.508703125">
            <text:p>14,5087</text:p>
          </table:table-cell>
          <table:table-cell table:formula="of:=(-18+12*[.$B$1]+6*[.$D$1])*ABS([.$A53])^2" office:value-type="float" office:value="-19.5075">
            <text:p>-19,5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3]+[.C53]+[.D53]+[.E53])/6" office:value-type="float" office:value="0.0557560763888888">
            <text:p>0,0558</text:p>
          </table:table-cell>
          <table:table-cell/>
          <table:table-cell table:formula="of:=(-[.$B$1]-6*[.$D$1])*ABS([.$A53])^3" office:value-type="float" office:value="-4.836234375">
            <text:p>-4,8362</text:p>
          </table:table-cell>
          <table:table-cell table:formula="of:=(6*[.$B$1]+30*[.$D$1])*ABS([.$A53])^2" office:value-type="float" office:value="19.5075">
            <text:p>19,5075</text:p>
          </table:table-cell>
          <table:table-cell table:formula="of:=(-12*[.$B$1]-48*[.$D$1])*ABS([.$A53])^2" office:value-type="float" office:value="-32.5125">
            <text:p>-32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3]+[.I53]+[.J53]+[.K53])/6" office:value-type="float" office:value="-1.19576128472222">
            <text:p>-1,1958</text:p>
          </table:table-cell>
          <table:table-cell/>
          <table:table-cell table:formula="of:=[.M53]" office:value-type="float" office:value="-1.19576128472222">
            <text:p>-1,1958</text:p>
          </table:table-cell>
          <table:table-cell table:formula="of:=[.O53]-[.$O$81]" office:value-type="float" office:value="5.22319097222219">
            <text:p>5,2232</text:p>
          </table:table-cell>
          <table:table-cell table:formula="of:=[.P53]/[.$P$83]" office:value-type="float" office:value="0.0122561506887999">
            <text:p>0,0123</text:p>
          </table:table-cell>
          <table:table-cell/>
          <table:table-cell office:value-type="float" office:value="1">
            <text:p>1,0000</text:p>
          </table:table-cell>
          <table:table-cell table:formula="of:=[.S53]*[.Q53]" office:value-type="float" office:value="0.0122561506887999">
            <text:p>0,0123</text:p>
          </table:table-cell>
          <table:table-cell/>
          <table:table-cell table:formula="of:=[.V52]-1/79" office:value-type="float" office:value="0.354430379746837">
            <text:p>0,3544</text:p>
          </table:table-cell>
          <table:table-cell table:formula="of:=[.V53]*[.$Q53]" office:value-type="float" office:value="0.00434395214286581">
            <text:p>0,0043</text:p>
          </table:table-cell>
          <table:table-cell/>
          <table:table-cell table:formula="of:=[.Y52]+1/79" office:value-type="float" office:value="0.645569620253164">
            <text:p>0,6456</text:p>
          </table:table-cell>
          <table:table-cell table:formula="of:=[.Y53]*[.$Q53]" office:value-type="float" office:value="0.00791219854593411">
            <text:p>0,0079</text:p>
          </table:table-cell>
          <table:table-cell table:number-columns-repeated="998"/>
        </table:table-row>
        <table:table-row table:style-name="ro2">
          <table:table-cell table:formula="of:=[.A53]+0.025" office:value-type="float" office:value="1.3">
            <text:p>1,3000</text:p>
          </table:table-cell>
          <table:table-cell table:formula="of:=(12-9*[.$B$1]-6*[.$D$1])*ABS([.$A54])^3" office:value-type="float" office:value="15.379">
            <text:p>15,3790</text:p>
          </table:table-cell>
          <table:table-cell table:formula="of:=(-18+12*[.$B$1]+6*[.$D$1])*ABS([.$A54])^2" office:value-type="float" office:value="-20.28">
            <text:p>-20,2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4]+[.C54]+[.D54]+[.E54])/6" office:value-type="float" office:value="0.0720555555555552">
            <text:p>0,0721</text:p>
          </table:table-cell>
          <table:table-cell/>
          <table:table-cell table:formula="of:=(-[.$B$1]-6*[.$D$1])*ABS([.$A54])^3" office:value-type="float" office:value="-5.12633333333333">
            <text:p>-5,1263</text:p>
          </table:table-cell>
          <table:table-cell table:formula="of:=(6*[.$B$1]+30*[.$D$1])*ABS([.$A54])^2" office:value-type="float" office:value="20.28">
            <text:p>20,2800</text:p>
          </table:table-cell>
          <table:table-cell table:formula="of:=(-12*[.$B$1]-48*[.$D$1])*ABS([.$A54])^2" office:value-type="float" office:value="-33.8">
            <text:p>-33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4]+[.I54]+[.J54]+[.K54])/6" office:value-type="float" office:value="-1.32994444444444">
            <text:p>-1,3299</text:p>
          </table:table-cell>
          <table:table-cell/>
          <table:table-cell table:formula="of:=[.M54]" office:value-type="float" office:value="-1.32994444444444">
            <text:p>-1,3299</text:p>
          </table:table-cell>
          <table:table-cell table:formula="of:=[.O54]-[.$O$81]" office:value-type="float" office:value="5.08900781249997">
            <text:p>5,0890</text:p>
          </table:table-cell>
          <table:table-cell table:formula="of:=[.P54]/[.$P$83]" office:value-type="float" office:value="0.0119412916238718">
            <text:p>0,0119</text:p>
          </table:table-cell>
          <table:table-cell/>
          <table:table-cell office:value-type="float" office:value="1">
            <text:p>1,0000</text:p>
          </table:table-cell>
          <table:table-cell table:formula="of:=[.S54]*[.Q54]" office:value-type="float" office:value="0.0119412916238718">
            <text:p>0,0119</text:p>
          </table:table-cell>
          <table:table-cell/>
          <table:table-cell table:formula="of:=[.V53]-1/79" office:value-type="float" office:value="0.341772151898736">
            <text:p>0,3418</text:p>
          </table:table-cell>
          <table:table-cell table:formula="of:=[.V54]*[.$Q54]" office:value-type="float" office:value="0.00408120093474101">
            <text:p>0,0041</text:p>
          </table:table-cell>
          <table:table-cell/>
          <table:table-cell table:formula="of:=[.Y53]+1/79" office:value-type="float" office:value="0.658227848101266">
            <text:p>0,6582</text:p>
          </table:table-cell>
          <table:table-cell table:formula="of:=[.Y54]*[.$Q54]" office:value-type="float" office:value="0.00786009068913079">
            <text:p>0,0079</text:p>
          </table:table-cell>
          <table:table-cell table:number-columns-repeated="998"/>
        </table:table-row>
        <table:table-row table:style-name="ro2">
          <table:table-cell table:formula="of:=[.A54]+0.025" office:value-type="float" office:value="1.325">
            <text:p>1,3250</text:p>
          </table:table-cell>
          <table:table-cell table:formula="of:=(12-9*[.$B$1]-6*[.$D$1])*ABS([.$A55])^3" office:value-type="float" office:value="16.283421875">
            <text:p>16,2834</text:p>
          </table:table-cell>
          <table:table-cell table:formula="of:=(-18+12*[.$B$1]+6*[.$D$1])*ABS([.$A55])^2" office:value-type="float" office:value="-21.0675">
            <text:p>-21,0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5]+[.C55]+[.D55]+[.E55])/6" office:value-type="float" office:value="0.0915425347222215">
            <text:p>0,0915</text:p>
          </table:table-cell>
          <table:table-cell/>
          <table:table-cell table:formula="of:=(-[.$B$1]-6*[.$D$1])*ABS([.$A55])^3" office:value-type="float" office:value="-5.42780729166666">
            <text:p>-5,4278</text:p>
          </table:table-cell>
          <table:table-cell table:formula="of:=(6*[.$B$1]+30*[.$D$1])*ABS([.$A55])^2" office:value-type="float" office:value="21.0675">
            <text:p>21,0675</text:p>
          </table:table-cell>
          <table:table-cell table:formula="of:=(-12*[.$B$1]-48*[.$D$1])*ABS([.$A55])^2" office:value-type="float" office:value="-35.1125">
            <text:p>-35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5]+[.I55]+[.J55]+[.K55])/6" office:value-type="float" office:value="-1.46769010416666">
            <text:p>-1,4677</text:p>
          </table:table-cell>
          <table:table-cell/>
          <table:table-cell table:formula="of:=[.M55]" office:value-type="float" office:value="-1.46769010416666">
            <text:p>-1,4677</text:p>
          </table:table-cell>
          <table:table-cell table:formula="of:=[.O55]-[.$O$81]" office:value-type="float" office:value="4.95126215277775">
            <text:p>4,9513</text:p>
          </table:table-cell>
          <table:table-cell table:formula="of:=[.P55]/[.$P$83]" office:value-type="float" office:value="0.0116180731983419">
            <text:p>0,0116</text:p>
          </table:table-cell>
          <table:table-cell/>
          <table:table-cell office:value-type="float" office:value="1">
            <text:p>1,0000</text:p>
          </table:table-cell>
          <table:table-cell table:formula="of:=[.S55]*[.Q55]" office:value-type="float" office:value="0.0116180731983419">
            <text:p>0,0116</text:p>
          </table:table-cell>
          <table:table-cell/>
          <table:table-cell table:formula="of:=[.V54]-1/79" office:value-type="float" office:value="0.329113924050634">
            <text:p>0,3291</text:p>
          </table:table-cell>
          <table:table-cell table:formula="of:=[.V55]*[.$Q55]" office:value-type="float" office:value="0.0038236696602138">
            <text:p>0,0038</text:p>
          </table:table-cell>
          <table:table-cell/>
          <table:table-cell table:formula="of:=[.Y54]+1/79" office:value-type="float" office:value="0.670886075949367">
            <text:p>0,6709</text:p>
          </table:table-cell>
          <table:table-cell table:formula="of:=[.Y55]*[.$Q55]" office:value-type="float" office:value="0.00779440353812809">
            <text:p>0,0078</text:p>
          </table:table-cell>
          <table:table-cell table:number-columns-repeated="998"/>
        </table:table-row>
        <table:table-row table:style-name="ro2">
          <table:table-cell table:formula="of:=[.A55]+0.025" office:value-type="float" office:value="1.35">
            <text:p>1,3500</text:p>
          </table:table-cell>
          <table:table-cell table:formula="of:=(12-9*[.$B$1]-6*[.$D$1])*ABS([.$A56])^3" office:value-type="float" office:value="17.222625">
            <text:p>17,2226</text:p>
          </table:table-cell>
          <table:table-cell table:formula="of:=(-18+12*[.$B$1]+6*[.$D$1])*ABS([.$A56])^2" office:value-type="float" office:value="-21.87">
            <text:p>-21,8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6]+[.C56]+[.D56]+[.E56])/6" office:value-type="float" office:value="0.114326388888888">
            <text:p>0,1143</text:p>
          </table:table-cell>
          <table:table-cell/>
          <table:table-cell table:formula="of:=(-[.$B$1]-6*[.$D$1])*ABS([.$A56])^3" office:value-type="float" office:value="-5.74087499999999">
            <text:p>-5,7409</text:p>
          </table:table-cell>
          <table:table-cell table:formula="of:=(6*[.$B$1]+30*[.$D$1])*ABS([.$A56])^2" office:value-type="float" office:value="21.87">
            <text:p>21,8700</text:p>
          </table:table-cell>
          <table:table-cell table:formula="of:=(-12*[.$B$1]-48*[.$D$1])*ABS([.$A56])^2" office:value-type="float" office:value="-36.45">
            <text:p>-36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6]+[.I56]+[.J56]+[.K56])/6" office:value-type="float" office:value="-1.60903472222222">
            <text:p>-1,6090</text:p>
          </table:table-cell>
          <table:table-cell/>
          <table:table-cell table:formula="of:=[.M56]" office:value-type="float" office:value="-1.60903472222222">
            <text:p>-1,6090</text:p>
          </table:table-cell>
          <table:table-cell table:formula="of:=[.O56]-[.$O$81]" office:value-type="float" office:value="4.8099175347222">
            <text:p>4,8099</text:p>
          </table:table-cell>
          <table:table-cell table:formula="of:=[.P56]/[.$P$83]" office:value-type="float" office:value="0.0112864098631982">
            <text:p>0,0113</text:p>
          </table:table-cell>
          <table:table-cell/>
          <table:table-cell office:value-type="float" office:value="1">
            <text:p>1,0000</text:p>
          </table:table-cell>
          <table:table-cell table:formula="of:=[.S56]*[.Q56]" office:value-type="float" office:value="0.0112864098631982">
            <text:p>0,0113</text:p>
          </table:table-cell>
          <table:table-cell/>
          <table:table-cell table:formula="of:=[.V55]-1/79" office:value-type="float" office:value="0.316455696202533">
            <text:p>0,3165</text:p>
          </table:table-cell>
          <table:table-cell table:formula="of:=[.V56]*[.$Q56]" office:value-type="float" office:value="0.00357164869088551">
            <text:p>0,0036</text:p>
          </table:table-cell>
          <table:table-cell/>
          <table:table-cell table:formula="of:=[.Y55]+1/79" office:value-type="float" office:value="0.683544303797468">
            <text:p>0,6835</text:p>
          </table:table-cell>
          <table:table-cell table:formula="of:=[.Y56]*[.$Q56]" office:value-type="float" office:value="0.00771476117231266">
            <text:p>0,0077</text:p>
          </table:table-cell>
          <table:table-cell table:number-columns-repeated="998"/>
        </table:table-row>
        <table:table-row table:style-name="ro2">
          <table:table-cell table:formula="of:=[.A56]+0.025" office:value-type="float" office:value="1.375">
            <text:p>1,3750</text:p>
          </table:table-cell>
          <table:table-cell table:formula="of:=(12-9*[.$B$1]-6*[.$D$1])*ABS([.$A57])^3" office:value-type="float" office:value="18.197265625">
            <text:p>18,1973</text:p>
          </table:table-cell>
          <table:table-cell table:formula="of:=(-18+12*[.$B$1]+6*[.$D$1])*ABS([.$A57])^2" office:value-type="float" office:value="-22.6875">
            <text:p>-22,6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7]+[.C57]+[.D57]+[.E57])/6" office:value-type="float" office:value="0.140516493055554">
            <text:p>0,1405</text:p>
          </table:table-cell>
          <table:table-cell/>
          <table:table-cell table:formula="of:=(-[.$B$1]-6*[.$D$1])*ABS([.$A57])^3" office:value-type="float" office:value="-6.06575520833332">
            <text:p>-6,0658</text:p>
          </table:table-cell>
          <table:table-cell table:formula="of:=(6*[.$B$1]+30*[.$D$1])*ABS([.$A57])^2" office:value-type="float" office:value="22.6875">
            <text:p>22,6875</text:p>
          </table:table-cell>
          <table:table-cell table:formula="of:=(-12*[.$B$1]-48*[.$D$1])*ABS([.$A57])^2" office:value-type="float" office:value="-37.8125">
            <text:p>-37,8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7]+[.I57]+[.J57]+[.K57])/6" office:value-type="float" office:value="-1.75401475694444">
            <text:p>-1,7540</text:p>
          </table:table-cell>
          <table:table-cell/>
          <table:table-cell table:formula="of:=[.M57]" office:value-type="float" office:value="-1.75401475694444">
            <text:p>-1,7540</text:p>
          </table:table-cell>
          <table:table-cell table:formula="of:=[.O57]-[.$O$81]" office:value-type="float" office:value="4.66493749999998">
            <text:p>4,6649</text:p>
          </table:table-cell>
          <table:table-cell table:formula="of:=[.P57]/[.$P$83]" office:value-type="float" office:value="0.0109462160694286">
            <text:p>0,0109</text:p>
          </table:table-cell>
          <table:table-cell/>
          <table:table-cell office:value-type="float" office:value="1">
            <text:p>1,0000</text:p>
          </table:table-cell>
          <table:table-cell table:formula="of:=[.S57]*[.Q57]" office:value-type="float" office:value="0.0109462160694286">
            <text:p>0,0109</text:p>
          </table:table-cell>
          <table:table-cell/>
          <table:table-cell table:formula="of:=[.V56]-1/79" office:value-type="float" office:value="0.303797468354432">
            <text:p>0,3038</text:p>
          </table:table-cell>
          <table:table-cell table:formula="of:=[.V57]*[.$Q57]" office:value-type="float" office:value="0.00332543272995302">
            <text:p>0,0033</text:p>
          </table:table-cell>
          <table:table-cell/>
          <table:table-cell table:formula="of:=[.Y56]+1/79" office:value-type="float" office:value="0.696202531645569">
            <text:p>0,6962</text:p>
          </table:table-cell>
          <table:table-cell table:formula="of:=[.Y57]*[.$Q57]" office:value-type="float" office:value="0.00762078333947563">
            <text:p>0,0076</text:p>
          </table:table-cell>
          <table:table-cell table:number-columns-repeated="998"/>
        </table:table-row>
        <table:table-row table:style-name="ro2">
          <table:table-cell table:formula="of:=[.A57]+0.025" office:value-type="float" office:value="1.4">
            <text:p>1,4000</text:p>
          </table:table-cell>
          <table:table-cell table:formula="of:=(12-9*[.$B$1]-6*[.$D$1])*ABS([.$A58])^3" office:value-type="float" office:value="19.208">
            <text:p>19,2080</text:p>
          </table:table-cell>
          <table:table-cell table:formula="of:=(-18+12*[.$B$1]+6*[.$D$1])*ABS([.$A58])^2" office:value-type="float" office:value="-23.52">
            <text:p>-23,5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8]+[.C58]+[.D58]+[.E58])/6" office:value-type="float" office:value="0.170222222222221">
            <text:p>0,1702</text:p>
          </table:table-cell>
          <table:table-cell/>
          <table:table-cell table:formula="of:=(-[.$B$1]-6*[.$D$1])*ABS([.$A58])^3" office:value-type="float" office:value="-6.40266666666665">
            <text:p>-6,4027</text:p>
          </table:table-cell>
          <table:table-cell table:formula="of:=(6*[.$B$1]+30*[.$D$1])*ABS([.$A58])^2" office:value-type="float" office:value="23.52">
            <text:p>23,5200</text:p>
          </table:table-cell>
          <table:table-cell table:formula="of:=(-12*[.$B$1]-48*[.$D$1])*ABS([.$A58])^2" office:value-type="float" office:value="-39.1999999999999">
            <text:p>-39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8]+[.I58]+[.J58]+[.K58])/6" office:value-type="float" office:value="-1.90266666666666">
            <text:p>-1,9027</text:p>
          </table:table-cell>
          <table:table-cell/>
          <table:table-cell table:formula="of:=[.M58]" office:value-type="float" office:value="-1.90266666666666">
            <text:p>-1,9027</text:p>
          </table:table-cell>
          <table:table-cell table:formula="of:=[.O58]-[.$O$81]" office:value-type="float" office:value="4.51628559027775">
            <text:p>4,5163</text:p>
          </table:table-cell>
          <table:table-cell table:formula="of:=[.P58]/[.$P$83]" office:value-type="float" office:value="0.0105974062680213">
            <text:p>0,0106</text:p>
          </table:table-cell>
          <table:table-cell/>
          <table:table-cell office:value-type="float" office:value="1">
            <text:p>1,0000</text:p>
          </table:table-cell>
          <table:table-cell table:formula="of:=[.S58]*[.Q58]" office:value-type="float" office:value="0.0105974062680213">
            <text:p>0,0106</text:p>
          </table:table-cell>
          <table:table-cell/>
          <table:table-cell table:formula="of:=[.V57]-1/79" office:value-type="float" office:value="0.291139240506331">
            <text:p>0,2911</text:p>
          </table:table-cell>
          <table:table-cell table:formula="of:=[.V58]*[.$Q58]" office:value-type="float" office:value="0.00308532081220875">
            <text:p>0,0031</text:p>
          </table:table-cell>
          <table:table-cell/>
          <table:table-cell table:formula="of:=[.Y57]+1/79" office:value-type="float" office:value="0.708860759493671">
            <text:p>0,7089</text:p>
          </table:table-cell>
          <table:table-cell table:formula="of:=[.Y58]*[.$Q58]" office:value-type="float" office:value="0.00751208545581256">
            <text:p>0,0075</text:p>
          </table:table-cell>
          <table:table-cell table:number-columns-repeated="998"/>
        </table:table-row>
        <table:table-row table:style-name="ro2">
          <table:table-cell table:formula="of:=[.A58]+0.025" office:value-type="float" office:value="1.425">
            <text:p>1,4250</text:p>
          </table:table-cell>
          <table:table-cell table:formula="of:=(12-9*[.$B$1]-6*[.$D$1])*ABS([.$A59])^3" office:value-type="float" office:value="20.255484375">
            <text:p>20,2555</text:p>
          </table:table-cell>
          <table:table-cell table:formula="of:=(-18+12*[.$B$1]+6*[.$D$1])*ABS([.$A59])^2" office:value-type="float" office:value="-24.3675">
            <text:p>-24,3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59]+[.C59]+[.D59]+[.E59])/6" office:value-type="float" office:value="0.203552951388887">
            <text:p>0,2036</text:p>
          </table:table-cell>
          <table:table-cell/>
          <table:table-cell table:formula="of:=(-[.$B$1]-6*[.$D$1])*ABS([.$A59])^3" office:value-type="float" office:value="-6.75182812499999">
            <text:p>-6,7518</text:p>
          </table:table-cell>
          <table:table-cell table:formula="of:=(6*[.$B$1]+30*[.$D$1])*ABS([.$A59])^2" office:value-type="float" office:value="24.3675">
            <text:p>24,3675</text:p>
          </table:table-cell>
          <table:table-cell table:formula="of:=(-12*[.$B$1]-48*[.$D$1])*ABS([.$A59])^2" office:value-type="float" office:value="-40.6124999999999">
            <text:p>-40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59]+[.I59]+[.J59]+[.K59])/6" office:value-type="float" office:value="-2.05502690972222">
            <text:p>-2,0550</text:p>
          </table:table-cell>
          <table:table-cell/>
          <table:table-cell table:formula="of:=[.M59]" office:value-type="float" office:value="-2.05502690972222">
            <text:p>-2,0550</text:p>
          </table:table-cell>
          <table:table-cell table:formula="of:=[.O59]-[.$O$81]" office:value-type="float" office:value="4.3639253472222">
            <text:p>4,3639</text:p>
          </table:table-cell>
          <table:table-cell table:formula="of:=[.P59]/[.$P$83]" office:value-type="float" office:value="0.0102398949099641">
            <text:p>0,0102</text:p>
          </table:table-cell>
          <table:table-cell/>
          <table:table-cell office:value-type="float" office:value="1">
            <text:p>1,0000</text:p>
          </table:table-cell>
          <table:table-cell table:formula="of:=[.S59]*[.Q59]" office:value-type="float" office:value="0.0102398949099641">
            <text:p>0,0102</text:p>
          </table:table-cell>
          <table:table-cell/>
          <table:table-cell table:formula="of:=[.V58]-1/79" office:value-type="float" office:value="0.278481012658229">
            <text:p>0,2785</text:p>
          </table:table-cell>
          <table:table-cell table:formula="of:=[.V59]*[.$Q59]" office:value-type="float" office:value="0.00285161630404066">
            <text:p>0,0029</text:p>
          </table:table-cell>
          <table:table-cell/>
          <table:table-cell table:formula="of:=[.Y58]+1/79" office:value-type="float" office:value="0.721518987341772">
            <text:p>0,7215</text:p>
          </table:table-cell>
          <table:table-cell table:formula="of:=[.Y59]*[.$Q59]" office:value-type="float" office:value="0.00738827860592349">
            <text:p>0,0074</text:p>
          </table:table-cell>
          <table:table-cell table:number-columns-repeated="998"/>
        </table:table-row>
        <table:table-row table:style-name="ro2">
          <table:table-cell table:formula="of:=[.A59]+0.025" office:value-type="float" office:value="1.45">
            <text:p>1,4500</text:p>
          </table:table-cell>
          <table:table-cell table:formula="of:=(12-9*[.$B$1]-6*[.$D$1])*ABS([.$A60])^3" office:value-type="float" office:value="21.3403749999999">
            <text:p>21,3404</text:p>
          </table:table-cell>
          <table:table-cell table:formula="of:=(-18+12*[.$B$1]+6*[.$D$1])*ABS([.$A60])^2" office:value-type="float" office:value="-25.23">
            <text:p>-25,2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0]+[.C60]+[.D60]+[.E60])/6" office:value-type="float" office:value="0.240618055555554">
            <text:p>0,2406</text:p>
          </table:table-cell>
          <table:table-cell/>
          <table:table-cell table:formula="of:=(-[.$B$1]-6*[.$D$1])*ABS([.$A60])^3" office:value-type="float" office:value="-7.11345833333332">
            <text:p>-7,1135</text:p>
          </table:table-cell>
          <table:table-cell table:formula="of:=(6*[.$B$1]+30*[.$D$1])*ABS([.$A60])^2" office:value-type="float" office:value="25.23">
            <text:p>25,2300</text:p>
          </table:table-cell>
          <table:table-cell table:formula="of:=(-12*[.$B$1]-48*[.$D$1])*ABS([.$A60])^2" office:value-type="float" office:value="-42.0499999999999">
            <text:p>-42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0]+[.I60]+[.J60]+[.K60])/6" office:value-type="float" office:value="-2.21113194444444">
            <text:p>-2,2111</text:p>
          </table:table-cell>
          <table:table-cell/>
          <table:table-cell table:formula="of:=[.M60]" office:value-type="float" office:value="-2.21113194444444">
            <text:p>-2,2111</text:p>
          </table:table-cell>
          <table:table-cell table:formula="of:=[.O60]-[.$O$81]" office:value-type="float" office:value="4.20782031249998">
            <text:p>4,2078</text:p>
          </table:table-cell>
          <table:table-cell table:formula="of:=[.P60]/[.$P$83]" office:value-type="float" office:value="0.00987359644624515">
            <text:p>0,0099</text:p>
          </table:table-cell>
          <table:table-cell/>
          <table:table-cell office:value-type="float" office:value="1">
            <text:p>1,0000</text:p>
          </table:table-cell>
          <table:table-cell table:formula="of:=[.S60]*[.Q60]" office:value-type="float" office:value="0.00987359644624515">
            <text:p>0,0099</text:p>
          </table:table-cell>
          <table:table-cell/>
          <table:table-cell table:formula="of:=[.V59]-1/79" office:value-type="float" office:value="0.265822784810128">
            <text:p>0,2658</text:p>
          </table:table-cell>
          <table:table-cell table:formula="of:=[.V60]*[.$Q60]" office:value-type="float" office:value="0.00262462690343227">
            <text:p>0,0026</text:p>
          </table:table-cell>
          <table:table-cell/>
          <table:table-cell table:formula="of:=[.Y59]+1/79" office:value-type="float" office:value="0.734177215189873">
            <text:p>0,7342</text:p>
          </table:table-cell>
          <table:table-cell table:formula="of:=[.Y60]*[.$Q60]" office:value-type="float" office:value="0.00724896954281289">
            <text:p>0,0072</text:p>
          </table:table-cell>
          <table:table-cell table:number-columns-repeated="998"/>
        </table:table-row>
        <table:table-row table:style-name="ro2">
          <table:table-cell table:formula="of:=[.A60]+0.025" office:value-type="float" office:value="1.475">
            <text:p>1,4750</text:p>
          </table:table-cell>
          <table:table-cell table:formula="of:=(12-9*[.$B$1]-6*[.$D$1])*ABS([.$A61])^3" office:value-type="float" office:value="22.4633281249999">
            <text:p>22,4633</text:p>
          </table:table-cell>
          <table:table-cell table:formula="of:=(-18+12*[.$B$1]+6*[.$D$1])*ABS([.$A61])^2" office:value-type="float" office:value="-26.1074999999999">
            <text:p>-26,1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1]+[.C61]+[.D61]+[.E61])/6" office:value-type="float" office:value="0.281526909722221">
            <text:p>0,2815</text:p>
          </table:table-cell>
          <table:table-cell/>
          <table:table-cell table:formula="of:=(-[.$B$1]-6*[.$D$1])*ABS([.$A61])^3" office:value-type="float" office:value="-7.48777604166665">
            <text:p>-7,4878</text:p>
          </table:table-cell>
          <table:table-cell table:formula="of:=(6*[.$B$1]+30*[.$D$1])*ABS([.$A61])^2" office:value-type="float" office:value="26.1074999999999">
            <text:p>26,1075</text:p>
          </table:table-cell>
          <table:table-cell table:formula="of:=(-12*[.$B$1]-48*[.$D$1])*ABS([.$A61])^2" office:value-type="float" office:value="-43.5124999999999">
            <text:p>-43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1]+[.I61]+[.J61]+[.K61])/6" office:value-type="float" office:value="-2.37101822916666">
            <text:p>-2,3710</text:p>
          </table:table-cell>
          <table:table-cell/>
          <table:table-cell table:formula="of:=[.M61]" office:value-type="float" office:value="-2.37101822916666">
            <text:p>-2,3710</text:p>
          </table:table-cell>
          <table:table-cell table:formula="of:=[.O61]-[.$O$81]" office:value-type="float" office:value="4.04793402777776">
            <text:p>4,0479</text:p>
          </table:table-cell>
          <table:table-cell table:formula="of:=[.P61]/[.$P$83]" office:value-type="float" office:value="0.00949842532785232">
            <text:p>0,0095</text:p>
          </table:table-cell>
          <table:table-cell/>
          <table:table-cell office:value-type="float" office:value="1">
            <text:p>1,0000</text:p>
          </table:table-cell>
          <table:table-cell table:formula="of:=[.S61]*[.Q61]" office:value-type="float" office:value="0.00949842532785232">
            <text:p>0,0095</text:p>
          </table:table-cell>
          <table:table-cell/>
          <table:table-cell table:formula="of:=[.V60]-1/79" office:value-type="float" office:value="0.253164556962027">
            <text:p>0,2532</text:p>
          </table:table-cell>
          <table:table-cell table:formula="of:=[.V61]*[.$Q61]" office:value-type="float" office:value="0.00240466463996263">
            <text:p>0,0024</text:p>
          </table:table-cell>
          <table:table-cell/>
          <table:table-cell table:formula="of:=[.Y60]+1/79" office:value-type="float" office:value="0.746835443037974">
            <text:p>0,7468</text:p>
          </table:table-cell>
          <table:table-cell table:formula="of:=[.Y61]*[.$Q61]" office:value-type="float" office:value="0.0070937606878897">
            <text:p>0,0071</text:p>
          </table:table-cell>
          <table:table-cell table:number-columns-repeated="998"/>
        </table:table-row>
        <table:table-row table:style-name="ro2">
          <table:table-cell table:formula="of:=[.A61]+0.025" office:value-type="float" office:value="1.5">
            <text:p>1,5000</text:p>
          </table:table-cell>
          <table:table-cell table:formula="of:=(12-9*[.$B$1]-6*[.$D$1])*ABS([.$A62])^3" office:value-type="float" office:value="23.6249999999999">
            <text:p>23,6250</text:p>
          </table:table-cell>
          <table:table-cell table:formula="of:=(-18+12*[.$B$1]+6*[.$D$1])*ABS([.$A62])^2" office:value-type="float" office:value="-26.9999999999999">
            <text:p>-27,00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2]+[.C62]+[.D62]+[.E62])/6" office:value-type="float" office:value="0.326388888888886">
            <text:p>0,3264</text:p>
          </table:table-cell>
          <table:table-cell/>
          <table:table-cell table:formula="of:=(-[.$B$1]-6*[.$D$1])*ABS([.$A62])^3" office:value-type="float" office:value="-7.87499999999998">
            <text:p>-7,8750</text:p>
          </table:table-cell>
          <table:table-cell table:formula="of:=(6*[.$B$1]+30*[.$D$1])*ABS([.$A62])^2" office:value-type="float" office:value="26.9999999999999">
            <text:p>27,0000</text:p>
          </table:table-cell>
          <table:table-cell table:formula="of:=(-12*[.$B$1]-48*[.$D$1])*ABS([.$A62])^2" office:value-type="float" office:value="-44.9999999999999">
            <text:p>-45,0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2]+[.I62]+[.J62]+[.K62])/6" office:value-type="float" office:value="-2.53472222222221">
            <text:p>-2,5347</text:p>
          </table:table-cell>
          <table:table-cell/>
          <table:table-cell table:formula="of:=[.M62]" office:value-type="float" office:value="-2.53472222222221">
            <text:p>-2,5347</text:p>
          </table:table-cell>
          <table:table-cell table:formula="of:=[.O62]-[.$O$81]" office:value-type="float" office:value="3.8842300347222">
            <text:p>3,8842</text:p>
          </table:table-cell>
          <table:table-cell table:formula="of:=[.P62]/[.$P$83]" office:value-type="float" office:value="0.00911429600577365">
            <text:p>0,0091</text:p>
          </table:table-cell>
          <table:table-cell/>
          <table:table-cell office:value-type="float" office:value="1">
            <text:p>1,0000</text:p>
          </table:table-cell>
          <table:table-cell table:formula="of:=[.S62]*[.Q62]" office:value-type="float" office:value="0.00911429600577365">
            <text:p>0,0091</text:p>
          </table:table-cell>
          <table:table-cell/>
          <table:table-cell table:formula="of:=[.V61]-1/79" office:value-type="float" office:value="0.240506329113925">
            <text:p>0,2405</text:p>
          </table:table-cell>
          <table:table-cell table:formula="of:=[.V62]*[.$Q62]" office:value-type="float" office:value="0.00219204587480633">
            <text:p>0,0022</text:p>
          </table:table-cell>
          <table:table-cell/>
          <table:table-cell table:formula="of:=[.Y61]+1/79" office:value-type="float" office:value="0.759493670886075">
            <text:p>0,7595</text:p>
          </table:table-cell>
          <table:table-cell table:formula="of:=[.Y62]*[.$Q62]" office:value-type="float" office:value="0.00692225013096733">
            <text:p>0,0069</text:p>
          </table:table-cell>
          <table:table-cell table:number-columns-repeated="998"/>
        </table:table-row>
        <table:table-row table:style-name="ro2">
          <table:table-cell table:formula="of:=[.A62]+0.025" office:value-type="float" office:value="1.525">
            <text:p>1,5250</text:p>
          </table:table-cell>
          <table:table-cell table:formula="of:=(12-9*[.$B$1]-6*[.$D$1])*ABS([.$A63])^3" office:value-type="float" office:value="24.8260468749999">
            <text:p>24,8260</text:p>
          </table:table-cell>
          <table:table-cell table:formula="of:=(-18+12*[.$B$1]+6*[.$D$1])*ABS([.$A63])^2" office:value-type="float" office:value="-27.9074999999999">
            <text:p>-27,9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3]+[.C63]+[.D63]+[.E63])/6" office:value-type="float" office:value="0.375313368055553">
            <text:p>0,3753</text:p>
          </table:table-cell>
          <table:table-cell/>
          <table:table-cell table:formula="of:=(-[.$B$1]-6*[.$D$1])*ABS([.$A63])^3" office:value-type="float" office:value="-8.27534895833331">
            <text:p>-8,2753</text:p>
          </table:table-cell>
          <table:table-cell table:formula="of:=(6*[.$B$1]+30*[.$D$1])*ABS([.$A63])^2" office:value-type="float" office:value="27.9074999999999">
            <text:p>27,9075</text:p>
          </table:table-cell>
          <table:table-cell table:formula="of:=(-12*[.$B$1]-48*[.$D$1])*ABS([.$A63])^2" office:value-type="float" office:value="-46.5124999999999">
            <text:p>-46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3]+[.I63]+[.J63]+[.K63])/6" office:value-type="float" office:value="-2.70228038194443">
            <text:p>-2,7023</text:p>
          </table:table-cell>
          <table:table-cell/>
          <table:table-cell table:formula="of:=[.M63]" office:value-type="float" office:value="-2.70228038194443">
            <text:p>-2,7023</text:p>
          </table:table-cell>
          <table:table-cell table:formula="of:=[.O63]-[.$O$81]" office:value-type="float" office:value="3.71667187499998">
            <text:p>3,7167</text:p>
          </table:table-cell>
          <table:table-cell table:formula="of:=[.P63]/[.$P$83]" office:value-type="float" office:value="0.00872112293099714">
            <text:p>0,0087</text:p>
          </table:table-cell>
          <table:table-cell/>
          <table:table-cell office:value-type="float" office:value="1">
            <text:p>1,0000</text:p>
          </table:table-cell>
          <table:table-cell table:formula="of:=[.S63]*[.Q63]" office:value-type="float" office:value="0.00872112293099714">
            <text:p>0,0087</text:p>
          </table:table-cell>
          <table:table-cell/>
          <table:table-cell table:formula="of:=[.V62]-1/79" office:value-type="float" office:value="0.227848101265824">
            <text:p>0,2278</text:p>
          </table:table-cell>
          <table:table-cell table:formula="of:=[.V63]*[.$Q63]" office:value-type="float" office:value="0.00198709130073354">
            <text:p>0,0020</text:p>
          </table:table-cell>
          <table:table-cell/>
          <table:table-cell table:formula="of:=[.Y62]+1/79" office:value-type="float" office:value="0.772151898734177">
            <text:p>0,7722</text:p>
          </table:table-cell>
          <table:table-cell table:formula="of:=[.Y63]*[.$Q63]" office:value-type="float" office:value="0.00673403163026361">
            <text:p>0,0067</text:p>
          </table:table-cell>
          <table:table-cell table:number-columns-repeated="998"/>
        </table:table-row>
        <table:table-row table:style-name="ro2">
          <table:table-cell table:formula="of:=[.A63]+0.025" office:value-type="float" office:value="1.55">
            <text:p>1,5500</text:p>
          </table:table-cell>
          <table:table-cell table:formula="of:=(12-9*[.$B$1]-6*[.$D$1])*ABS([.$A64])^3" office:value-type="float" office:value="26.0671249999999">
            <text:p>26,0671</text:p>
          </table:table-cell>
          <table:table-cell table:formula="of:=(-18+12*[.$B$1]+6*[.$D$1])*ABS([.$A64])^2" office:value-type="float" office:value="-28.8299999999999">
            <text:p>-28,8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4]+[.C64]+[.D64]+[.E64])/6" office:value-type="float" office:value="0.428409722222219">
            <text:p>0,4284</text:p>
          </table:table-cell>
          <table:table-cell/>
          <table:table-cell table:formula="of:=(-[.$B$1]-6*[.$D$1])*ABS([.$A64])^3" office:value-type="float" office:value="-8.68904166666664">
            <text:p>-8,6890</text:p>
          </table:table-cell>
          <table:table-cell table:formula="of:=(6*[.$B$1]+30*[.$D$1])*ABS([.$A64])^2" office:value-type="float" office:value="28.8299999999999">
            <text:p>28,8300</text:p>
          </table:table-cell>
          <table:table-cell table:formula="of:=(-12*[.$B$1]-48*[.$D$1])*ABS([.$A64])^2" office:value-type="float" office:value="-48.0499999999999">
            <text:p>-48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4]+[.I64]+[.J64]+[.K64])/6" office:value-type="float" office:value="-2.87372916666666">
            <text:p>-2,8737</text:p>
          </table:table-cell>
          <table:table-cell/>
          <table:table-cell table:formula="of:=[.M64]" office:value-type="float" office:value="-2.87372916666666">
            <text:p>-2,8737</text:p>
          </table:table-cell>
          <table:table-cell table:formula="of:=[.O64]-[.$O$81]" office:value-type="float" office:value="3.54522309027776">
            <text:p>3,5452</text:p>
          </table:table-cell>
          <table:table-cell table:formula="of:=[.P64]/[.$P$83]" office:value-type="float" office:value="0.00831882055451076">
            <text:p>0,0083</text:p>
          </table:table-cell>
          <table:table-cell/>
          <table:table-cell office:value-type="float" office:value="1">
            <text:p>1,0000</text:p>
          </table:table-cell>
          <table:table-cell table:formula="of:=[.S64]*[.Q64]" office:value-type="float" office:value="0.00831882055451076">
            <text:p>0,0083</text:p>
          </table:table-cell>
          <table:table-cell/>
          <table:table-cell table:formula="of:=[.V63]-1/79" office:value-type="float" office:value="0.215189873417723">
            <text:p>0,2152</text:p>
          </table:table-cell>
          <table:table-cell table:formula="of:=[.V64]*[.$Q64]" office:value-type="float" office:value="0.00179012594210992">
            <text:p>0,0018</text:p>
          </table:table-cell>
          <table:table-cell/>
          <table:table-cell table:formula="of:=[.Y63]+1/79" office:value-type="float" office:value="0.784810126582278">
            <text:p>0,7848</text:p>
          </table:table-cell>
          <table:table-cell table:formula="of:=[.Y64]*[.$Q64]" office:value-type="float" office:value="0.00652869461240084">
            <text:p>0,0065</text:p>
          </table:table-cell>
          <table:table-cell table:number-columns-repeated="998"/>
        </table:table-row>
        <table:table-row table:style-name="ro2">
          <table:table-cell table:formula="of:=[.A64]+0.025" office:value-type="float" office:value="1.575">
            <text:p>1,5750</text:p>
          </table:table-cell>
          <table:table-cell table:formula="of:=(12-9*[.$B$1]-6*[.$D$1])*ABS([.$A65])^3" office:value-type="float" office:value="27.3488906249999">
            <text:p>27,3489</text:p>
          </table:table-cell>
          <table:table-cell table:formula="of:=(-18+12*[.$B$1]+6*[.$D$1])*ABS([.$A65])^2" office:value-type="float" office:value="-29.7674999999999">
            <text:p>-29,7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5]+[.C65]+[.D65]+[.E65])/6" office:value-type="float" office:value="0.485787326388885">
            <text:p>0,4858</text:p>
          </table:table-cell>
          <table:table-cell/>
          <table:table-cell table:formula="of:=(-[.$B$1]-6*[.$D$1])*ABS([.$A65])^3" office:value-type="float" office:value="-9.11629687499997">
            <text:p>-9,1163</text:p>
          </table:table-cell>
          <table:table-cell table:formula="of:=(6*[.$B$1]+30*[.$D$1])*ABS([.$A65])^2" office:value-type="float" office:value="29.7674999999999">
            <text:p>29,7675</text:p>
          </table:table-cell>
          <table:table-cell table:formula="of:=(-12*[.$B$1]-48*[.$D$1])*ABS([.$A65])^2" office:value-type="float" office:value="-49.6124999999999">
            <text:p>-49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5]+[.I65]+[.J65]+[.K65])/6" office:value-type="float" office:value="-3.04910503472221">
            <text:p>-3,0491</text:p>
          </table:table-cell>
          <table:table-cell/>
          <table:table-cell table:formula="of:=[.M65]" office:value-type="float" office:value="-3.04910503472221">
            <text:p>-3,0491</text:p>
          </table:table-cell>
          <table:table-cell table:formula="of:=[.O65]-[.$O$81]" office:value-type="float" office:value="3.3698472222222">
            <text:p>3,3698</text:p>
          </table:table-cell>
          <table:table-cell table:formula="of:=[.P65]/[.$P$83]" office:value-type="float" office:value="0.00790730332730253">
            <text:p>0,0079</text:p>
          </table:table-cell>
          <table:table-cell/>
          <table:table-cell office:value-type="float" office:value="1">
            <text:p>1,0000</text:p>
          </table:table-cell>
          <table:table-cell table:formula="of:=[.S65]*[.Q65]" office:value-type="float" office:value="0.00790730332730253">
            <text:p>0,0079</text:p>
          </table:table-cell>
          <table:table-cell/>
          <table:table-cell table:formula="of:=[.V64]-1/79" office:value-type="float" office:value="0.202531645569622">
            <text:p>0,2025</text:p>
          </table:table-cell>
          <table:table-cell table:formula="of:=[.V65]*[.$Q65]" office:value-type="float" office:value="0.00160147915489673">
            <text:p>0,0016</text:p>
          </table:table-cell>
          <table:table-cell/>
          <table:table-cell table:formula="of:=[.Y64]+1/79" office:value-type="float" office:value="0.797468354430379">
            <text:p>0,7975</text:p>
          </table:table-cell>
          <table:table-cell table:formula="of:=[.Y65]*[.$Q65]" office:value-type="float" office:value="0.00630582417240581">
            <text:p>0,0063</text:p>
          </table:table-cell>
          <table:table-cell table:number-columns-repeated="998"/>
        </table:table-row>
        <table:table-row table:style-name="ro2">
          <table:table-cell table:formula="of:=[.A65]+0.025" office:value-type="float" office:value="1.6">
            <text:p>1,6000</text:p>
          </table:table-cell>
          <table:table-cell table:formula="of:=(12-9*[.$B$1]-6*[.$D$1])*ABS([.$A66])^3" office:value-type="float" office:value="28.6719999999999">
            <text:p>28,6720</text:p>
          </table:table-cell>
          <table:table-cell table:formula="of:=(-18+12*[.$B$1]+6*[.$D$1])*ABS([.$A66])^2" office:value-type="float" office:value="-30.7199999999999">
            <text:p>-30,7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6]+[.C66]+[.D66]+[.E66])/6" office:value-type="float" office:value="0.547555555555551">
            <text:p>0,5476</text:p>
          </table:table-cell>
          <table:table-cell/>
          <table:table-cell table:formula="of:=(-[.$B$1]-6*[.$D$1])*ABS([.$A66])^3" office:value-type="float" office:value="-9.5573333333333">
            <text:p>-9,5573</text:p>
          </table:table-cell>
          <table:table-cell table:formula="of:=(6*[.$B$1]+30*[.$D$1])*ABS([.$A66])^2" office:value-type="float" office:value="30.7199999999999">
            <text:p>30,7200</text:p>
          </table:table-cell>
          <table:table-cell table:formula="of:=(-12*[.$B$1]-48*[.$D$1])*ABS([.$A66])^2" office:value-type="float" office:value="-51.1999999999999">
            <text:p>-51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6]+[.I66]+[.J66]+[.K66])/6" office:value-type="float" office:value="-3.22844444444443">
            <text:p>-3,2284</text:p>
          </table:table-cell>
          <table:table-cell/>
          <table:table-cell table:formula="of:=[.M66]" office:value-type="float" office:value="-3.22844444444443">
            <text:p>-3,2284</text:p>
          </table:table-cell>
          <table:table-cell table:formula="of:=[.O66]-[.$O$81]" office:value-type="float" office:value="3.19050781249998">
            <text:p>3,1905</text:p>
          </table:table-cell>
          <table:table-cell table:formula="of:=[.P66]/[.$P$83]" office:value-type="float" office:value="0.00748648570036042">
            <text:p>0,0075</text:p>
          </table:table-cell>
          <table:table-cell/>
          <table:table-cell office:value-type="float" office:value="1">
            <text:p>1,0000</text:p>
          </table:table-cell>
          <table:table-cell table:formula="of:=[.S66]*[.Q66]" office:value-type="float" office:value="0.00748648570036042">
            <text:p>0,0075</text:p>
          </table:table-cell>
          <table:table-cell/>
          <table:table-cell table:formula="of:=[.V65]-1/79" office:value-type="float" office:value="0.18987341772152">
            <text:p>0,1899</text:p>
          </table:table-cell>
          <table:table-cell table:formula="of:=[.V66]*[.$Q66]" office:value-type="float" office:value="0.00142148462665072">
            <text:p>0,0014</text:p>
          </table:table-cell>
          <table:table-cell/>
          <table:table-cell table:formula="of:=[.Y65]+1/79" office:value-type="float" office:value="0.81012658227848">
            <text:p>0,8101</text:p>
          </table:table-cell>
          <table:table-cell table:formula="of:=[.Y66]*[.$Q66]" office:value-type="float" office:value="0.0060650010737097">
            <text:p>0,0061</text:p>
          </table:table-cell>
          <table:table-cell table:number-columns-repeated="998"/>
        </table:table-row>
        <table:table-row table:style-name="ro2">
          <table:table-cell table:formula="of:=[.A66]+0.025" office:value-type="float" office:value="1.625">
            <text:p>1,6250</text:p>
          </table:table-cell>
          <table:table-cell table:formula="of:=(12-9*[.$B$1]-6*[.$D$1])*ABS([.$A67])^3" office:value-type="float" office:value="30.0371093749999">
            <text:p>30,0371</text:p>
          </table:table-cell>
          <table:table-cell table:formula="of:=(-18+12*[.$B$1]+6*[.$D$1])*ABS([.$A67])^2" office:value-type="float" office:value="-31.6874999999999">
            <text:p>-31,6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7]+[.C67]+[.D67]+[.E67])/6" office:value-type="float" office:value="0.613823784722217">
            <text:p>0,6138</text:p>
          </table:table-cell>
          <table:table-cell/>
          <table:table-cell table:formula="of:=(-[.$B$1]-6*[.$D$1])*ABS([.$A67])^3" office:value-type="float" office:value="-10.0123697916666">
            <text:p>-10,0124</text:p>
          </table:table-cell>
          <table:table-cell table:formula="of:=(6*[.$B$1]+30*[.$D$1])*ABS([.$A67])^2" office:value-type="float" office:value="31.6874999999999">
            <text:p>31,6875</text:p>
          </table:table-cell>
          <table:table-cell table:formula="of:=(-12*[.$B$1]-48*[.$D$1])*ABS([.$A67])^2" office:value-type="float" office:value="-52.8124999999999">
            <text:p>-52,8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7]+[.I67]+[.J67]+[.K67])/6" office:value-type="float" office:value="-3.41178385416665">
            <text:p>-3,4118</text:p>
          </table:table-cell>
          <table:table-cell/>
          <table:table-cell table:formula="of:=[.M67]" office:value-type="float" office:value="-3.41178385416665">
            <text:p>-3,4118</text:p>
          </table:table-cell>
          <table:table-cell table:formula="of:=[.O67]-[.$O$81]" office:value-type="float" office:value="3.00716840277776">
            <text:p>3,0072</text:p>
          </table:table-cell>
          <table:table-cell table:formula="of:=[.P67]/[.$P$83]" office:value-type="float" office:value="0.00705628212467244">
            <text:p>0,0071</text:p>
          </table:table-cell>
          <table:table-cell/>
          <table:table-cell office:value-type="float" office:value="1">
            <text:p>1,0000</text:p>
          </table:table-cell>
          <table:table-cell table:formula="of:=[.S67]*[.Q67]" office:value-type="float" office:value="0.00705628212467244">
            <text:p>0,0071</text:p>
          </table:table-cell>
          <table:table-cell/>
          <table:table-cell table:formula="of:=[.V66]-1/79" office:value-type="float" office:value="0.177215189873419">
            <text:p>0,1772</text:p>
          </table:table-cell>
          <table:table-cell table:formula="of:=[.V67]*[.$Q67]" office:value-type="float" office:value="0.00125048037652424">
            <text:p>0,0013</text:p>
          </table:table-cell>
          <table:table-cell/>
          <table:table-cell table:formula="of:=[.Y66]+1/79" office:value-type="float" office:value="0.822784810126582">
            <text:p>0,8228</text:p>
          </table:table-cell>
          <table:table-cell table:formula="of:=[.Y67]*[.$Q67]" office:value-type="float" office:value="0.0058058017481482">
            <text:p>0,0058</text:p>
          </table:table-cell>
          <table:table-cell table:number-columns-repeated="998"/>
        </table:table-row>
        <table:table-row table:style-name="ro2">
          <table:table-cell table:formula="of:=[.A67]+0.025" office:value-type="float" office:value="1.65">
            <text:p>1,6500</text:p>
          </table:table-cell>
          <table:table-cell table:formula="of:=(12-9*[.$B$1]-6*[.$D$1])*ABS([.$A68])^3" office:value-type="float" office:value="31.4448749999999">
            <text:p>31,4449</text:p>
          </table:table-cell>
          <table:table-cell table:formula="of:=(-18+12*[.$B$1]+6*[.$D$1])*ABS([.$A68])^2" office:value-type="float" office:value="-32.6699999999999">
            <text:p>-32,6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8]+[.C68]+[.D68]+[.E68])/6" office:value-type="float" office:value="0.684701388888883">
            <text:p>0,6847</text:p>
          </table:table-cell>
          <table:table-cell/>
          <table:table-cell table:formula="of:=(-[.$B$1]-6*[.$D$1])*ABS([.$A68])^3" office:value-type="float" office:value="-10.481625">
            <text:p>-10,4816</text:p>
          </table:table-cell>
          <table:table-cell table:formula="of:=(6*[.$B$1]+30*[.$D$1])*ABS([.$A68])^2" office:value-type="float" office:value="32.6699999999999">
            <text:p>32,6700</text:p>
          </table:table-cell>
          <table:table-cell table:formula="of:=(-12*[.$B$1]-48*[.$D$1])*ABS([.$A68])^2" office:value-type="float" office:value="-54.4499999999999">
            <text:p>-54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8]+[.I68]+[.J68]+[.K68])/6" office:value-type="float" office:value="-3.59915972222221">
            <text:p>-3,5992</text:p>
          </table:table-cell>
          <table:table-cell/>
          <table:table-cell table:formula="of:=[.M68]" office:value-type="float" office:value="-3.59915972222221">
            <text:p>-3,5992</text:p>
          </table:table-cell>
          <table:table-cell table:formula="of:=[.O68]-[.$O$81]" office:value-type="float" office:value="2.81979253472221">
            <text:p>2,8198</text:p>
          </table:table-cell>
          <table:table-cell table:formula="of:=[.P68]/[.$P$83]" office:value-type="float" office:value="0.00661660705122658">
            <text:p>0,0066</text:p>
          </table:table-cell>
          <table:table-cell/>
          <table:table-cell office:value-type="float" office:value="1">
            <text:p>1,0000</text:p>
          </table:table-cell>
          <table:table-cell table:formula="of:=[.S68]*[.Q68]" office:value-type="float" office:value="0.00661660705122658">
            <text:p>0,0066</text:p>
          </table:table-cell>
          <table:table-cell/>
          <table:table-cell table:formula="of:=[.V67]-1/79" office:value-type="float" office:value="0.164556962025318">
            <text:p>0,1646</text:p>
          </table:table-cell>
          <table:table-cell table:formula="of:=[.V68]*[.$Q68]" office:value-type="float" office:value="0.00108880875526514">
            <text:p>0,0011</text:p>
          </table:table-cell>
          <table:table-cell/>
          <table:table-cell table:formula="of:=[.Y67]+1/79" office:value-type="float" office:value="0.835443037974683">
            <text:p>0,8354</text:p>
          </table:table-cell>
          <table:table-cell table:formula="of:=[.Y68]*[.$Q68]" office:value-type="float" office:value="0.00552779829596144">
            <text:p>0,0055</text:p>
          </table:table-cell>
          <table:table-cell table:number-columns-repeated="998"/>
        </table:table-row>
        <table:table-row table:style-name="ro2">
          <table:table-cell table:formula="of:=[.A68]+0.025" office:value-type="float" office:value="1.675">
            <text:p>1,6750</text:p>
          </table:table-cell>
          <table:table-cell table:formula="of:=(12-9*[.$B$1]-6*[.$D$1])*ABS([.$A69])^3" office:value-type="float" office:value="32.8959531249999">
            <text:p>32,8960</text:p>
          </table:table-cell>
          <table:table-cell table:formula="of:=(-18+12*[.$B$1]+6*[.$D$1])*ABS([.$A69])^2" office:value-type="float" office:value="-33.6674999999999">
            <text:p>-33,6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69]+[.C69]+[.D69]+[.E69])/6" office:value-type="float" office:value="0.76029774305555">
            <text:p>0,7603</text:p>
          </table:table-cell>
          <table:table-cell/>
          <table:table-cell table:formula="of:=(-[.$B$1]-6*[.$D$1])*ABS([.$A69])^3" office:value-type="float" office:value="-10.9653177083333">
            <text:p>-10,9653</text:p>
          </table:table-cell>
          <table:table-cell table:formula="of:=(6*[.$B$1]+30*[.$D$1])*ABS([.$A69])^2" office:value-type="float" office:value="33.6674999999999">
            <text:p>33,6675</text:p>
          </table:table-cell>
          <table:table-cell table:formula="of:=(-12*[.$B$1]-48*[.$D$1])*ABS([.$A69])^2" office:value-type="float" office:value="-56.1124999999999">
            <text:p>-56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69]+[.I69]+[.J69]+[.K69])/6" office:value-type="float" office:value="-3.79060850694443">
            <text:p>-3,7906</text:p>
          </table:table-cell>
          <table:table-cell/>
          <table:table-cell table:formula="of:=[.M69]" office:value-type="float" office:value="-3.79060850694443">
            <text:p>-3,7906</text:p>
          </table:table-cell>
          <table:table-cell table:formula="of:=[.O69]-[.$O$81]" office:value-type="float" office:value="2.62834374999998">
            <text:p>2,6283</text:p>
          </table:table-cell>
          <table:table-cell table:formula="of:=[.P69]/[.$P$83]" office:value-type="float" office:value="0.00616737493101082">
            <text:p>0,0062</text:p>
          </table:table-cell>
          <table:table-cell/>
          <table:table-cell office:value-type="float" office:value="1">
            <text:p>1,0000</text:p>
          </table:table-cell>
          <table:table-cell table:formula="of:=[.S69]*[.Q69]" office:value-type="float" office:value="0.00616737493101082">
            <text:p>0,0062</text:p>
          </table:table-cell>
          <table:table-cell/>
          <table:table-cell table:formula="of:=[.V68]-1/79" office:value-type="float" office:value="0.151898734177217">
            <text:p>0,1519</text:p>
          </table:table-cell>
          <table:table-cell table:formula="of:=[.V69]*[.$Q69]" office:value-type="float" office:value="0.000936816445216842">
            <text:p>0,0009</text:p>
          </table:table-cell>
          <table:table-cell/>
          <table:table-cell table:formula="of:=[.Y68]+1/79" office:value-type="float" office:value="0.848101265822784">
            <text:p>0,8481</text:p>
          </table:table-cell>
          <table:table-cell table:formula="of:=[.Y69]*[.$Q69]" office:value-type="float" office:value="0.00523055848579398">
            <text:p>0,0052</text:p>
          </table:table-cell>
          <table:table-cell table:number-columns-repeated="998"/>
        </table:table-row>
        <table:table-row table:style-name="ro2">
          <table:table-cell table:formula="of:=[.A69]+0.025" office:value-type="float" office:value="1.7">
            <text:p>1,7000</text:p>
          </table:table-cell>
          <table:table-cell table:formula="of:=(12-9*[.$B$1]-6*[.$D$1])*ABS([.$A70])^3" office:value-type="float" office:value="34.3909999999999">
            <text:p>34,3910</text:p>
          </table:table-cell>
          <table:table-cell table:formula="of:=(-18+12*[.$B$1]+6*[.$D$1])*ABS([.$A70])^2" office:value-type="float" office:value="-34.6799999999999">
            <text:p>-34,6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0]+[.C70]+[.D70]+[.E70])/6" office:value-type="float" office:value="0.840722222222216">
            <text:p>0,8407</text:p>
          </table:table-cell>
          <table:table-cell/>
          <table:table-cell table:formula="of:=(-[.$B$1]-6*[.$D$1])*ABS([.$A70])^3" office:value-type="float" office:value="-11.4636666666666">
            <text:p>-11,4637</text:p>
          </table:table-cell>
          <table:table-cell table:formula="of:=(6*[.$B$1]+30*[.$D$1])*ABS([.$A70])^2" office:value-type="float" office:value="34.6799999999999">
            <text:p>34,6800</text:p>
          </table:table-cell>
          <table:table-cell table:formula="of:=(-12*[.$B$1]-48*[.$D$1])*ABS([.$A70])^2" office:value-type="float" office:value="-57.7999999999999">
            <text:p>-57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0]+[.I70]+[.J70]+[.K70])/6" office:value-type="float" office:value="-3.98616666666665">
            <text:p>-3,9862</text:p>
          </table:table-cell>
          <table:table-cell/>
          <table:table-cell table:formula="of:=[.M70]" office:value-type="float" office:value="-3.98616666666665">
            <text:p>-3,9862</text:p>
          </table:table-cell>
          <table:table-cell table:formula="of:=[.O70]-[.$O$81]" office:value-type="float" office:value="2.43278559027776">
            <text:p>2,4328</text:p>
          </table:table-cell>
          <table:table-cell table:formula="of:=[.P70]/[.$P$83]" office:value-type="float" office:value="0.00570850021501317">
            <text:p>0,0057</text:p>
          </table:table-cell>
          <table:table-cell/>
          <table:table-cell office:value-type="float" office:value="1">
            <text:p>1,0000</text:p>
          </table:table-cell>
          <table:table-cell table:formula="of:=[.S70]*[.Q70]" office:value-type="float" office:value="0.00570850021501317">
            <text:p>0,0057</text:p>
          </table:table-cell>
          <table:table-cell/>
          <table:table-cell table:formula="of:=[.V69]-1/79" office:value-type="float" office:value="0.139240506329115">
            <text:p>0,1392</text:p>
          </table:table-cell>
          <table:table-cell table:formula="of:=[.V70]*[.$Q70]" office:value-type="float" office:value="0.000794854460318298">
            <text:p>0,0008</text:p>
          </table:table-cell>
          <table:table-cell/>
          <table:table-cell table:formula="of:=[.Y69]+1/79" office:value-type="float" office:value="0.860759493670885">
            <text:p>0,8608</text:p>
          </table:table-cell>
          <table:table-cell table:formula="of:=[.Y70]*[.$Q70]" office:value-type="float" office:value="0.00491364575469488">
            <text:p>0,0049</text:p>
          </table:table-cell>
          <table:table-cell table:number-columns-repeated="998"/>
        </table:table-row>
        <table:table-row table:style-name="ro2">
          <table:table-cell table:formula="of:=[.A70]+0.025" office:value-type="float" office:value="1.725">
            <text:p>1,7250</text:p>
          </table:table-cell>
          <table:table-cell table:formula="of:=(12-9*[.$B$1]-6*[.$D$1])*ABS([.$A71])^3" office:value-type="float" office:value="35.9306718749999">
            <text:p>35,9307</text:p>
          </table:table-cell>
          <table:table-cell table:formula="of:=(-18+12*[.$B$1]+6*[.$D$1])*ABS([.$A71])^2" office:value-type="float" office:value="-35.7074999999999">
            <text:p>-35,7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1]+[.C71]+[.D71]+[.E71])/6" office:value-type="float" office:value="0.926084201388881">
            <text:p>0,9261</text:p>
          </table:table-cell>
          <table:table-cell/>
          <table:table-cell table:formula="of:=(-[.$B$1]-6*[.$D$1])*ABS([.$A71])^3" office:value-type="float" office:value="-11.976890625">
            <text:p>-11,9769</text:p>
          </table:table-cell>
          <table:table-cell table:formula="of:=(6*[.$B$1]+30*[.$D$1])*ABS([.$A71])^2" office:value-type="float" office:value="35.7074999999999">
            <text:p>35,7075</text:p>
          </table:table-cell>
          <table:table-cell table:formula="of:=(-12*[.$B$1]-48*[.$D$1])*ABS([.$A71])^2" office:value-type="float" office:value="-59.5124999999999">
            <text:p>-59,5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1]+[.I71]+[.J71]+[.K71])/6" office:value-type="float" office:value="-4.18587065972221">
            <text:p>-4,1859</text:p>
          </table:table-cell>
          <table:table-cell/>
          <table:table-cell table:formula="of:=[.M71]" office:value-type="float" office:value="-4.18587065972221">
            <text:p>-4,1859</text:p>
          </table:table-cell>
          <table:table-cell table:formula="of:=[.O71]-[.$O$81]" office:value-type="float" office:value="2.23308159722221">
            <text:p>2,2331</text:p>
          </table:table-cell>
          <table:table-cell table:formula="of:=[.P71]/[.$P$83]" office:value-type="float" office:value="0.00523989735422162">
            <text:p>0,0052</text:p>
          </table:table-cell>
          <table:table-cell/>
          <table:table-cell office:value-type="float" office:value="1">
            <text:p>1,0000</text:p>
          </table:table-cell>
          <table:table-cell table:formula="of:=[.S71]*[.Q71]" office:value-type="float" office:value="0.00523989735422162">
            <text:p>0,0052</text:p>
          </table:table-cell>
          <table:table-cell/>
          <table:table-cell table:formula="of:=[.V70]-1/79" office:value-type="float" office:value="0.126582278481014">
            <text:p>0,1266</text:p>
          </table:table-cell>
          <table:table-cell table:formula="of:=[.V71]*[.$Q71]" office:value-type="float" office:value="0.00066327814610401">
            <text:p>0,0007</text:p>
          </table:table-cell>
          <table:table-cell/>
          <table:table-cell table:formula="of:=[.Y70]+1/79" office:value-type="float" office:value="0.873417721518986">
            <text:p>0,8734</text:p>
          </table:table-cell>
          <table:table-cell table:formula="of:=[.Y71]*[.$Q71]" office:value-type="float" office:value="0.00457661920811762">
            <text:p>0,0046</text:p>
          </table:table-cell>
          <table:table-cell table:number-columns-repeated="998"/>
        </table:table-row>
        <table:table-row table:style-name="ro2">
          <table:table-cell table:formula="of:=[.A71]+0.025" office:value-type="float" office:value="1.75">
            <text:p>1,7500</text:p>
          </table:table-cell>
          <table:table-cell table:formula="of:=(12-9*[.$B$1]-6*[.$D$1])*ABS([.$A72])^3" office:value-type="float" office:value="37.5156249999999">
            <text:p>37,5156</text:p>
          </table:table-cell>
          <table:table-cell table:formula="of:=(-18+12*[.$B$1]+6*[.$D$1])*ABS([.$A72])^2" office:value-type="float" office:value="-36.7499999999999">
            <text:p>-36,75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2]+[.C72]+[.D72]+[.E72])/6" office:value-type="float" office:value="1.01649305555555">
            <text:p>1,0165</text:p>
          </table:table-cell>
          <table:table-cell/>
          <table:table-cell table:formula="of:=(-[.$B$1]-6*[.$D$1])*ABS([.$A72])^3" office:value-type="float" office:value="-12.5052083333333">
            <text:p>-12,5052</text:p>
          </table:table-cell>
          <table:table-cell table:formula="of:=(6*[.$B$1]+30*[.$D$1])*ABS([.$A72])^2" office:value-type="float" office:value="36.7499999999999">
            <text:p>36,7500</text:p>
          </table:table-cell>
          <table:table-cell table:formula="of:=(-12*[.$B$1]-48*[.$D$1])*ABS([.$A72])^2" office:value-type="float" office:value="-61.2499999999998">
            <text:p>-61,2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2]+[.I72]+[.J72]+[.K72])/6" office:value-type="float" office:value="-4.38975694444443">
            <text:p>-4,3898</text:p>
          </table:table-cell>
          <table:table-cell/>
          <table:table-cell table:formula="of:=[.M72]" office:value-type="float" office:value="-4.38975694444443">
            <text:p>-4,3898</text:p>
          </table:table-cell>
          <table:table-cell table:formula="of:=[.O72]-[.$O$81]" office:value-type="float" office:value="2.02919531249999">
            <text:p>2,0292</text:p>
          </table:table-cell>
          <table:table-cell table:formula="of:=[.P72]/[.$P$83]" office:value-type="float" office:value="0.00476148079962416">
            <text:p>0,0048</text:p>
          </table:table-cell>
          <table:table-cell/>
          <table:table-cell office:value-type="float" office:value="1">
            <text:p>1,0000</text:p>
          </table:table-cell>
          <table:table-cell table:formula="of:=[.S72]*[.Q72]" office:value-type="float" office:value="0.00476148079962416">
            <text:p>0,0048</text:p>
          </table:table-cell>
          <table:table-cell/>
          <table:table-cell table:formula="of:=[.V71]-1/79" office:value-type="float" office:value="0.113924050632913">
            <text:p>0,1139</text:p>
          </table:table-cell>
          <table:table-cell table:formula="of:=[.V72]*[.$Q72]" office:value-type="float" office:value="0.000542447179704025">
            <text:p>0,0005</text:p>
          </table:table-cell>
          <table:table-cell/>
          <table:table-cell table:formula="of:=[.Y71]+1/79" office:value-type="float" office:value="0.886075949367088">
            <text:p>0,8861</text:p>
          </table:table-cell>
          <table:table-cell table:formula="of:=[.Y72]*[.$Q72]" office:value-type="float" office:value="0.00421903361992014">
            <text:p>0,0042</text:p>
          </table:table-cell>
          <table:table-cell table:number-columns-repeated="998"/>
        </table:table-row>
        <table:table-row table:style-name="ro2">
          <table:table-cell table:formula="of:=[.A72]+0.025" office:value-type="float" office:value="1.775">
            <text:p>1,7750</text:p>
          </table:table-cell>
          <table:table-cell table:formula="of:=(12-9*[.$B$1]-6*[.$D$1])*ABS([.$A73])^3" office:value-type="float" office:value="39.1465156249998">
            <text:p>39,1465</text:p>
          </table:table-cell>
          <table:table-cell table:formula="of:=(-18+12*[.$B$1]+6*[.$D$1])*ABS([.$A73])^2" office:value-type="float" office:value="-37.8074999999999">
            <text:p>-37,8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3]+[.C73]+[.D73]+[.E73])/6" office:value-type="float" office:value="1.11205815972221">
            <text:p>1,1121</text:p>
          </table:table-cell>
          <table:table-cell/>
          <table:table-cell table:formula="of:=(-[.$B$1]-6*[.$D$1])*ABS([.$A73])^3" office:value-type="float" office:value="-13.0488385416666">
            <text:p>-13,0488</text:p>
          </table:table-cell>
          <table:table-cell table:formula="of:=(6*[.$B$1]+30*[.$D$1])*ABS([.$A73])^2" office:value-type="float" office:value="37.8074999999999">
            <text:p>37,8075</text:p>
          </table:table-cell>
          <table:table-cell table:formula="of:=(-12*[.$B$1]-48*[.$D$1])*ABS([.$A73])^2" office:value-type="float" office:value="-63.0124999999998">
            <text:p>-63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3]+[.I73]+[.J73]+[.K73])/6" office:value-type="float" office:value="-4.59786197916665">
            <text:p>-4,5979</text:p>
          </table:table-cell>
          <table:table-cell/>
          <table:table-cell table:formula="of:=[.M73]" office:value-type="float" office:value="-4.59786197916665">
            <text:p>-4,5979</text:p>
          </table:table-cell>
          <table:table-cell table:formula="of:=[.O73]-[.$O$81]" office:value-type="float" office:value="1.82109027777777">
            <text:p>1,8211</text:p>
          </table:table-cell>
          <table:table-cell table:formula="of:=[.P73]/[.$P$83]" office:value-type="float" office:value="0.00427316500220879">
            <text:p>0,0043</text:p>
          </table:table-cell>
          <table:table-cell/>
          <table:table-cell office:value-type="float" office:value="1">
            <text:p>1,0000</text:p>
          </table:table-cell>
          <table:table-cell table:formula="of:=[.S73]*[.Q73]" office:value-type="float" office:value="0.00427316500220879">
            <text:p>0,0043</text:p>
          </table:table-cell>
          <table:table-cell/>
          <table:table-cell table:formula="of:=[.V72]-1/79" office:value-type="float" office:value="0.101265822784811">
            <text:p>0,1013</text:p>
          </table:table-cell>
          <table:table-cell table:formula="of:=[.V73]*[.$Q73]" office:value-type="float" office:value="0.000432725569843934">
            <text:p>0,0004</text:p>
          </table:table-cell>
          <table:table-cell/>
          <table:table-cell table:formula="of:=[.Y72]+1/79" office:value-type="float" office:value="0.898734177215189">
            <text:p>0,8987</text:p>
          </table:table-cell>
          <table:table-cell table:formula="of:=[.Y73]*[.$Q73]" office:value-type="float" office:value="0.00384043943236486">
            <text:p>0,0038</text:p>
          </table:table-cell>
          <table:table-cell table:number-columns-repeated="998"/>
        </table:table-row>
        <table:table-row table:style-name="ro2">
          <table:table-cell table:formula="of:=[.A73]+0.025" office:value-type="float" office:value="1.8">
            <text:p>1,8000</text:p>
          </table:table-cell>
          <table:table-cell table:formula="of:=(12-9*[.$B$1]-6*[.$D$1])*ABS([.$A74])^3" office:value-type="float" office:value="40.8239999999998">
            <text:p>40,8240</text:p>
          </table:table-cell>
          <table:table-cell table:formula="of:=(-18+12*[.$B$1]+6*[.$D$1])*ABS([.$A74])^2" office:value-type="float" office:value="-38.8799999999999">
            <text:p>-38,88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4]+[.C74]+[.D74]+[.E74])/6" office:value-type="float" office:value="1.21288888888888">
            <text:p>1,2129</text:p>
          </table:table-cell>
          <table:table-cell/>
          <table:table-cell table:formula="of:=(-[.$B$1]-6*[.$D$1])*ABS([.$A74])^3" office:value-type="float" office:value="-13.6079999999999">
            <text:p>-13,6080</text:p>
          </table:table-cell>
          <table:table-cell table:formula="of:=(6*[.$B$1]+30*[.$D$1])*ABS([.$A74])^2" office:value-type="float" office:value="38.8799999999999">
            <text:p>38,8800</text:p>
          </table:table-cell>
          <table:table-cell table:formula="of:=(-12*[.$B$1]-48*[.$D$1])*ABS([.$A74])^2" office:value-type="float" office:value="-64.7999999999998">
            <text:p>-64,8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4]+[.I74]+[.J74]+[.K74])/6" office:value-type="float" office:value="-4.8102222222222">
            <text:p>-4,8102</text:p>
          </table:table-cell>
          <table:table-cell/>
          <table:table-cell table:formula="of:=[.M74]" office:value-type="float" office:value="-4.8102222222222">
            <text:p>-4,8102</text:p>
          </table:table-cell>
          <table:table-cell table:formula="of:=[.O74]-[.$O$81]" office:value-type="float" office:value="1.60873003472221">
            <text:p>1,6087</text:p>
          </table:table-cell>
          <table:table-cell table:formula="of:=[.P74]/[.$P$83]" office:value-type="float" office:value="0.00377486441296349">
            <text:p>0,0038</text:p>
          </table:table-cell>
          <table:table-cell/>
          <table:table-cell office:value-type="float" office:value="1">
            <text:p>1,0000</text:p>
          </table:table-cell>
          <table:table-cell table:formula="of:=[.S74]*[.Q74]" office:value-type="float" office:value="0.00377486441296349">
            <text:p>0,0038</text:p>
          </table:table-cell>
          <table:table-cell/>
          <table:table-cell table:formula="of:=[.V73]-1/79" office:value-type="float" office:value="0.0886075949367102">
            <text:p>0,0886</text:p>
          </table:table-cell>
          <table:table-cell table:formula="of:=[.V74]*[.$Q74]" office:value-type="float" office:value="0.000334481656844871">
            <text:p>0,0003</text:p>
          </table:table-cell>
          <table:table-cell/>
          <table:table-cell table:formula="of:=[.Y73]+1/79" office:value-type="float" office:value="0.91139240506329">
            <text:p>0,9114</text:p>
          </table:table-cell>
          <table:table-cell table:formula="of:=[.Y74]*[.$Q74]" office:value-type="float" office:value="0.00344038275611862">
            <text:p>0,0034</text:p>
          </table:table-cell>
          <table:table-cell table:number-columns-repeated="998"/>
        </table:table-row>
        <table:table-row table:style-name="ro2">
          <table:table-cell table:formula="of:=[.A74]+0.025" office:value-type="float" office:value="1.825">
            <text:p>1,8250</text:p>
          </table:table-cell>
          <table:table-cell table:formula="of:=(12-9*[.$B$1]-6*[.$D$1])*ABS([.$A75])^3" office:value-type="float" office:value="42.5487343749998">
            <text:p>42,5487</text:p>
          </table:table-cell>
          <table:table-cell table:formula="of:=(-18+12*[.$B$1]+6*[.$D$1])*ABS([.$A75])^2" office:value-type="float" office:value="-39.9674999999999">
            <text:p>-39,9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5]+[.C75]+[.D75]+[.E75])/6" office:value-type="float" office:value="1.31909461805554">
            <text:p>1,3191</text:p>
          </table:table-cell>
          <table:table-cell/>
          <table:table-cell table:formula="of:=(-[.$B$1]-6*[.$D$1])*ABS([.$A75])^3" office:value-type="float" office:value="-14.1829114583333">
            <text:p>-14,1829</text:p>
          </table:table-cell>
          <table:table-cell table:formula="of:=(6*[.$B$1]+30*[.$D$1])*ABS([.$A75])^2" office:value-type="float" office:value="39.9674999999999">
            <text:p>39,9675</text:p>
          </table:table-cell>
          <table:table-cell table:formula="of:=(-12*[.$B$1]-48*[.$D$1])*ABS([.$A75])^2" office:value-type="float" office:value="-66.6124999999998">
            <text:p>-66,6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5]+[.I75]+[.J75]+[.K75])/6" office:value-type="float" office:value="-5.02687413194442">
            <text:p>-5,0269</text:p>
          </table:table-cell>
          <table:table-cell/>
          <table:table-cell table:formula="of:=[.M75]" office:value-type="float" office:value="-5.02687413194442">
            <text:p>-5,0269</text:p>
          </table:table-cell>
          <table:table-cell table:formula="of:=[.O75]-[.$O$81]" office:value-type="float" office:value="1.39207812499999">
            <text:p>1,3921</text:p>
          </table:table-cell>
          <table:table-cell table:formula="of:=[.P75]/[.$P$83]" office:value-type="float" office:value="0.00326649348287626">
            <text:p>0,0033</text:p>
          </table:table-cell>
          <table:table-cell/>
          <table:table-cell office:value-type="float" office:value="1">
            <text:p>1,0000</text:p>
          </table:table-cell>
          <table:table-cell table:formula="of:=[.S75]*[.Q75]" office:value-type="float" office:value="0.00326649348287626">
            <text:p>0,0033</text:p>
          </table:table-cell>
          <table:table-cell/>
          <table:table-cell table:formula="of:=[.V74]-1/79" office:value-type="float" office:value="0.0759493670886089">
            <text:p>0,0759</text:p>
          </table:table-cell>
          <table:table-cell table:formula="of:=[.V75]*[.$Q75]" office:value-type="float" office:value="0.000248088112623518">
            <text:p>0,0002</text:p>
          </table:table-cell>
          <table:table-cell/>
          <table:table-cell table:formula="of:=[.Y74]+1/79" office:value-type="float" office:value="0.924050632911391">
            <text:p>0,9241</text:p>
          </table:table-cell>
          <table:table-cell table:formula="of:=[.Y75]*[.$Q75]" office:value-type="float" office:value="0.00301840537025274">
            <text:p>0,0030</text:p>
          </table:table-cell>
          <table:table-cell table:number-columns-repeated="998"/>
        </table:table-row>
        <table:table-row table:style-name="ro2">
          <table:table-cell table:formula="of:=[.A75]+0.025" office:value-type="float" office:value="1.85">
            <text:p>1,8500</text:p>
          </table:table-cell>
          <table:table-cell table:formula="of:=(12-9*[.$B$1]-6*[.$D$1])*ABS([.$A76])^3" office:value-type="float" office:value="44.3213749999998">
            <text:p>44,3214</text:p>
          </table:table-cell>
          <table:table-cell table:formula="of:=(-18+12*[.$B$1]+6*[.$D$1])*ABS([.$A76])^2" office:value-type="float" office:value="-41.0699999999999">
            <text:p>-41,07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6]+[.C76]+[.D76]+[.E76])/6" office:value-type="float" office:value="1.43078472222221">
            <text:p>1,4308</text:p>
          </table:table-cell>
          <table:table-cell/>
          <table:table-cell table:formula="of:=(-[.$B$1]-6*[.$D$1])*ABS([.$A76])^3" office:value-type="float" office:value="-14.7737916666666">
            <text:p>-14,7738</text:p>
          </table:table-cell>
          <table:table-cell table:formula="of:=(6*[.$B$1]+30*[.$D$1])*ABS([.$A76])^2" office:value-type="float" office:value="41.0699999999999">
            <text:p>41,0700</text:p>
          </table:table-cell>
          <table:table-cell table:formula="of:=(-12*[.$B$1]-48*[.$D$1])*ABS([.$A76])^2" office:value-type="float" office:value="-68.4499999999998">
            <text:p>-68,4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6]+[.I76]+[.J76]+[.K76])/6" office:value-type="float" office:value="-5.24785416666665">
            <text:p>-5,2479</text:p>
          </table:table-cell>
          <table:table-cell/>
          <table:table-cell table:formula="of:=[.M76]" office:value-type="float" office:value="-5.24785416666665">
            <text:p>-5,2479</text:p>
          </table:table-cell>
          <table:table-cell table:formula="of:=[.O76]-[.$O$81]" office:value-type="float" office:value="1.17109809027777">
            <text:p>1,1711</text:p>
          </table:table-cell>
          <table:table-cell table:formula="of:=[.P76]/[.$P$83]" office:value-type="float" office:value="0.00274796666293509">
            <text:p>0,0027</text:p>
          </table:table-cell>
          <table:table-cell/>
          <table:table-cell office:value-type="float" office:value="1">
            <text:p>1,0000</text:p>
          </table:table-cell>
          <table:table-cell table:formula="of:=[.S76]*[.Q76]" office:value-type="float" office:value="0.00274796666293509">
            <text:p>0,0027</text:p>
          </table:table-cell>
          <table:table-cell/>
          <table:table-cell table:formula="of:=[.V75]-1/79" office:value-type="float" office:value="0.0632911392405077">
            <text:p>0,0633</text:p>
          </table:table-cell>
          <table:table-cell table:formula="of:=[.V76]*[.$Q76]" office:value-type="float" office:value="0.000173921940692098">
            <text:p>0,0002</text:p>
          </table:table-cell>
          <table:table-cell/>
          <table:table-cell table:formula="of:=[.Y75]+1/79" office:value-type="float" office:value="0.936708860759492">
            <text:p>0,9367</text:p>
          </table:table-cell>
          <table:table-cell table:formula="of:=[.Y76]*[.$Q76]" office:value-type="float" office:value="0.00257404472224299">
            <text:p>0,0026</text:p>
          </table:table-cell>
          <table:table-cell table:number-columns-repeated="998"/>
        </table:table-row>
        <table:table-row table:style-name="ro2">
          <table:table-cell table:formula="of:=[.A76]+0.025" office:value-type="float" office:value="1.875">
            <text:p>1,8750</text:p>
          </table:table-cell>
          <table:table-cell table:formula="of:=(12-9*[.$B$1]-6*[.$D$1])*ABS([.$A77])^3" office:value-type="float" office:value="46.1425781249998">
            <text:p>46,1426</text:p>
          </table:table-cell>
          <table:table-cell table:formula="of:=(-18+12*[.$B$1]+6*[.$D$1])*ABS([.$A77])^2" office:value-type="float" office:value="-42.1874999999999">
            <text:p>-42,18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7]+[.C77]+[.D77]+[.E77])/6" office:value-type="float" office:value="1.54806857638887">
            <text:p>1,5481</text:p>
          </table:table-cell>
          <table:table-cell/>
          <table:table-cell table:formula="of:=(-[.$B$1]-6*[.$D$1])*ABS([.$A77])^3" office:value-type="float" office:value="-15.3808593749999">
            <text:p>-15,3809</text:p>
          </table:table-cell>
          <table:table-cell table:formula="of:=(6*[.$B$1]+30*[.$D$1])*ABS([.$A77])^2" office:value-type="float" office:value="42.1874999999999">
            <text:p>42,1875</text:p>
          </table:table-cell>
          <table:table-cell table:formula="of:=(-12*[.$B$1]-48*[.$D$1])*ABS([.$A77])^2" office:value-type="float" office:value="-70.3124999999998">
            <text:p>-70,3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7]+[.I77]+[.J77]+[.K77])/6" office:value-type="float" office:value="-5.4731987847222">
            <text:p>-5,4732</text:p>
          </table:table-cell>
          <table:table-cell/>
          <table:table-cell table:formula="of:=[.M77]" office:value-type="float" office:value="-5.4731987847222">
            <text:p>-5,4732</text:p>
          </table:table-cell>
          <table:table-cell table:formula="of:=[.O77]-[.$O$81]" office:value-type="float" office:value="0.945753472222217">
            <text:p>0,9458</text:p>
          </table:table-cell>
          <table:table-cell table:formula="of:=[.P77]/[.$P$83]" office:value-type="float" office:value="0.00221919840412799">
            <text:p>0,0022</text:p>
          </table:table-cell>
          <table:table-cell/>
          <table:table-cell office:value-type="float" office:value="1">
            <text:p>1,0000</text:p>
          </table:table-cell>
          <table:table-cell table:formula="of:=[.S77]*[.Q77]" office:value-type="float" office:value="0.00221919840412799">
            <text:p>0,0022</text:p>
          </table:table-cell>
          <table:table-cell/>
          <table:table-cell table:formula="of:=[.V76]-1/79" office:value-type="float" office:value="0.0506329113924064">
            <text:p>0,0506</text:p>
          </table:table-cell>
          <table:table-cell table:formula="of:=[.V77]*[.$Q77]" office:value-type="float" office:value="0.000112364476158382">
            <text:p>0,0001</text:p>
          </table:table-cell>
          <table:table-cell/>
          <table:table-cell table:formula="of:=[.Y76]+1/79" office:value-type="float" office:value="0.949367088607594">
            <text:p>0,9494</text:p>
          </table:table-cell>
          <table:table-cell table:formula="of:=[.Y77]*[.$Q77]" office:value-type="float" office:value="0.00210683392796961">
            <text:p>0,0021</text:p>
          </table:table-cell>
          <table:table-cell table:number-columns-repeated="998"/>
        </table:table-row>
        <table:table-row table:style-name="ro2">
          <table:table-cell table:formula="of:=[.A77]+0.025" office:value-type="float" office:value="1.9">
            <text:p>1,9000</text:p>
          </table:table-cell>
          <table:table-cell table:formula="of:=(12-9*[.$B$1]-6*[.$D$1])*ABS([.$A78])^3" office:value-type="float" office:value="48.0129999999998">
            <text:p>48,0130</text:p>
          </table:table-cell>
          <table:table-cell table:formula="of:=(-18+12*[.$B$1]+6*[.$D$1])*ABS([.$A78])^2" office:value-type="float" office:value="-43.3199999999999">
            <text:p>-43,32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8]+[.C78]+[.D78]+[.E78])/6" office:value-type="float" office:value="1.67105555555554">
            <text:p>1,6711</text:p>
          </table:table-cell>
          <table:table-cell/>
          <table:table-cell table:formula="of:=(-[.$B$1]-6*[.$D$1])*ABS([.$A78])^3" office:value-type="float" office:value="-16.0043333333333">
            <text:p>-16,0043</text:p>
          </table:table-cell>
          <table:table-cell table:formula="of:=(6*[.$B$1]+30*[.$D$1])*ABS([.$A78])^2" office:value-type="float" office:value="43.3199999999999">
            <text:p>43,3200</text:p>
          </table:table-cell>
          <table:table-cell table:formula="of:=(-12*[.$B$1]-48*[.$D$1])*ABS([.$A78])^2" office:value-type="float" office:value="-72.1999999999998">
            <text:p>-72,20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8]+[.I78]+[.J78]+[.K78])/6" office:value-type="float" office:value="-5.70294444444442">
            <text:p>-5,7029</text:p>
          </table:table-cell>
          <table:table-cell/>
          <table:table-cell table:formula="of:=[.M78]" office:value-type="float" office:value="-5.70294444444442">
            <text:p>-5,7029</text:p>
          </table:table-cell>
          <table:table-cell table:formula="of:=[.O78]-[.$O$81]" office:value-type="float" office:value="0.716007812499996">
            <text:p>0,7160</text:p>
          </table:table-cell>
          <table:table-cell table:formula="of:=[.P78]/[.$P$83]" office:value-type="float" office:value="0.00168010315744293">
            <text:p>0,0017</text:p>
          </table:table-cell>
          <table:table-cell/>
          <table:table-cell office:value-type="float" office:value="1">
            <text:p>1,0000</text:p>
          </table:table-cell>
          <table:table-cell table:formula="of:=[.S78]*[.Q78]" office:value-type="float" office:value="0.00168010315744293">
            <text:p>0,0017</text:p>
          </table:table-cell>
          <table:table-cell/>
          <table:table-cell table:formula="of:=[.V77]-1/79" office:value-type="float" office:value="0.0379746835443051">
            <text:p>0,0380</text:p>
          </table:table-cell>
          <table:table-cell table:formula="of:=[.V78]*[.$Q78]" office:value-type="float" office:value="0.0000638013857256833">
            <text:p>0,0001</text:p>
          </table:table-cell>
          <table:table-cell/>
          <table:table-cell table:formula="of:=[.Y77]+1/79" office:value-type="float" office:value="0.962025316455695">
            <text:p>0,9620</text:p>
          </table:table-cell>
          <table:table-cell table:formula="of:=[.Y78]*[.$Q78]" office:value-type="float" office:value="0.00161630177171725">
            <text:p>0,0016</text:p>
          </table:table-cell>
          <table:table-cell table:number-columns-repeated="998"/>
        </table:table-row>
        <table:table-row table:style-name="ro2">
          <table:table-cell table:formula="of:=[.A78]+0.025" office:value-type="float" office:value="1.925">
            <text:p>1,9250</text:p>
          </table:table-cell>
          <table:table-cell table:formula="of:=(12-9*[.$B$1]-6*[.$D$1])*ABS([.$A79])^3" office:value-type="float" office:value="49.9332968749998">
            <text:p>49,9333</text:p>
          </table:table-cell>
          <table:table-cell table:formula="of:=(-18+12*[.$B$1]+6*[.$D$1])*ABS([.$A79])^2" office:value-type="float" office:value="-44.4674999999999">
            <text:p>-44,46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79]+[.C79]+[.D79]+[.E79])/6" office:value-type="float" office:value="1.79985503472221">
            <text:p>1,7999</text:p>
          </table:table-cell>
          <table:table-cell/>
          <table:table-cell table:formula="of:=(-[.$B$1]-6*[.$D$1])*ABS([.$A79])^3" office:value-type="float" office:value="-16.6444322916666">
            <text:p>-16,6444</text:p>
          </table:table-cell>
          <table:table-cell table:formula="of:=(6*[.$B$1]+30*[.$D$1])*ABS([.$A79])^2" office:value-type="float" office:value="44.4674999999999">
            <text:p>44,4675</text:p>
          </table:table-cell>
          <table:table-cell table:formula="of:=(-12*[.$B$1]-48*[.$D$1])*ABS([.$A79])^2" office:value-type="float" office:value="-74.1124999999998">
            <text:p>-74,1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79]+[.I79]+[.J79]+[.K79])/6" office:value-type="float" office:value="-5.93712760416664">
            <text:p>-5,9371</text:p>
          </table:table-cell>
          <table:table-cell/>
          <table:table-cell table:formula="of:=[.M79]" office:value-type="float" office:value="-5.93712760416664">
            <text:p>-5,9371</text:p>
          </table:table-cell>
          <table:table-cell table:formula="of:=[.O79]-[.$O$81]" office:value-type="float" office:value="0.481824652777773">
            <text:p>0,4818</text:p>
          </table:table-cell>
          <table:table-cell table:formula="of:=[.P79]/[.$P$83]" office:value-type="float" office:value="0.00113059537386792">
            <text:p>0,0011</text:p>
          </table:table-cell>
          <table:table-cell/>
          <table:table-cell office:value-type="float" office:value="1">
            <text:p>1,0000</text:p>
          </table:table-cell>
          <table:table-cell table:formula="of:=[.S79]*[.Q79]" office:value-type="float" office:value="0.00113059537386792">
            <text:p>0,0011</text:p>
          </table:table-cell>
          <table:table-cell/>
          <table:table-cell table:formula="of:=[.V78]-1/79" office:value-type="float" office:value="0.0253164556962039">
            <text:p>0,0253</text:p>
          </table:table-cell>
          <table:table-cell table:formula="of:=[.V79]*[.$Q79]" office:value-type="float" office:value="0.0000286226676928601">
            <text:p>0,0000</text:p>
          </table:table-cell>
          <table:table-cell/>
          <table:table-cell table:formula="of:=[.Y78]+1/79" office:value-type="float" office:value="0.974683544303796">
            <text:p>0,9747</text:p>
          </table:table-cell>
          <table:table-cell table:formula="of:=[.Y79]*[.$Q79]" office:value-type="float" office:value="0.00110197270617506">
            <text:p>0,0011</text:p>
          </table:table-cell>
          <table:table-cell table:number-columns-repeated="998"/>
        </table:table-row>
        <table:table-row table:style-name="ro2">
          <table:table-cell table:formula="of:=[.A79]+0.025" office:value-type="float" office:value="1.95">
            <text:p>1,9500</text:p>
          </table:table-cell>
          <table:table-cell table:formula="of:=(12-9*[.$B$1]-6*[.$D$1])*ABS([.$A80])^3" office:value-type="float" office:value="51.9041249999998">
            <text:p>51,9041</text:p>
          </table:table-cell>
          <table:table-cell table:formula="of:=(-18+12*[.$B$1]+6*[.$D$1])*ABS([.$A80])^2" office:value-type="float" office:value="-45.6299999999999">
            <text:p>-45,6300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80]+[.C80]+[.D80]+[.E80])/6" office:value-type="float" office:value="1.93457638888887">
            <text:p>1,9346</text:p>
          </table:table-cell>
          <table:table-cell/>
          <table:table-cell table:formula="of:=(-[.$B$1]-6*[.$D$1])*ABS([.$A80])^3" office:value-type="float" office:value="-17.3013749999999">
            <text:p>-17,3014</text:p>
          </table:table-cell>
          <table:table-cell table:formula="of:=(6*[.$B$1]+30*[.$D$1])*ABS([.$A80])^2" office:value-type="float" office:value="45.6299999999999">
            <text:p>45,6300</text:p>
          </table:table-cell>
          <table:table-cell table:formula="of:=(-12*[.$B$1]-48*[.$D$1])*ABS([.$A80])^2" office:value-type="float" office:value="-76.0499999999998">
            <text:p>-76,0500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80]+[.I80]+[.J80]+[.K80])/6" office:value-type="float" office:value="-6.17578472222219">
            <text:p>-6,1758</text:p>
          </table:table-cell>
          <table:table-cell/>
          <table:table-cell table:formula="of:=[.M80]" office:value-type="float" office:value="-6.17578472222219">
            <text:p>-6,1758</text:p>
          </table:table-cell>
          <table:table-cell table:formula="of:=[.O80]-[.$O$81]" office:value-type="float" office:value="0.243167534722221">
            <text:p>0,2432</text:p>
          </table:table-cell>
          <table:table-cell table:formula="of:=[.P80]/[.$P$83]" office:value-type="float" office:value="0.000570589504390945">
            <text:p>0,0006</text:p>
          </table:table-cell>
          <table:table-cell/>
          <table:table-cell office:value-type="float" office:value="1">
            <text:p>1,0000</text:p>
          </table:table-cell>
          <table:table-cell table:formula="of:=[.S80]*[.Q80]" office:value-type="float" office:value="0.000570589504390945">
            <text:p>0,0006</text:p>
          </table:table-cell>
          <table:table-cell/>
          <table:table-cell table:formula="of:=[.V79]-1/79" office:value-type="float" office:value="0.0126582278481026">
            <text:p>0,0127</text:p>
          </table:table-cell>
          <table:table-cell table:formula="of:=[.V80]*[.$Q80]" office:value-type="float" office:value="0.00000722265195431653">
            <text:p>0,0000</text:p>
          </table:table-cell>
          <table:table-cell/>
          <table:table-cell table:formula="of:=[.Y79]+1/79" office:value-type="float" office:value="0.987341772151897">
            <text:p>0,9873</text:p>
          </table:table-cell>
          <table:table-cell table:formula="of:=[.Y80]*[.$Q80]" office:value-type="float" office:value="0.000563366852436629">
            <text:p>0,0006</text:p>
          </table:table-cell>
          <table:table-cell table:number-columns-repeated="998"/>
        </table:table-row>
        <table:table-row table:style-name="ro2">
          <table:table-cell table:formula="of:=[.A80]+0.025" office:value-type="float" office:value="1.975">
            <text:p>1,9750</text:p>
          </table:table-cell>
          <table:table-cell table:formula="of:=(12-9*[.$B$1]-6*[.$D$1])*ABS([.$A81])^3" office:value-type="float" office:value="53.9261406249998">
            <text:p>53,9261</text:p>
          </table:table-cell>
          <table:table-cell table:formula="of:=(-18+12*[.$B$1]+6*[.$D$1])*ABS([.$A81])^2" office:value-type="float" office:value="-46.8074999999999">
            <text:p>-46,8075</text:p>
          </table:table-cell>
          <table:table-cell table:formula="of:= (6-2*[.$B$1])" office:value-type="float" office:value="5.33333333333333">
            <text:p>5,3333</text:p>
          </table:table-cell>
          <table:table-cell/>
          <table:table-cell table:formula="of:=([.B81]+[.C81]+[.D81]+[.E81])/6" office:value-type="float" office:value="2.07532899305554">
            <text:p>2,0753</text:p>
          </table:table-cell>
          <table:table-cell/>
          <table:table-cell table:formula="of:=(-[.$B$1]-6*[.$D$1])*ABS([.$A81])^3" office:value-type="float" office:value="-17.9753802083333">
            <text:p>-17,9754</text:p>
          </table:table-cell>
          <table:table-cell table:formula="of:=(6*[.$B$1]+30*[.$D$1])*ABS([.$A81])^2" office:value-type="float" office:value="46.8074999999999">
            <text:p>46,8075</text:p>
          </table:table-cell>
          <table:table-cell table:formula="of:=(-12*[.$B$1]-48*[.$D$1])*ABS([.$A81])^2" office:value-type="float" office:value="-78.0124999999998">
            <text:p>-78,0125</text:p>
          </table:table-cell>
          <table:table-cell table:formula="of:=8*[.$B$1]+24*[.$D$1]" office:value-type="float" office:value="10.6666666666667">
            <text:p>10,6667</text:p>
          </table:table-cell>
          <table:table-cell/>
          <table:table-cell table:formula="of:=([.H81]+[.I81]+[.J81]+[.K81])/6" office:value-type="float" office:value="-6.41895225694441">
            <text:p>-6,4190</text:p>
          </table:table-cell>
          <table:table-cell/>
          <table:table-cell table:formula="of:=[.M81]" office:value-type="float" office:value="-6.41895225694441">
            <text:p>-6,4190</text:p>
          </table:table-cell>
          <table:table-cell table:formula="of:=[.O81]-[.$O$81]" office:value-type="float" office:value="0">
            <text:p>0,0000</text:p>
          </table:table-cell>
          <table:table-cell table:formula="of:=[.P81]/[.$P$83]" office:value-type="float" office:value="0">
            <text:p>0,0000</text:p>
          </table:table-cell>
          <table:table-cell/>
          <table:table-cell office:value-type="float" office:value="1">
            <text:p>1,0000</text:p>
          </table:table-cell>
          <table:table-cell table:formula="of:=[.S81]*[.Q81]" office:value-type="float" office:value="0">
            <text:p>0,0000</text:p>
          </table:table-cell>
          <table:table-cell/>
          <table:table-cell table:formula="of:=[.V80]-1/79" office:value-type="float" office:value="1.35655375821386E-015">
            <text:p>0,0000</text:p>
          </table:table-cell>
          <table:table-cell table:formula="of:=[.V81]*[.$Q81]" office:value-type="float" office:value="0">
            <text:p>0,0000</text:p>
          </table:table-cell>
          <table:table-cell/>
          <table:table-cell table:formula="of:=[.Y80]+1/79" office:value-type="float" office:value="0.999999999999999">
            <text:p>1,0000</text:p>
          </table:table-cell>
          <table:table-cell table:formula="of:=[.Y81]*[.$Q81]" office:value-type="float" office:value="0">
            <text:p>0,0000</text:p>
          </table:table-cell>
          <table:table-cell table:number-columns-repeated="998"/>
        </table:table-row>
        <table:table-row table:style-name="ro3">
          <table:table-cell table:number-columns-repeated="5"/>
          <table:table-cell table:formula="of:=AVERAGE([.F2:.F81])" office:value-type="float" office:value="0.54737847222222">
            <text:p>0,5474</text:p>
          </table:table-cell>
          <table:table-cell table:number-columns-repeated="6"/>
          <table:table-cell table:formula="of:=AVERAGE([.M2:.M81])" office:value-type="float" office:value="-0.725260416666662">
            <text:p>-0,7253</text:p>
          </table:table-cell>
          <table:table-cell/>
          <table:table-cell table:formula="of:=AVERAGE([.O2:.O81])" office:value-type="float" office:value="-1.09184027777777">
            <text:p>-1,0918</text:p>
          </table:table-cell>
          <table:table-cell table:formula="of:=AVERAGE([.P2:.P81])" office:value-type="float" office:value="5.32711197916664">
            <text:p>5,3271</text:p>
          </table:table-cell>
          <table:table-cell table:formula="of:=AVERAGE([.Q2:.Q81])" office:value-type="float" office:value="0.0125">
            <text:p>0,0125</text:p>
          </table:table-cell>
          <table:table-cell/>
          <table:table-cell table:style-name="ce1" office:value-type="string">
            <text:p>Pixel res strech :</text:p>
          </table:table-cell>
          <table:table-cell table:formula="of:=SUM([.T2:.T81])/[.$Q$83]" office:value-type="float" office:value="1">
            <text:p>1,0000</text:p>
          </table:table-cell>
          <table:table-cell table:number-columns-repeated="2"/>
          <table:table-cell table:formula="of:=SUM([.W2:.W81])/[.$Q$83]" office:value-type="float" office:value="0.606685067325795">
            <text:p>0,6067</text:p>
          </table:table-cell>
          <table:table-cell table:number-columns-repeated="2"/>
          <table:table-cell table:formula="of:=SUM([.Z2:.Z81])/[.$Q$83]" office:value-type="float" office:value="0.393314932674207">
            <text:p>0,3933</text:p>
          </table:table-cell>
          <table:table-cell table:number-columns-repeated="998"/>
        </table:table-row>
        <table:table-row table:style-name="ro3">
          <table:table-cell table:number-columns-repeated="5"/>
          <table:table-cell table:formula="of:=SUM([.F2:.F81])" office:value-type="float" office:value="43.7902777777776">
            <text:p>43,7903</text:p>
          </table:table-cell>
          <table:table-cell table:number-columns-repeated="6"/>
          <table:table-cell table:formula="of:=SUM([.M2:.M81])" office:value-type="float" office:value="-58.020833333333">
            <text:p>-58,0208</text:p>
          </table:table-cell>
          <table:table-cell/>
          <table:table-cell table:formula="of:=SUM([.O2:.O81])" office:value-type="float" office:value="-87.3472222222218">
            <text:p>-87,3472</text:p>
          </table:table-cell>
          <table:table-cell table:formula="of:=SUM([.P2:.P81])" office:value-type="float" office:value="426.168958333331">
            <text:p>426,1690</text:p>
          </table:table-cell>
          <table:table-cell table:formula="of:=SUM([.Q2:.Q81])" office:value-type="float" office:value="1">
            <text:p>1,0000</text:p>
          </table:table-cell>
          <table:table-cell/>
          <table:table-cell table:style-name="ce4" office:value-type="string">
            <text:p>Ok zone entièrement blanche le pixel reste blanc</text:p>
          </table:table-cell>
          <table:table-cell table:style-name="Default"/>
          <table:table-cell table:style-name="ce4"/>
          <table:table-cell table:style-name="ce4" office:value-type="string">
            <text:p>Ok zone dégradée Blanc → Noir pixel gris clair</text:p>
          </table:table-cell>
          <table:table-cell table:number-columns-repeated="2"/>
          <table:table-cell table:style-name="ce4" office:value-type="string">
            <text:p>Ok zone dégradée Noir → Blanc pixel gris foncé</text:p>
          </table:table-cell>
          <table:table-cell table:number-columns-repeated="999"/>
        </table:table-row>
        <table:table-row table:style-name="ro2" table:number-rows-repeated="65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/10/2017</text:date>, <text:time>15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0-26T13:21:50.63</meta:creation-date>
    <dc:date>2017-10-26T15:07:33.43</dc:date>
    <meta:editing-duration>PT01H45M41S</meta:editing-duration>
    <meta:editing-cycles>6</meta:editing-cycles>
    <meta:generator>OpenOffice.org/3.1$Win32 OpenOffice.org_project/310m11$Build-9399</meta:generator>
    <meta:document-statistic meta:table-count="3" meta:cell-count="16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terpolation="b-splin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601cm" svg:height="6.753cm" chart:class="chart:line" chart:style-name="ch1">
        <chart:plot-area chart:style-name="ch2" table:cell-range-address="Feuille1.A2:Feuille1.A81 Feuille1.P2:Feuille1.P81" chart:data-source-has-labels="column" svg:x="-0.001cm" svg:y="0.163cm" svg:width="24.105cm" svg:height="6.345cm">
          <chart:axis chart:dimension="x" chart:name="primary-x" chart:style-name="ch3">
            <chart:categories table:cell-range-address="Feuille1.A2:Feuille1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P2:Feuille1.P81" chart:class="chart:line"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81">0,0000</text:p>
              </table:table-cell>
              <table:table-cell office:value-type="float" office:value="7.3078411458333">
                <text:p text:id="Feuille1.P2:Feuille1.P81">7.3078411458333</text:p>
              </table:table-cell>
            </table:table-row>
            <table:table-row>
              <table:table-cell office:value-type="string">
                <text:p>0,0250</text:p>
              </table:table-cell>
              <table:table-cell office:value-type="float" office:value="7.30660937499997">
                <text:p>7.30660937499997</text:p>
              </table:table-cell>
            </table:table-row>
            <table:table-row>
              <table:table-cell office:value-type="string">
                <text:p>0,0500</text:p>
              </table:table-cell>
              <table:table-cell office:value-type="float" office:value="7.30298697916664">
                <text:p>7.30298697916664</text:p>
              </table:table-cell>
            </table:table-row>
            <table:table-row>
              <table:table-cell office:value-type="string">
                <text:p>0,0750</text:p>
              </table:table-cell>
              <table:table-cell office:value-type="float" office:value="7.2970833333333">
                <text:p>7.2970833333333</text:p>
              </table:table-cell>
            </table:table-row>
            <table:table-row>
              <table:table-cell office:value-type="string">
                <text:p>0,1000</text:p>
              </table:table-cell>
              <table:table-cell office:value-type="float" office:value="7.28900781249997">
                <text:p>7.28900781249997</text:p>
              </table:table-cell>
            </table:table-row>
            <table:table-row>
              <table:table-cell office:value-type="string">
                <text:p>0,1250</text:p>
              </table:table-cell>
              <table:table-cell office:value-type="float" office:value="7.27886979166664">
                <text:p>7.27886979166664</text:p>
              </table:table-cell>
            </table:table-row>
            <table:table-row>
              <table:table-cell office:value-type="string">
                <text:p>0,1500</text:p>
              </table:table-cell>
              <table:table-cell office:value-type="float" office:value="7.2667786458333">
                <text:p>7.2667786458333</text:p>
              </table:table-cell>
            </table:table-row>
            <table:table-row>
              <table:table-cell office:value-type="string">
                <text:p>0,1750</text:p>
              </table:table-cell>
              <table:table-cell office:value-type="float" office:value="7.25284374999997">
                <text:p>7.25284374999997</text:p>
              </table:table-cell>
            </table:table-row>
            <table:table-row>
              <table:table-cell office:value-type="string">
                <text:p>0,2000</text:p>
              </table:table-cell>
              <table:table-cell office:value-type="float" office:value="7.23717447916664">
                <text:p>7.23717447916664</text:p>
              </table:table-cell>
            </table:table-row>
            <table:table-row>
              <table:table-cell office:value-type="string">
                <text:p>0,2250</text:p>
              </table:table-cell>
              <table:table-cell office:value-type="float" office:value="7.2198802083333">
                <text:p>7.2198802083333</text:p>
              </table:table-cell>
            </table:table-row>
            <table:table-row>
              <table:table-cell office:value-type="string">
                <text:p>0,2500</text:p>
              </table:table-cell>
              <table:table-cell office:value-type="float" office:value="7.20107031249997">
                <text:p>7.20107031249997</text:p>
              </table:table-cell>
            </table:table-row>
            <table:table-row>
              <table:table-cell office:value-type="string">
                <text:p>0,2750</text:p>
              </table:table-cell>
              <table:table-cell office:value-type="float" office:value="7.18085416666664">
                <text:p>7.18085416666664</text:p>
              </table:table-cell>
            </table:table-row>
            <table:table-row>
              <table:table-cell office:value-type="string">
                <text:p>0,3000</text:p>
              </table:table-cell>
              <table:table-cell office:value-type="float" office:value="7.1593411458333">
                <text:p>7.1593411458333</text:p>
              </table:table-cell>
            </table:table-row>
            <table:table-row>
              <table:table-cell office:value-type="string">
                <text:p>0,3250</text:p>
              </table:table-cell>
              <table:table-cell office:value-type="float" office:value="7.13664062499997">
                <text:p>7.13664062499997</text:p>
              </table:table-cell>
            </table:table-row>
            <table:table-row>
              <table:table-cell office:value-type="string">
                <text:p>0,3500</text:p>
              </table:table-cell>
              <table:table-cell office:value-type="float" office:value="7.11286197916664">
                <text:p>7.11286197916664</text:p>
              </table:table-cell>
            </table:table-row>
            <table:table-row>
              <table:table-cell office:value-type="string">
                <text:p>0,3750</text:p>
              </table:table-cell>
              <table:table-cell office:value-type="float" office:value="7.0881145833333">
                <text:p>7.0881145833333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7.06250781249997">
                <text:p>7.06250781249997</text:p>
              </table:table-cell>
            </table:table-row>
            <table:table-row>
              <table:table-cell office:value-type="string">
                <text:p>0,4250</text:p>
              </table:table-cell>
              <table:table-cell office:value-type="float" office:value="7.03615104166664">
                <text:p>7.03615104166664</text:p>
              </table:table-cell>
            </table:table-row>
            <table:table-row>
              <table:table-cell office:value-type="string">
                <text:p>0,4500</text:p>
              </table:table-cell>
              <table:table-cell office:value-type="float" office:value="7.0091536458333">
                <text:p>7.0091536458333</text:p>
              </table:table-cell>
            </table:table-row>
            <table:table-row>
              <table:table-cell office:value-type="string">
                <text:p>0,4750</text:p>
              </table:table-cell>
              <table:table-cell office:value-type="float" office:value="6.98162499999997">
                <text:p>6.98162499999997</text:p>
              </table:table-cell>
            </table:table-row>
            <table:table-row>
              <table:table-cell office:value-type="string">
                <text:p>0,5000</text:p>
              </table:table-cell>
              <table:table-cell office:value-type="float" office:value="6.95367447916664">
                <text:p>6.95367447916664</text:p>
              </table:table-cell>
            </table:table-row>
            <table:table-row>
              <table:table-cell office:value-type="string">
                <text:p>0,5250</text:p>
              </table:table-cell>
              <table:table-cell office:value-type="float" office:value="6.9254114583333">
                <text:p>6.9254114583333</text:p>
              </table:table-cell>
            </table:table-row>
            <table:table-row>
              <table:table-cell office:value-type="string">
                <text:p>0,5500</text:p>
              </table:table-cell>
              <table:table-cell office:value-type="float" office:value="6.89694531249997">
                <text:p>6.89694531249997</text:p>
              </table:table-cell>
            </table:table-row>
            <table:table-row>
              <table:table-cell office:value-type="string">
                <text:p>0,5750</text:p>
              </table:table-cell>
              <table:table-cell office:value-type="float" office:value="6.86838541666664">
                <text:p>6.86838541666664</text:p>
              </table:table-cell>
            </table:table-row>
            <table:table-row>
              <table:table-cell office:value-type="string">
                <text:p>0,6000</text:p>
              </table:table-cell>
              <table:table-cell office:value-type="float" office:value="6.8398411458333">
                <text:p>6.8398411458333</text:p>
              </table:table-cell>
            </table:table-row>
            <table:table-row>
              <table:table-cell office:value-type="string">
                <text:p>0,6250</text:p>
              </table:table-cell>
              <table:table-cell office:value-type="float" office:value="6.81142187499997">
                <text:p>6.81142187499997</text:p>
              </table:table-cell>
            </table:table-row>
            <table:table-row>
              <table:table-cell office:value-type="string">
                <text:p>0,6500</text:p>
              </table:table-cell>
              <table:table-cell office:value-type="float" office:value="6.78323697916664">
                <text:p>6.78323697916664</text:p>
              </table:table-cell>
            </table:table-row>
            <table:table-row>
              <table:table-cell office:value-type="string">
                <text:p>0,6750</text:p>
              </table:table-cell>
              <table:table-cell office:value-type="float" office:value="6.7553958333333">
                <text:p>6.7553958333333</text:p>
              </table:table-cell>
            </table:table-row>
            <table:table-row>
              <table:table-cell office:value-type="string">
                <text:p>0,7000</text:p>
              </table:table-cell>
              <table:table-cell office:value-type="float" office:value="6.72800781249997">
                <text:p>6.72800781249997</text:p>
              </table:table-cell>
            </table:table-row>
            <table:table-row>
              <table:table-cell office:value-type="string">
                <text:p>0,7250</text:p>
              </table:table-cell>
              <table:table-cell office:value-type="float" office:value="6.70118229166664">
                <text:p>6.70118229166664</text:p>
              </table:table-cell>
            </table:table-row>
            <table:table-row>
              <table:table-cell office:value-type="string">
                <text:p>0,7500</text:p>
              </table:table-cell>
              <table:table-cell office:value-type="float" office:value="6.6750286458333">
                <text:p>6.6750286458333</text:p>
              </table:table-cell>
            </table:table-row>
            <table:table-row>
              <table:table-cell office:value-type="string">
                <text:p>0,7750</text:p>
              </table:table-cell>
              <table:table-cell office:value-type="float" office:value="6.64965624999997">
                <text:p>6.64965624999997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6.62517447916664">
                <text:p>6.62517447916664</text:p>
              </table:table-cell>
            </table:table-row>
            <table:table-row>
              <table:table-cell office:value-type="string">
                <text:p>0,8250</text:p>
              </table:table-cell>
              <table:table-cell office:value-type="float" office:value="6.6016927083333">
                <text:p>6.6016927083333</text:p>
              </table:table-cell>
            </table:table-row>
            <table:table-row>
              <table:table-cell office:value-type="string">
                <text:p>0,8500</text:p>
              </table:table-cell>
              <table:table-cell office:value-type="float" office:value="6.57932031249997">
                <text:p>6.57932031249997</text:p>
              </table:table-cell>
            </table:table-row>
            <table:table-row>
              <table:table-cell office:value-type="string">
                <text:p>0,8750</text:p>
              </table:table-cell>
              <table:table-cell office:value-type="float" office:value="6.55816666666664">
                <text:p>6.55816666666664</text:p>
              </table:table-cell>
            </table:table-row>
            <table:table-row>
              <table:table-cell office:value-type="string">
                <text:p>0,9000</text:p>
              </table:table-cell>
              <table:table-cell office:value-type="float" office:value="6.5383411458333">
                <text:p>6.5383411458333</text:p>
              </table:table-cell>
            </table:table-row>
            <table:table-row>
              <table:table-cell office:value-type="string">
                <text:p>0,9250</text:p>
              </table:table-cell>
              <table:table-cell office:value-type="float" office:value="6.51995312499997">
                <text:p>6.51995312499997</text:p>
              </table:table-cell>
            </table:table-row>
            <table:table-row>
              <table:table-cell office:value-type="string">
                <text:p>0,9500</text:p>
              </table:table-cell>
              <table:table-cell office:value-type="float" office:value="6.50311197916664">
                <text:p>6.50311197916664</text:p>
              </table:table-cell>
            </table:table-row>
            <table:table-row>
              <table:table-cell office:value-type="string">
                <text:p>0,9750</text:p>
              </table:table-cell>
              <table:table-cell office:value-type="float" office:value="6.4879270833333">
                <text:p>6.4879270833333</text:p>
              </table:table-cell>
            </table:table-row>
            <table:table-row>
              <table:table-cell office:value-type="string">
                <text:p>1,0000</text:p>
              </table:table-cell>
              <table:table-cell office:value-type="float" office:value="6.47450781249997">
                <text:p>6.47450781249997</text:p>
              </table:table-cell>
            </table:table-row>
            <table:table-row>
              <table:table-cell office:value-type="string">
                <text:p>1,0250</text:p>
              </table:table-cell>
              <table:table-cell office:value-type="float" office:value="6.37710590277775">
                <text:p>6.37710590277775</text:p>
              </table:table-cell>
            </table:table-row>
            <table:table-row>
              <table:table-cell office:value-type="string">
                <text:p>1,0500</text:p>
              </table:table-cell>
              <table:table-cell office:value-type="float" office:value="6.27654253472219">
                <text:p>6.27654253472219</text:p>
              </table:table-cell>
            </table:table-row>
            <table:table-row>
              <table:table-cell office:value-type="string">
                <text:p>1,0750</text:p>
              </table:table-cell>
              <table:table-cell office:value-type="float" office:value="6.17278124999997">
                <text:p>6.17278124999997</text:p>
              </table:table-cell>
            </table:table-row>
            <table:table-row>
              <table:table-cell office:value-type="string">
                <text:p>1,1000</text:p>
              </table:table-cell>
              <table:table-cell office:value-type="float" office:value="6.06578559027775">
                <text:p>6.06578559027775</text:p>
              </table:table-cell>
            </table:table-row>
            <table:table-row>
              <table:table-cell office:value-type="string">
                <text:p>1,1250</text:p>
              </table:table-cell>
              <table:table-cell office:value-type="float" office:value="5.95551909722219">
                <text:p>5.95551909722219</text:p>
              </table:table-cell>
            </table:table-row>
            <table:table-row>
              <table:table-cell office:value-type="string">
                <text:p>1,1500</text:p>
              </table:table-cell>
              <table:table-cell office:value-type="float" office:value="5.84194531249997">
                <text:p>5.84194531249997</text:p>
              </table:table-cell>
            </table:table-row>
            <table:table-row>
              <table:table-cell office:value-type="string">
                <text:p>1,1750</text:p>
              </table:table-cell>
              <table:table-cell office:value-type="float" office:value="5.72502777777775">
                <text:p>5.72502777777775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5.60473003472219">
                <text:p>5.60473003472219</text:p>
              </table:table-cell>
            </table:table-row>
            <table:table-row>
              <table:table-cell office:value-type="string">
                <text:p>1,2250</text:p>
              </table:table-cell>
              <table:table-cell office:value-type="float" office:value="5.48101562499997">
                <text:p>5.48101562499997</text:p>
              </table:table-cell>
            </table:table-row>
            <table:table-row>
              <table:table-cell office:value-type="string">
                <text:p>1,2500</text:p>
              </table:table-cell>
              <table:table-cell office:value-type="float" office:value="5.35384809027775">
                <text:p>5.35384809027775</text:p>
              </table:table-cell>
            </table:table-row>
            <table:table-row>
              <table:table-cell office:value-type="string">
                <text:p>1,2750</text:p>
              </table:table-cell>
              <table:table-cell office:value-type="float" office:value="5.22319097222219">
                <text:p>5.22319097222219</text:p>
              </table:table-cell>
            </table:table-row>
            <table:table-row>
              <table:table-cell office:value-type="string">
                <text:p>1,3000</text:p>
              </table:table-cell>
              <table:table-cell office:value-type="float" office:value="5.08900781249997">
                <text:p>5.08900781249997</text:p>
              </table:table-cell>
            </table:table-row>
            <table:table-row>
              <table:table-cell office:value-type="string">
                <text:p>1,3250</text:p>
              </table:table-cell>
              <table:table-cell office:value-type="float" office:value="4.95126215277775">
                <text:p>4.95126215277775</text:p>
              </table:table-cell>
            </table:table-row>
            <table:table-row>
              <table:table-cell office:value-type="string">
                <text:p>1,3500</text:p>
              </table:table-cell>
              <table:table-cell office:value-type="float" office:value="4.8099175347222">
                <text:p>4.8099175347222</text:p>
              </table:table-cell>
            </table:table-row>
            <table:table-row>
              <table:table-cell office:value-type="string">
                <text:p>1,3750</text:p>
              </table:table-cell>
              <table:table-cell office:value-type="float" office:value="4.66493749999998">
                <text:p>4.66493749999998</text:p>
              </table:table-cell>
            </table:table-row>
            <table:table-row>
              <table:table-cell office:value-type="string">
                <text:p>1,4000</text:p>
              </table:table-cell>
              <table:table-cell office:value-type="float" office:value="4.51628559027775">
                <text:p>4.51628559027775</text:p>
              </table:table-cell>
            </table:table-row>
            <table:table-row>
              <table:table-cell office:value-type="string">
                <text:p>1,4250</text:p>
              </table:table-cell>
              <table:table-cell office:value-type="float" office:value="4.3639253472222">
                <text:p>4.3639253472222</text:p>
              </table:table-cell>
            </table:table-row>
            <table:table-row>
              <table:table-cell office:value-type="string">
                <text:p>1,4500</text:p>
              </table:table-cell>
              <table:table-cell office:value-type="float" office:value="4.20782031249998">
                <text:p>4.20782031249998</text:p>
              </table:table-cell>
            </table:table-row>
            <table:table-row>
              <table:table-cell office:value-type="string">
                <text:p>1,4750</text:p>
              </table:table-cell>
              <table:table-cell office:value-type="float" office:value="4.04793402777776">
                <text:p>4.04793402777776</text:p>
              </table:table-cell>
            </table:table-row>
            <table:table-row>
              <table:table-cell office:value-type="string">
                <text:p>1,5000</text:p>
              </table:table-cell>
              <table:table-cell office:value-type="float" office:value="3.8842300347222">
                <text:p>3.8842300347222</text:p>
              </table:table-cell>
            </table:table-row>
            <table:table-row>
              <table:table-cell office:value-type="string">
                <text:p>1,5250</text:p>
              </table:table-cell>
              <table:table-cell office:value-type="float" office:value="3.71667187499998">
                <text:p>3.71667187499998</text:p>
              </table:table-cell>
            </table:table-row>
            <table:table-row>
              <table:table-cell office:value-type="string">
                <text:p>1,5500</text:p>
              </table:table-cell>
              <table:table-cell office:value-type="float" office:value="3.54522309027776">
                <text:p>3.54522309027776</text:p>
              </table:table-cell>
            </table:table-row>
            <table:table-row>
              <table:table-cell office:value-type="string">
                <text:p>1,5750</text:p>
              </table:table-cell>
              <table:table-cell office:value-type="float" office:value="3.3698472222222">
                <text:p>3.3698472222222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3.19050781249998">
                <text:p>3.19050781249998</text:p>
              </table:table-cell>
            </table:table-row>
            <table:table-row>
              <table:table-cell office:value-type="string">
                <text:p>1,6250</text:p>
              </table:table-cell>
              <table:table-cell office:value-type="float" office:value="3.00716840277776">
                <text:p>3.00716840277776</text:p>
              </table:table-cell>
            </table:table-row>
            <table:table-row>
              <table:table-cell office:value-type="string">
                <text:p>1,6500</text:p>
              </table:table-cell>
              <table:table-cell office:value-type="float" office:value="2.81979253472221">
                <text:p>2.81979253472221</text:p>
              </table:table-cell>
            </table:table-row>
            <table:table-row>
              <table:table-cell office:value-type="string">
                <text:p>1,6750</text:p>
              </table:table-cell>
              <table:table-cell office:value-type="float" office:value="2.62834374999998">
                <text:p>2.62834374999998</text:p>
              </table:table-cell>
            </table:table-row>
            <table:table-row>
              <table:table-cell office:value-type="string">
                <text:p>1,7000</text:p>
              </table:table-cell>
              <table:table-cell office:value-type="float" office:value="2.43278559027776">
                <text:p>2.43278559027776</text:p>
              </table:table-cell>
            </table:table-row>
            <table:table-row>
              <table:table-cell office:value-type="string">
                <text:p>1,7250</text:p>
              </table:table-cell>
              <table:table-cell office:value-type="float" office:value="2.23308159722221">
                <text:p>2.23308159722221</text:p>
              </table:table-cell>
            </table:table-row>
            <table:table-row>
              <table:table-cell office:value-type="string">
                <text:p>1,7500</text:p>
              </table:table-cell>
              <table:table-cell office:value-type="float" office:value="2.02919531249999">
                <text:p>2.02919531249999</text:p>
              </table:table-cell>
            </table:table-row>
            <table:table-row>
              <table:table-cell office:value-type="string">
                <text:p>1,7750</text:p>
              </table:table-cell>
              <table:table-cell office:value-type="float" office:value="1.82109027777777">
                <text:p>1.82109027777777</text:p>
              </table:table-cell>
            </table:table-row>
            <table:table-row>
              <table:table-cell office:value-type="string">
                <text:p>1,8000</text:p>
              </table:table-cell>
              <table:table-cell office:value-type="float" office:value="1.60873003472221">
                <text:p>1.60873003472221</text:p>
              </table:table-cell>
            </table:table-row>
            <table:table-row>
              <table:table-cell office:value-type="string">
                <text:p>1,8250</text:p>
              </table:table-cell>
              <table:table-cell office:value-type="float" office:value="1.39207812499999">
                <text:p>1.39207812499999</text:p>
              </table:table-cell>
            </table:table-row>
            <table:table-row>
              <table:table-cell office:value-type="string">
                <text:p>1,8500</text:p>
              </table:table-cell>
              <table:table-cell office:value-type="float" office:value="1.17109809027777">
                <text:p>1.17109809027777</text:p>
              </table:table-cell>
            </table:table-row>
            <table:table-row>
              <table:table-cell office:value-type="string">
                <text:p>1,8750</text:p>
              </table:table-cell>
              <table:table-cell office:value-type="float" office:value="0.945753472222217">
                <text:p>0.945753472222217</text:p>
              </table:table-cell>
            </table:table-row>
            <table:table-row>
              <table:table-cell office:value-type="string">
                <text:p>1,9000</text:p>
              </table:table-cell>
              <table:table-cell office:value-type="float" office:value="0.716007812499996">
                <text:p>0.716007812499996</text:p>
              </table:table-cell>
            </table:table-row>
            <table:table-row>
              <table:table-cell office:value-type="string">
                <text:p>1,9250</text:p>
              </table:table-cell>
              <table:table-cell office:value-type="float" office:value="0.481824652777773">
                <text:p>0.481824652777773</text:p>
              </table:table-cell>
            </table:table-row>
            <table:table-row>
              <table:table-cell office:value-type="string">
                <text:p>1,9500</text:p>
              </table:table-cell>
              <table:table-cell office:value-type="float" office:value="0.243167534722221">
                <text:p>0.243167534722221</text:p>
              </table:table-cell>
            </table:table-row>
            <table:table-row>
              <table:table-cell office:value-type="string">
                <text:p>1,97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